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P3" style:parent-style-name="Normal" style:family="paragraph">
      <style:text-properties fo:color="#000000" fo:font-size="13.5pt" style:font-size-asian="13.5pt" style:font-size-complex="13.5pt" fo:language="en" fo:country="US"/>
    </style:style>
    <style:style style:name="T4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36" style:parent-style-name="Normal" style:family="paragraph">
      <style:text-properties fo:color="#000000" fo:font-size="13.5pt" style:font-size-asian="13.5pt" style:font-size-complex="13.5pt" fo:language="en" fo:country="US"/>
    </style:style>
    <style:style style:name="T37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3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48" style:parent-style-name="Normal" style:family="paragraph">
      <style:text-properties fo:color="#000000" fo:font-size="13.5pt" style:font-size-asian="13.5pt" style:font-size-complex="13.5pt" fo:language="en" fo:country="US"/>
    </style:style>
    <style:style style:name="T49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5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145" style:parent-style-name="Normal" style:family="paragraph">
      <style:text-properties fo:color="#000000" fo:font-size="13.5pt" style:font-size-asian="13.5pt" style:font-size-complex="13.5pt" fo:language="en" fo:country="US"/>
    </style:style>
    <style:style style:name="T146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P147" style:parent-style-name="Normal" style:family="paragraph">
      <style:text-properties fo:color="#000000" fo:font-size="13.5pt" style:font-size-asian="13.5pt" style:font-size-complex="13.5pt" fo:language="en" fo:country="US"/>
    </style:style>
    <style:style style:name="T14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178" style:parent-style-name="Normal" style:family="paragraph">
      <style:text-properties fo:color="#000000" fo:font-size="13.5pt" style:font-size-asian="13.5pt" style:font-size-complex="13.5pt" fo:language="en" fo:country="US"/>
    </style:style>
    <style:style style:name="T179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8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3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4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5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6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7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279" style:parent-style-name="Normal" style:family="paragraph">
      <style:text-properties fo:color="#000000" fo:font-size="13.5pt" style:font-size-asian="13.5pt" style:font-size-complex="13.5pt" fo:language="en" fo:country="US"/>
    </style:style>
    <style:style style:name="T280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28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8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9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306" style:parent-style-name="Normal" style:family="paragraph">
      <style:text-properties fo:color="#000000" fo:font-size="13.5pt" style:font-size-asian="13.5pt" style:font-size-complex="13.5pt" fo:language="en" fo:country="US"/>
    </style:style>
    <style:style style:name="T307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30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0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1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2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333" style:parent-style-name="Normal" style:family="paragraph">
      <style:text-properties fo:color="#000000" fo:font-size="13.5pt" style:font-size-asian="13.5pt" style:font-size-complex="13.5pt" fo:language="en" fo:country="US"/>
    </style:style>
    <style:style style:name="T334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33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3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4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5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6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375" style:parent-style-name="Normal" style:family="paragraph">
      <style:text-properties fo:color="#000000" fo:font-size="13.5pt" style:font-size-asian="13.5pt" style:font-size-complex="13.5pt" fo:language="en" fo:country="US"/>
    </style:style>
    <style:style style:name="T376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37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7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8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39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0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1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2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427" style:parent-style-name="Normal" style:family="paragraph">
      <style:text-properties fo:color="#000000" fo:font-size="13.5pt" style:font-size-asian="13.5pt" style:font-size-complex="13.5pt" fo:language="en" fo:country="US"/>
    </style:style>
    <style:style style:name="T428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42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3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4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449" style:parent-style-name="Normal" style:family="paragraph">
      <style:text-properties fo:color="#000000" fo:font-size="13.5pt" style:font-size-asian="13.5pt" style:font-size-complex="13.5pt" fo:language="en" fo:country="US"/>
    </style:style>
    <style:style style:name="T450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45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P456" style:parent-style-name="Normal" style:family="paragraph">
      <style:text-properties fo:color="#000000" fo:font-size="13.5pt" style:font-size-asian="13.5pt" style:font-size-complex="13.5pt" fo:language="en" fo:country="US"/>
    </style:style>
    <style:style style:name="T457" style:parent-style-name="DefaultParagraphFon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45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5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3" style:parent-style-name="DefaultParagraphFont" style:family="text">
      <style:text-properties fo:font-size="8pt" style:font-size-asian="8pt" style:font-size-complex="8pt" fo:language="en" fo:country="US"/>
    </style:style>
    <style:style style:name="P464" style:parent-style-name="Normal" style:family="paragraph">
      <style:text-properties fo:color="#000000" fo:font-size="13.5pt" style:font-size-asian="13.5pt" style:font-size-complex="13.5pt" fo:language="en" fo:country="US"/>
    </style:style>
    <style:style style:name="P465" style:parent-style-name="Normal" style:family="paragraph">
      <style:paragraph-properties fo:break-before="page"/>
      <style:text-properties fo:hyphenate="true"/>
    </style:style>
    <style:style style:name="T466" style:parent-style-name="DefaultParagraphFont" style:family="text">
      <style:text-properties fo:font-size="8pt" style:font-size-asian="8pt" style:font-size-complex="8pt" fo:language="en" fo:country="US"/>
    </style:style>
    <style:style style:name="T467" style:parent-style-name="apple-tab-span" style:family="text">
      <style:text-properties fo:font-size="8pt" style:font-size-asian="8pt" style:font-size-complex="8pt" fo:language="en" fo:country="US"/>
    </style:style>
    <style:style style:name="T46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69" style:parent-style-name="DefaultParagraphFont" style:family="text">
      <style:text-properties fo:font-size="8pt" style:font-size-asian="8pt" style:font-size-complex="8pt" fo:language="en" fo:country="US"/>
    </style:style>
    <style:style style:name="T470" style:parent-style-name="apple-tab-span" style:family="text">
      <style:text-properties fo:font-size="8pt" style:font-size-asian="8pt" style:font-size-complex="8pt" fo:language="en" fo:country="US"/>
    </style:style>
    <style:style style:name="T471" style:parent-style-name="DefaultParagraphFont" style:family="text">
      <style:text-properties fo:font-size="8pt" style:font-size-asian="8pt" style:font-size-complex="8pt" fo:language="en" fo:country="US"/>
    </style:style>
    <style:style style:name="T47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73" style:parent-style-name="DefaultParagraphFont" style:family="text">
      <style:text-properties fo:font-size="8pt" style:font-size-asian="8pt" style:font-size-complex="8pt" fo:language="en" fo:country="US"/>
    </style:style>
    <style:style style:name="T4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75" style:parent-style-name="DefaultParagraphFont" style:family="text">
      <style:text-properties fo:font-size="8pt" style:font-size-asian="8pt" style:font-size-complex="8pt" fo:language="en" fo:country="US"/>
    </style:style>
    <style:style style:name="T47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7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47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7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48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81" style:parent-style-name="DefaultParagraphFont" style:family="text">
      <style:text-properties fo:font-size="8pt" style:font-size-asian="8pt" style:font-size-complex="8pt" fo:language="en" fo:country="US"/>
    </style:style>
    <style:style style:name="T48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83" style:parent-style-name="DefaultParagraphFont" style:family="text">
      <style:text-properties fo:font-size="8pt" style:font-size-asian="8pt" style:font-size-complex="8pt" fo:language="en" fo:country="US"/>
    </style:style>
    <style:style style:name="T48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8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486" style:parent-style-name="DefaultParagraphFont" style:family="text">
      <style:text-properties fo:font-size="8pt" style:font-size-asian="8pt" style:font-size-complex="8pt" fo:language="en" fo:country="US"/>
    </style:style>
    <style:style style:name="T487" style:parent-style-name="apple-tab-span" style:family="text">
      <style:text-properties fo:font-size="8pt" style:font-size-asian="8pt" style:font-size-complex="8pt" fo:language="en" fo:country="US"/>
    </style:style>
    <style:style style:name="T48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89" style:parent-style-name="DefaultParagraphFont" style:family="text">
      <style:text-properties fo:font-size="8pt" style:font-size-asian="8pt" style:font-size-complex="8pt" fo:language="en" fo:country="US"/>
    </style:style>
    <style:style style:name="T490" style:parent-style-name="apple-tab-span" style:family="text">
      <style:text-properties fo:font-size="8pt" style:font-size-asian="8pt" style:font-size-complex="8pt" fo:language="en" fo:country="US"/>
    </style:style>
    <style:style style:name="T491" style:parent-style-name="DefaultParagraphFont" style:family="text">
      <style:text-properties fo:font-size="8pt" style:font-size-asian="8pt" style:font-size-complex="8pt" fo:language="en" fo:country="US"/>
    </style:style>
    <style:style style:name="T49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493" style:parent-style-name="DefaultParagraphFont" style:family="text">
      <style:text-properties fo:font-size="8pt" style:font-size-asian="8pt" style:font-size-complex="8pt" fo:language="en" fo:country="US"/>
    </style:style>
    <style:style style:name="T49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95" style:parent-style-name="DefaultParagraphFont" style:family="text">
      <style:text-properties fo:font-size="8pt" style:font-size-asian="8pt" style:font-size-complex="8pt" fo:language="en" fo:country="US"/>
    </style:style>
    <style:style style:name="T49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9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49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9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0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01" style:parent-style-name="DefaultParagraphFont" style:family="text">
      <style:text-properties fo:font-size="8pt" style:font-size-asian="8pt" style:font-size-complex="8pt" fo:language="en" fo:country="US"/>
    </style:style>
    <style:style style:name="T50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03" style:parent-style-name="DefaultParagraphFont" style:family="text">
      <style:text-properties fo:font-size="8pt" style:font-size-asian="8pt" style:font-size-complex="8pt" fo:language="en" fo:country="US"/>
    </style:style>
    <style:style style:name="T504" style:parent-style-name="DefaultParagraphFont" style:family="text">
      <style:text-properties style:font-name="Arial" style:font-name-complex="Arial" fo:color="#000000" fo:language="en" fo:country="US"/>
    </style:style>
    <style:style style:name="T505" style:parent-style-name="DefaultParagraphFont" style:family="text">
      <style:text-properties fo:font-size="8pt" style:font-size-asian="8pt" style:font-size-complex="8pt" fo:language="en" fo:country="US"/>
    </style:style>
    <style:style style:name="T506" style:parent-style-name="apple-tab-span" style:family="text">
      <style:text-properties fo:font-size="8pt" style:font-size-asian="8pt" style:font-size-complex="8pt" fo:language="en" fo:country="US"/>
    </style:style>
    <style:style style:name="T50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08" style:parent-style-name="DefaultParagraphFont" style:family="text">
      <style:text-properties fo:font-size="8pt" style:font-size-asian="8pt" style:font-size-complex="8pt" fo:language="en" fo:country="US"/>
    </style:style>
    <style:style style:name="T509" style:parent-style-name="apple-tab-span" style:family="text">
      <style:text-properties fo:font-size="8pt" style:font-size-asian="8pt" style:font-size-complex="8pt" fo:language="en" fo:country="US"/>
    </style:style>
    <style:style style:name="T510" style:parent-style-name="DefaultParagraphFont" style:family="text">
      <style:text-properties fo:font-size="8pt" style:font-size-asian="8pt" style:font-size-complex="8pt" fo:language="en" fo:country="US"/>
    </style:style>
    <style:style style:name="T51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12" style:parent-style-name="DefaultParagraphFont" style:family="text">
      <style:text-properties fo:font-size="8pt" style:font-size-asian="8pt" style:font-size-complex="8pt" fo:language="en" fo:country="US"/>
    </style:style>
    <style:style style:name="T51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14" style:parent-style-name="DefaultParagraphFont" style:family="text">
      <style:text-properties fo:font-size="8pt" style:font-size-asian="8pt" style:font-size-complex="8pt" fo:language="en" fo:country="US"/>
    </style:style>
    <style:style style:name="T51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1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1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18" style:parent-style-name="DefaultParagraphFont" style:family="text">
      <style:text-properties fo:font-size="8pt" style:font-size-asian="8pt" style:font-size-complex="8pt" fo:language="en" fo:country="US"/>
    </style:style>
    <style:style style:name="T51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20" style:parent-style-name="DefaultParagraphFont" style:family="text">
      <style:text-properties fo:font-size="8pt" style:font-size-asian="8pt" style:font-size-complex="8pt" fo:language="en" fo:country="US"/>
    </style:style>
    <style:style style:name="T521" style:parent-style-name="DefaultParagraphFont" style:family="text">
      <style:text-properties style:font-name="Arial" style:font-name-complex="Arial" fo:color="#000000" fo:language="en" fo:country="US"/>
    </style:style>
    <style:style style:name="T52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2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24" style:parent-style-name="DefaultParagraphFont" style:family="text">
      <style:text-properties fo:font-size="8pt" style:font-size-asian="8pt" style:font-size-complex="8pt" fo:language="en" fo:country="US"/>
    </style:style>
    <style:style style:name="T525" style:parent-style-name="apple-tab-span" style:family="text">
      <style:text-properties fo:font-size="8pt" style:font-size-asian="8pt" style:font-size-complex="8pt" fo:language="en" fo:country="US"/>
    </style:style>
    <style:style style:name="T52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27" style:parent-style-name="DefaultParagraphFont" style:family="text">
      <style:text-properties fo:font-size="8pt" style:font-size-asian="8pt" style:font-size-complex="8pt" fo:language="en" fo:country="US"/>
    </style:style>
    <style:style style:name="T528" style:parent-style-name="apple-tab-span" style:family="text">
      <style:text-properties fo:font-size="8pt" style:font-size-asian="8pt" style:font-size-complex="8pt" fo:language="en" fo:country="US"/>
    </style:style>
    <style:style style:name="T529" style:parent-style-name="DefaultParagraphFont" style:family="text">
      <style:text-properties fo:font-size="8pt" style:font-size-asian="8pt" style:font-size-complex="8pt" fo:language="en" fo:country="US"/>
    </style:style>
    <style:style style:name="T53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31" style:parent-style-name="DefaultParagraphFont" style:family="text">
      <style:text-properties fo:font-size="8pt" style:font-size-asian="8pt" style:font-size-complex="8pt" fo:language="en" fo:country="US"/>
    </style:style>
    <style:style style:name="T53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33" style:parent-style-name="DefaultParagraphFont" style:family="text">
      <style:text-properties fo:font-size="8pt" style:font-size-asian="8pt" style:font-size-complex="8pt" fo:language="en" fo:country="US"/>
    </style:style>
    <style:style style:name="T5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3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3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3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3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39" style:parent-style-name="DefaultParagraphFont" style:family="text">
      <style:text-properties fo:font-size="8pt" style:font-size-asian="8pt" style:font-size-complex="8pt" fo:language="en" fo:country="US"/>
    </style:style>
    <style:style style:name="T54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41" style:parent-style-name="DefaultParagraphFont" style:family="text">
      <style:text-properties fo:font-size="8pt" style:font-size-asian="8pt" style:font-size-complex="8pt" fo:language="en" fo:country="US"/>
    </style:style>
    <style:style style:name="T542" style:parent-style-name="DefaultParagraphFont" style:family="text">
      <style:text-properties style:font-name="Arial" style:font-name-complex="Arial" fo:color="#000000" fo:language="en" fo:country="US"/>
    </style:style>
    <style:style style:name="T54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44" style:parent-style-name="DefaultParagraphFont" style:family="text">
      <style:text-properties fo:font-size="8pt" style:font-size-asian="8pt" style:font-size-complex="8pt" fo:language="en" fo:country="US"/>
    </style:style>
    <style:style style:name="T545" style:parent-style-name="apple-tab-span" style:family="text">
      <style:text-properties fo:font-size="8pt" style:font-size-asian="8pt" style:font-size-complex="8pt" fo:language="en" fo:country="US"/>
    </style:style>
    <style:style style:name="T54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47" style:parent-style-name="DefaultParagraphFont" style:family="text">
      <style:text-properties fo:font-size="8pt" style:font-size-asian="8pt" style:font-size-complex="8pt" fo:language="en" fo:country="US"/>
    </style:style>
    <style:style style:name="T548" style:parent-style-name="apple-tab-span" style:family="text">
      <style:text-properties fo:font-size="8pt" style:font-size-asian="8pt" style:font-size-complex="8pt" fo:language="en" fo:country="US"/>
    </style:style>
    <style:style style:name="T549" style:parent-style-name="DefaultParagraphFont" style:family="text">
      <style:text-properties fo:font-size="8pt" style:font-size-asian="8pt" style:font-size-complex="8pt" fo:language="en" fo:country="US"/>
    </style:style>
    <style:style style:name="T55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51" style:parent-style-name="DefaultParagraphFont" style:family="text">
      <style:text-properties fo:font-size="8pt" style:font-size-asian="8pt" style:font-size-complex="8pt" fo:language="en" fo:country="US"/>
    </style:style>
    <style:style style:name="T55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53" style:parent-style-name="DefaultParagraphFont" style:family="text">
      <style:text-properties fo:font-size="8pt" style:font-size-asian="8pt" style:font-size-complex="8pt" fo:language="en" fo:country="US"/>
    </style:style>
    <style:style style:name="T55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5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5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57" style:parent-style-name="DefaultParagraphFont" style:family="text">
      <style:text-properties fo:font-size="8pt" style:font-size-asian="8pt" style:font-size-complex="8pt" fo:language="en" fo:country="US"/>
    </style:style>
    <style:style style:name="T55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59" style:parent-style-name="DefaultParagraphFont" style:family="text">
      <style:text-properties fo:font-size="8pt" style:font-size-asian="8pt" style:font-size-complex="8pt" fo:language="en" fo:country="US"/>
    </style:style>
    <style:style style:name="T560" style:parent-style-name="DefaultParagraphFont" style:family="text">
      <style:text-properties style:font-name="Arial" style:font-name-complex="Arial" fo:color="#000000" fo:language="en" fo:country="US"/>
    </style:style>
    <style:style style:name="T56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62" style:parent-style-name="DefaultParagraphFont" style:family="text">
      <style:text-properties fo:font-size="8pt" style:font-size-asian="8pt" style:font-size-complex="8pt" fo:language="en" fo:country="US"/>
    </style:style>
    <style:style style:name="T563" style:parent-style-name="apple-tab-span" style:family="text">
      <style:text-properties fo:font-size="8pt" style:font-size-asian="8pt" style:font-size-complex="8pt" fo:language="en" fo:country="US"/>
    </style:style>
    <style:style style:name="T56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65" style:parent-style-name="DefaultParagraphFont" style:family="text">
      <style:text-properties fo:font-size="8pt" style:font-size-asian="8pt" style:font-size-complex="8pt" fo:language="en" fo:country="US"/>
    </style:style>
    <style:style style:name="T566" style:parent-style-name="apple-tab-span" style:family="text">
      <style:text-properties fo:font-size="8pt" style:font-size-asian="8pt" style:font-size-complex="8pt" fo:language="en" fo:country="US"/>
    </style:style>
    <style:style style:name="T567" style:parent-style-name="DefaultParagraphFont" style:family="text">
      <style:text-properties fo:font-size="8pt" style:font-size-asian="8pt" style:font-size-complex="8pt" fo:language="en" fo:country="US"/>
    </style:style>
    <style:style style:name="T56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69" style:parent-style-name="DefaultParagraphFont" style:family="text">
      <style:text-properties fo:font-size="8pt" style:font-size-asian="8pt" style:font-size-complex="8pt" fo:language="en" fo:country="US"/>
    </style:style>
    <style:style style:name="T57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71" style:parent-style-name="DefaultParagraphFont" style:family="text">
      <style:text-properties fo:font-size="8pt" style:font-size-asian="8pt" style:font-size-complex="8pt" fo:language="en" fo:country="US"/>
    </style:style>
    <style:style style:name="T57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7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7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7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77" style:parent-style-name="DefaultParagraphFont" style:family="text">
      <style:text-properties fo:font-size="8pt" style:font-size-asian="8pt" style:font-size-complex="8pt" fo:language="en" fo:country="US"/>
    </style:style>
    <style:style style:name="T57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79" style:parent-style-name="DefaultParagraphFont" style:family="text">
      <style:text-properties fo:font-size="8pt" style:font-size-asian="8pt" style:font-size-complex="8pt" fo:language="en" fo:country="US"/>
    </style:style>
    <style:style style:name="T580" style:parent-style-name="DefaultParagraphFont" style:family="text">
      <style:text-properties style:font-name="Arial" style:font-name-complex="Arial" fo:color="#000000" fo:language="en" fo:country="US"/>
    </style:style>
    <style:style style:name="T58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8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8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8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585" style:parent-style-name="Normal" style:family="paragraph">
      <style:paragraph-properties fo:break-before="page"/>
      <style:text-properties fo:hyphenate="true"/>
    </style:style>
    <style:style style:name="T586" style:parent-style-name="DefaultParagraphFont" style:family="text">
      <style:text-properties fo:font-size="8pt" style:font-size-asian="8pt" style:font-size-complex="8pt" fo:language="en" fo:country="US"/>
    </style:style>
    <style:style style:name="T587" style:parent-style-name="apple-tab-span" style:family="text">
      <style:text-properties fo:font-size="8pt" style:font-size-asian="8pt" style:font-size-complex="8pt" fo:language="en" fo:country="US"/>
    </style:style>
    <style:style style:name="T58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89" style:parent-style-name="DefaultParagraphFont" style:family="text">
      <style:text-properties fo:font-size="8pt" style:font-size-asian="8pt" style:font-size-complex="8pt" fo:language="en" fo:country="US"/>
    </style:style>
    <style:style style:name="T590" style:parent-style-name="apple-tab-span" style:family="text">
      <style:text-properties fo:font-size="8pt" style:font-size-asian="8pt" style:font-size-complex="8pt" fo:language="en" fo:country="US"/>
    </style:style>
    <style:style style:name="T591" style:parent-style-name="DefaultParagraphFont" style:family="text">
      <style:text-properties fo:font-size="8pt" style:font-size-asian="8pt" style:font-size-complex="8pt" fo:language="en" fo:country="US"/>
    </style:style>
    <style:style style:name="T59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593" style:parent-style-name="DefaultParagraphFont" style:family="text">
      <style:text-properties fo:font-size="8pt" style:font-size-asian="8pt" style:font-size-complex="8pt" fo:language="en" fo:country="US"/>
    </style:style>
    <style:style style:name="T59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95" style:parent-style-name="DefaultParagraphFont" style:family="text">
      <style:text-properties fo:font-size="8pt" style:font-size-asian="8pt" style:font-size-complex="8pt" fo:language="en" fo:country="US"/>
    </style:style>
    <style:style style:name="T59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9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59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99" style:parent-style-name="DefaultParagraphFont" style:family="text">
      <style:text-properties fo:font-size="8pt" style:font-size-asian="8pt" style:font-size-complex="8pt" fo:language="en" fo:country="US"/>
    </style:style>
    <style:style style:name="T60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01" style:parent-style-name="DefaultParagraphFont" style:family="text">
      <style:text-properties fo:font-size="8pt" style:font-size-asian="8pt" style:font-size-complex="8pt" fo:language="en" fo:country="US"/>
    </style:style>
    <style:style style:name="T60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0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0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0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06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60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0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0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1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1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1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13" style:parent-style-name="DefaultParagraphFont" style:family="text">
      <style:text-properties fo:font-size="8pt" style:font-size-asian="8pt" style:font-size-complex="8pt" fo:language="en" fo:country="US"/>
    </style:style>
    <style:style style:name="T61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15" style:parent-style-name="DefaultParagraphFont" style:family="text">
      <style:text-properties fo:font-size="8pt" style:font-size-asian="8pt" style:font-size-complex="8pt" fo:language="en" fo:country="US"/>
    </style:style>
    <style:style style:name="T61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1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1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19" style:parent-style-name="DefaultParagraphFont" style:family="text">
      <style:text-properties fo:font-size="8pt" style:font-size-asian="8pt" style:font-size-complex="8pt" fo:language="en" fo:country="US"/>
    </style:style>
    <style:style style:name="T62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21" style:parent-style-name="DefaultParagraphFont" style:family="text">
      <style:text-properties fo:font-size="8pt" style:font-size-asian="8pt" style:font-size-complex="8pt" fo:language="en" fo:country="US"/>
    </style:style>
    <style:style style:name="T622" style:parent-style-name="DefaultParagraphFont" style:family="text">
      <style:text-properties style:font-name="Arial" style:font-name-complex="Arial" fo:color="#000000" fo:language="en" fo:country="US"/>
    </style:style>
    <style:style style:name="T62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24" style:parent-style-name="apple-tab-span" style:family="text">
      <style:text-properties fo:font-size="8pt" style:font-size-asian="8pt" style:font-size-complex="8pt" fo:language="en" fo:country="US"/>
    </style:style>
    <style:style style:name="T6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2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2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2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2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630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 fo:hyphenate="true"/>
    </style:style>
    <style:style style:name="T63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63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3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3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3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36" style:parent-style-name="DefaultParagraphFont" style:family="text">
      <style:text-properties fo:font-size="8pt" style:font-size-asian="8pt" style:font-size-complex="8pt" fo:language="en" fo:country="US"/>
    </style:style>
    <style:style style:name="T63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38" style:parent-style-name="DefaultParagraphFont" style:family="text">
      <style:text-properties fo:font-size="8pt" style:font-size-asian="8pt" style:font-size-complex="8pt" fo:language="en" fo:country="US"/>
    </style:style>
    <style:style style:name="T63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40" style:parent-style-name="DefaultParagraphFont" style:family="text">
      <style:text-properties fo:font-size="8pt" style:font-size-asian="8pt" style:font-size-complex="8pt" fo:language="en" fo:country="US"/>
    </style:style>
    <style:style style:name="T64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4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4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44" style:parent-style-name="DefaultParagraphFont" style:family="text">
      <style:text-properties fo:font-size="8pt" style:font-size-asian="8pt" style:font-size-complex="8pt" fo:language="en" fo:country="US"/>
    </style:style>
    <style:style style:name="T64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46" style:parent-style-name="DefaultParagraphFont" style:family="text">
      <style:text-properties fo:font-size="8pt" style:font-size-asian="8pt" style:font-size-complex="8pt" fo:language="en" fo:country="US"/>
    </style:style>
    <style:style style:name="T647" style:parent-style-name="DefaultParagraphFont" style:family="text">
      <style:text-properties style:font-name="Arial" style:font-name-complex="Arial" fo:color="#000000" fo:language="en" fo:country="US"/>
    </style:style>
    <style:style style:name="T64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4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5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5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65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5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5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5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56" style:parent-style-name="DefaultParagraphFont" style:family="text">
      <style:text-properties fo:font-size="8pt" style:font-size-asian="8pt" style:font-size-complex="8pt" fo:language="en" fo:country="US"/>
    </style:style>
    <style:style style:name="T65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58" style:parent-style-name="DefaultParagraphFont" style:family="text">
      <style:text-properties fo:font-size="8pt" style:font-size-asian="8pt" style:font-size-complex="8pt" fo:language="en" fo:country="US"/>
    </style:style>
    <style:style style:name="T65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60" style:parent-style-name="DefaultParagraphFont" style:family="text">
      <style:text-properties fo:font-size="8pt" style:font-size-asian="8pt" style:font-size-complex="8pt" fo:language="en" fo:country="US"/>
    </style:style>
    <style:style style:name="T66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6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6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6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6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66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66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6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69" style:parent-style-name="DefaultParagraphFont" style:family="text">
      <style:text-properties fo:font-size="8pt" style:font-size-asian="8pt" style:font-size-complex="8pt" fo:language="en" fo:country="US"/>
    </style:style>
    <style:style style:name="T670" style:parent-style-name="DefaultParagraphFont" style:family="text">
      <style:text-properties style:font-name="Arial" style:font-name-complex="Arial" fo:color="#000000" fo:language="en" fo:country="US"/>
    </style:style>
    <style:style style:name="T67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7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7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6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7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7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7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78" style:parent-style-name="DefaultParagraphFont" style:family="text">
      <style:text-properties fo:font-size="8pt" style:font-size-asian="8pt" style:font-size-complex="8pt" fo:language="en" fo:country="US"/>
    </style:style>
    <style:style style:name="T67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80" style:parent-style-name="DefaultParagraphFont" style:family="text">
      <style:text-properties fo:font-size="8pt" style:font-size-asian="8pt" style:font-size-complex="8pt" fo:language="en" fo:country="US"/>
    </style:style>
    <style:style style:name="T68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82" style:parent-style-name="DefaultParagraphFont" style:family="text">
      <style:text-properties fo:font-size="8pt" style:font-size-asian="8pt" style:font-size-complex="8pt" fo:language="en" fo:country="US"/>
    </style:style>
    <style:style style:name="T6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8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8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86" style:parent-style-name="DefaultParagraphFont" style:family="text">
      <style:text-properties fo:font-size="8pt" style:font-size-asian="8pt" style:font-size-complex="8pt" fo:language="en" fo:country="US"/>
    </style:style>
    <style:style style:name="T68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88" style:parent-style-name="DefaultParagraphFont" style:family="text">
      <style:text-properties fo:font-size="8pt" style:font-size-asian="8pt" style:font-size-complex="8pt" fo:language="en" fo:country="US"/>
    </style:style>
    <style:style style:name="T689" style:parent-style-name="DefaultParagraphFont" style:family="text">
      <style:text-properties style:font-name="Arial" style:font-name-complex="Arial" fo:color="#000000" fo:language="en" fo:country="US"/>
    </style:style>
    <style:style style:name="T69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9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9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69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69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9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9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9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698" style:parent-style-name="DefaultParagraphFont" style:family="text">
      <style:text-properties fo:font-size="8pt" style:font-size-asian="8pt" style:font-size-complex="8pt" fo:language="en" fo:country="US"/>
    </style:style>
    <style:style style:name="T69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00" style:parent-style-name="DefaultParagraphFont" style:family="text">
      <style:text-properties fo:font-size="8pt" style:font-size-asian="8pt" style:font-size-complex="8pt" fo:language="en" fo:country="US"/>
    </style:style>
    <style:style style:name="T7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02" style:parent-style-name="DefaultParagraphFont" style:family="text">
      <style:text-properties fo:font-size="8pt" style:font-size-asian="8pt" style:font-size-complex="8pt" fo:language="en" fo:country="US"/>
    </style:style>
    <style:style style:name="T7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0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0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0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08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70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1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11" style:parent-style-name="DefaultParagraphFont" style:family="text">
      <style:text-properties fo:font-size="8pt" style:font-size-asian="8pt" style:font-size-complex="8pt" fo:language="en" fo:country="US"/>
    </style:style>
    <style:style style:name="T712" style:parent-style-name="DefaultParagraphFont" style:family="text">
      <style:text-properties style:font-name="Arial" style:font-name-complex="Arial" fo:color="#000000" fo:language="en" fo:country="US"/>
    </style:style>
    <style:style style:name="T71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1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1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16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71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1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1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2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21" style:parent-style-name="DefaultParagraphFont" style:family="text">
      <style:text-properties fo:font-size="8pt" style:font-size-asian="8pt" style:font-size-complex="8pt" fo:language="en" fo:country="US"/>
    </style:style>
    <style:style style:name="T72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23" style:parent-style-name="DefaultParagraphFont" style:family="text">
      <style:text-properties fo:font-size="8pt" style:font-size-asian="8pt" style:font-size-complex="8pt" fo:language="en" fo:country="US"/>
    </style:style>
    <style:style style:name="T72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25" style:parent-style-name="DefaultParagraphFont" style:family="text">
      <style:text-properties fo:font-size="8pt" style:font-size-asian="8pt" style:font-size-complex="8pt" fo:language="en" fo:country="US"/>
    </style:style>
    <style:style style:name="T72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2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2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2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30" style:parent-style-name="DefaultParagraphFont" style:family="text">
      <style:text-properties fo:font-size="8pt" style:font-size-asian="8pt" style:font-size-complex="8pt" fo:language="en" fo:country="US"/>
    </style:style>
    <style:style style:name="T73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32" style:parent-style-name="DefaultParagraphFont" style:family="text">
      <style:text-properties fo:font-size="8pt" style:font-size-asian="8pt" style:font-size-complex="8pt" fo:language="en" fo:country="US"/>
    </style:style>
    <style:style style:name="T733" style:parent-style-name="DefaultParagraphFont" style:family="text">
      <style:text-properties style:font-name="Arial" style:font-name-complex="Arial" fo:color="#000000" fo:language="en" fo:country="US"/>
    </style:style>
    <style:style style:name="T73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3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3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37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73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3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4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4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42" style:parent-style-name="DefaultParagraphFont" style:family="text">
      <style:text-properties fo:font-size="8pt" style:font-size-asian="8pt" style:font-size-complex="8pt" fo:language="en" fo:country="US"/>
    </style:style>
    <style:style style:name="T74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44" style:parent-style-name="DefaultParagraphFont" style:family="text">
      <style:text-properties fo:font-size="8pt" style:font-size-asian="8pt" style:font-size-complex="8pt" fo:language="en" fo:country="US"/>
    </style:style>
    <style:style style:name="T74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46" style:parent-style-name="DefaultParagraphFont" style:family="text">
      <style:text-properties fo:font-size="8pt" style:font-size-asian="8pt" style:font-size-complex="8pt" fo:language="en" fo:country="US"/>
    </style:style>
    <style:style style:name="T74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4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4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5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5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52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75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5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55" style:parent-style-name="DefaultParagraphFont" style:family="text">
      <style:text-properties fo:font-size="8pt" style:font-size-asian="8pt" style:font-size-complex="8pt" fo:language="en" fo:country="US"/>
    </style:style>
    <style:style style:name="T756" style:parent-style-name="DefaultParagraphFont" style:family="text">
      <style:text-properties style:font-name="Arial" style:font-name-complex="Arial" fo:color="#000000" fo:language="en" fo:country="US"/>
    </style:style>
    <style:style style:name="T75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5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5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60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76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6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6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6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65" style:parent-style-name="DefaultParagraphFont" style:family="text">
      <style:text-properties fo:font-size="8pt" style:font-size-asian="8pt" style:font-size-complex="8pt" fo:language="en" fo:country="US"/>
    </style:style>
    <style:style style:name="T76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67" style:parent-style-name="DefaultParagraphFont" style:family="text">
      <style:text-properties fo:font-size="8pt" style:font-size-asian="8pt" style:font-size-complex="8pt" fo:language="en" fo:country="US"/>
    </style:style>
    <style:style style:name="T76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69" style:parent-style-name="DefaultParagraphFont" style:family="text">
      <style:text-properties fo:font-size="8pt" style:font-size-asian="8pt" style:font-size-complex="8pt" fo:language="en" fo:country="US"/>
    </style:style>
    <style:style style:name="T77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7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7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7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74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77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7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77" style:parent-style-name="DefaultParagraphFont" style:family="text">
      <style:text-properties fo:font-size="8pt" style:font-size-asian="8pt" style:font-size-complex="8pt" fo:language="en" fo:country="US"/>
    </style:style>
    <style:style style:name="T778" style:parent-style-name="DefaultParagraphFont" style:family="text">
      <style:text-properties style:font-name="Arial" style:font-name-complex="Arial" fo:color="#000000" fo:language="en" fo:country="US"/>
    </style:style>
    <style:style style:name="T77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8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8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82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7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8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8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8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87" style:parent-style-name="DefaultParagraphFont" style:family="text">
      <style:text-properties fo:font-size="8pt" style:font-size-asian="8pt" style:font-size-complex="8pt" fo:language="en" fo:country="US"/>
    </style:style>
    <style:style style:name="T78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789" style:parent-style-name="DefaultParagraphFont" style:family="text">
      <style:text-properties fo:font-size="8pt" style:font-size-asian="8pt" style:font-size-complex="8pt" fo:language="en" fo:country="US"/>
    </style:style>
    <style:style style:name="T79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91" style:parent-style-name="DefaultParagraphFont" style:family="text">
      <style:text-properties fo:font-size="8pt" style:font-size-asian="8pt" style:font-size-complex="8pt" fo:language="en" fo:country="US"/>
    </style:style>
    <style:style style:name="T79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9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9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9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79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97" style:parent-style-name="DefaultParagraphFont" style:family="text">
      <style:text-properties fo:font-size="8pt" style:font-size-asian="8pt" style:font-size-complex="8pt" fo:language="en" fo:country="US"/>
    </style:style>
    <style:style style:name="T79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99" style:parent-style-name="DefaultParagraphFont" style:family="text">
      <style:text-properties fo:font-size="8pt" style:font-size-asian="8pt" style:font-size-complex="8pt" fo:language="en" fo:country="US"/>
    </style:style>
    <style:style style:name="T800" style:parent-style-name="DefaultParagraphFont" style:family="text">
      <style:text-properties style:font-name="Arial" style:font-name-complex="Arial" fo:color="#000000" fo:language="en" fo:country="US"/>
    </style:style>
    <style:style style:name="T80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0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0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04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8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0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0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0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09" style:parent-style-name="DefaultParagraphFont" style:family="text">
      <style:text-properties fo:font-size="8pt" style:font-size-asian="8pt" style:font-size-complex="8pt" fo:language="en" fo:country="US"/>
    </style:style>
    <style:style style:name="T81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11" style:parent-style-name="DefaultParagraphFont" style:family="text">
      <style:text-properties fo:font-size="8pt" style:font-size-asian="8pt" style:font-size-complex="8pt" fo:language="en" fo:country="US"/>
    </style:style>
    <style:style style:name="T81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13" style:parent-style-name="DefaultParagraphFont" style:family="text">
      <style:text-properties fo:font-size="8pt" style:font-size-asian="8pt" style:font-size-complex="8pt" fo:language="en" fo:country="US"/>
    </style:style>
    <style:style style:name="T81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1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1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1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1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1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2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2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2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2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24" style:parent-style-name="DefaultParagraphFont" style:family="text">
      <style:text-properties fo:font-size="8pt" style:font-size-asian="8pt" style:font-size-complex="8pt" fo:language="en" fo:country="US"/>
    </style:style>
    <style:style style:name="T825" style:parent-style-name="DefaultParagraphFont" style:family="text">
      <style:text-properties style:font-name="Arial" style:font-name-complex="Arial" fo:color="#000000" fo:language="en" fo:country="US"/>
    </style:style>
    <style:style style:name="T82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2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28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82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3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3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3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33" style:parent-style-name="DefaultParagraphFont" style:family="text">
      <style:text-properties fo:font-size="8pt" style:font-size-asian="8pt" style:font-size-complex="8pt" fo:language="en" fo:country="US"/>
    </style:style>
    <style:style style:name="T83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35" style:parent-style-name="DefaultParagraphFont" style:family="text">
      <style:text-properties fo:font-size="8pt" style:font-size-asian="8pt" style:font-size-complex="8pt" fo:language="en" fo:country="US"/>
    </style:style>
    <style:style style:name="T83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37" style:parent-style-name="DefaultParagraphFont" style:family="text">
      <style:text-properties fo:font-size="8pt" style:font-size-asian="8pt" style:font-size-complex="8pt" fo:language="en" fo:country="US"/>
    </style:style>
    <style:style style:name="T83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3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4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4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4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43" style:parent-style-name="DefaultParagraphFont" style:family="text">
      <style:text-properties fo:font-size="8pt" style:font-size-asian="8pt" style:font-size-complex="8pt" fo:language="en" fo:country="US"/>
    </style:style>
    <style:style style:name="T84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45" style:parent-style-name="DefaultParagraphFont" style:family="text">
      <style:text-properties fo:font-size="8pt" style:font-size-asian="8pt" style:font-size-complex="8pt" fo:language="en" fo:country="US"/>
    </style:style>
    <style:style style:name="T846" style:parent-style-name="DefaultParagraphFont" style:family="text">
      <style:text-properties style:font-name="Arial" style:font-name-complex="Arial" fo:color="#000000" fo:language="en" fo:country="US"/>
    </style:style>
    <style:style style:name="T84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4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4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50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85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5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5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55" style:parent-style-name="DefaultParagraphFont" style:family="text">
      <style:text-properties fo:font-size="8pt" style:font-size-asian="8pt" style:font-size-complex="8pt" fo:language="en" fo:country="US"/>
    </style:style>
    <style:style style:name="T85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57" style:parent-style-name="DefaultParagraphFont" style:family="text">
      <style:text-properties fo:font-size="8pt" style:font-size-asian="8pt" style:font-size-complex="8pt" fo:language="en" fo:country="US"/>
    </style:style>
    <style:style style:name="T85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59" style:parent-style-name="DefaultParagraphFont" style:family="text">
      <style:text-properties fo:font-size="8pt" style:font-size-asian="8pt" style:font-size-complex="8pt" fo:language="en" fo:country="US"/>
    </style:style>
    <style:style style:name="T86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6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6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6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6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6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6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67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6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6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70" style:parent-style-name="DefaultParagraphFont" style:family="text">
      <style:text-properties fo:font-size="8pt" style:font-size-asian="8pt" style:font-size-complex="8pt" fo:language="en" fo:country="US"/>
    </style:style>
    <style:style style:name="T871" style:parent-style-name="DefaultParagraphFont" style:family="text">
      <style:text-properties style:font-name="Arial" style:font-name-complex="Arial" fo:color="#000000" fo:language="en" fo:country="US"/>
    </style:style>
    <style:style style:name="T87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7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7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75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87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7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7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7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80" style:parent-style-name="DefaultParagraphFont" style:family="text">
      <style:text-properties fo:font-size="8pt" style:font-size-asian="8pt" style:font-size-complex="8pt" fo:language="en" fo:country="US"/>
    </style:style>
    <style:style style:name="T88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882" style:parent-style-name="DefaultParagraphFont" style:family="text">
      <style:text-properties fo:font-size="8pt" style:font-size-asian="8pt" style:font-size-complex="8pt" fo:language="en" fo:country="US"/>
    </style:style>
    <style:style style:name="T8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84" style:parent-style-name="DefaultParagraphFont" style:family="text">
      <style:text-properties fo:font-size="8pt" style:font-size-asian="8pt" style:font-size-complex="8pt" fo:language="en" fo:country="US"/>
    </style:style>
    <style:style style:name="T88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8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8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8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8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9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9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92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9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9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95" style:parent-style-name="DefaultParagraphFont" style:family="text">
      <style:text-properties fo:font-size="8pt" style:font-size-asian="8pt" style:font-size-complex="8pt" fo:language="en" fo:country="US"/>
    </style:style>
    <style:style style:name="T896" style:parent-style-name="DefaultParagraphFont" style:family="text">
      <style:text-properties style:font-name="Arial" style:font-name-complex="Arial" fo:color="#000000" fo:language="en" fo:country="US"/>
    </style:style>
    <style:style style:name="T89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9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89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00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9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0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0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0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05" style:parent-style-name="DefaultParagraphFont" style:family="text">
      <style:text-properties fo:font-size="8pt" style:font-size-asian="8pt" style:font-size-complex="8pt" fo:language="en" fo:country="US"/>
    </style:style>
    <style:style style:name="T90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07" style:parent-style-name="DefaultParagraphFont" style:family="text">
      <style:text-properties fo:font-size="8pt" style:font-size-asian="8pt" style:font-size-complex="8pt" fo:language="en" fo:country="US"/>
    </style:style>
    <style:style style:name="T90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09" style:parent-style-name="DefaultParagraphFont" style:family="text">
      <style:text-properties fo:font-size="8pt" style:font-size-asian="8pt" style:font-size-complex="8pt" fo:language="en" fo:country="US"/>
    </style:style>
    <style:style style:name="T91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1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1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1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1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1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1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17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91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1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20" style:parent-style-name="DefaultParagraphFont" style:family="text">
      <style:text-properties fo:font-size="8pt" style:font-size-asian="8pt" style:font-size-complex="8pt" fo:language="en" fo:country="US"/>
    </style:style>
    <style:style style:name="T921" style:parent-style-name="DefaultParagraphFont" style:family="text">
      <style:text-properties style:font-name="Arial" style:font-name-complex="Arial" fo:color="#000000" fo:language="en" fo:country="US"/>
    </style:style>
    <style:style style:name="T92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2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2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25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92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2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2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2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30" style:parent-style-name="DefaultParagraphFont" style:family="text">
      <style:text-properties fo:font-size="8pt" style:font-size-asian="8pt" style:font-size-complex="8pt" fo:language="en" fo:country="US"/>
    </style:style>
    <style:style style:name="T93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32" style:parent-style-name="DefaultParagraphFont" style:family="text">
      <style:text-properties fo:font-size="8pt" style:font-size-asian="8pt" style:font-size-complex="8pt" fo:language="en" fo:country="US"/>
    </style:style>
    <style:style style:name="T93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34" style:parent-style-name="DefaultParagraphFont" style:family="text">
      <style:text-properties fo:font-size="8pt" style:font-size-asian="8pt" style:font-size-complex="8pt" fo:language="en" fo:country="US"/>
    </style:style>
    <style:style style:name="T93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3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3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3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3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4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4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4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4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44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94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4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47" style:parent-style-name="DefaultParagraphFont" style:family="text">
      <style:text-properties fo:font-size="8pt" style:font-size-asian="8pt" style:font-size-complex="8pt" fo:language="en" fo:country="US"/>
    </style:style>
    <style:style style:name="T948" style:parent-style-name="DefaultParagraphFont" style:family="text">
      <style:text-properties style:font-name="Arial" style:font-name-complex="Arial" fo:color="#000000" fo:language="en" fo:country="US"/>
    </style:style>
    <style:style style:name="T94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5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5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52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95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5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5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5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57" style:parent-style-name="DefaultParagraphFont" style:family="text">
      <style:text-properties fo:font-size="8pt" style:font-size-asian="8pt" style:font-size-complex="8pt" fo:language="en" fo:country="US"/>
    </style:style>
    <style:style style:name="T95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59" style:parent-style-name="DefaultParagraphFont" style:family="text">
      <style:text-properties fo:font-size="8pt" style:font-size-asian="8pt" style:font-size-complex="8pt" fo:language="en" fo:country="US"/>
    </style:style>
    <style:style style:name="T96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61" style:parent-style-name="DefaultParagraphFont" style:family="text">
      <style:text-properties fo:font-size="8pt" style:font-size-asian="8pt" style:font-size-complex="8pt" fo:language="en" fo:country="US"/>
    </style:style>
    <style:style style:name="T96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6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6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6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66" style:parent-style-name="DefaultParagraphFont" style:family="text">
      <style:text-properties fo:font-size="8pt" style:font-size-asian="8pt" style:font-size-complex="8pt" fo:language="en" fo:country="US"/>
    </style:style>
    <style:style style:name="T96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68" style:parent-style-name="DefaultParagraphFont" style:family="text">
      <style:text-properties fo:font-size="8pt" style:font-size-asian="8pt" style:font-size-complex="8pt" fo:language="en" fo:country="US"/>
    </style:style>
    <style:style style:name="T969" style:parent-style-name="DefaultParagraphFont" style:family="text">
      <style:text-properties style:font-name="Arial" style:font-name-complex="Arial" fo:color="#000000" fo:language="en" fo:country="US"/>
    </style:style>
    <style:style style:name="T97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7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7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7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9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7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7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7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78" style:parent-style-name="DefaultParagraphFont" style:family="text">
      <style:text-properties fo:font-size="8pt" style:font-size-asian="8pt" style:font-size-complex="8pt" fo:language="en" fo:country="US"/>
    </style:style>
    <style:style style:name="T97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980" style:parent-style-name="DefaultParagraphFont" style:family="text">
      <style:text-properties fo:font-size="8pt" style:font-size-asian="8pt" style:font-size-complex="8pt" fo:language="en" fo:country="US"/>
    </style:style>
    <style:style style:name="T98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82" style:parent-style-name="DefaultParagraphFont" style:family="text">
      <style:text-properties fo:font-size="8pt" style:font-size-asian="8pt" style:font-size-complex="8pt" fo:language="en" fo:country="US"/>
    </style:style>
    <style:style style:name="T9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8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8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8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8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8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8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90" style:parent-style-name="DefaultParagraphFont" style:family="text">
      <style:text-properties fo:font-size="8pt" style:font-size-asian="8pt" style:font-size-complex="8pt" fo:language="en" fo:country="US"/>
    </style:style>
    <style:style style:name="T99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92" style:parent-style-name="DefaultParagraphFont" style:family="text">
      <style:text-properties fo:font-size="8pt" style:font-size-asian="8pt" style:font-size-complex="8pt" fo:language="en" fo:country="US"/>
    </style:style>
    <style:style style:name="T993" style:parent-style-name="DefaultParagraphFont" style:family="text">
      <style:text-properties style:font-name="Arial" style:font-name-complex="Arial" fo:color="#000000" fo:language="en" fo:country="US"/>
    </style:style>
    <style:style style:name="T99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9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9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9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998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99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0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0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0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03" style:parent-style-name="DefaultParagraphFont" style:family="text">
      <style:text-properties fo:font-size="8pt" style:font-size-asian="8pt" style:font-size-complex="8pt" fo:language="en" fo:country="US"/>
    </style:style>
    <style:style style:name="T100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05" style:parent-style-name="DefaultParagraphFont" style:family="text">
      <style:text-properties fo:font-size="8pt" style:font-size-asian="8pt" style:font-size-complex="8pt" fo:language="en" fo:country="US"/>
    </style:style>
    <style:style style:name="T100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07" style:parent-style-name="DefaultParagraphFont" style:family="text">
      <style:text-properties fo:font-size="8pt" style:font-size-asian="8pt" style:font-size-complex="8pt" fo:language="en" fo:country="US"/>
    </style:style>
    <style:style style:name="T100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0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1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1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1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1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1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1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1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17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1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1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20" style:parent-style-name="DefaultParagraphFont" style:family="text">
      <style:text-properties fo:font-size="8pt" style:font-size-asian="8pt" style:font-size-complex="8pt" fo:language="en" fo:country="US"/>
    </style:style>
    <style:style style:name="T1021" style:parent-style-name="DefaultParagraphFont" style:family="text">
      <style:text-properties style:font-name="Arial" style:font-name-complex="Arial" fo:color="#000000" fo:language="en" fo:country="US"/>
    </style:style>
    <style:style style:name="T102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2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24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0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2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2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2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29" style:parent-style-name="DefaultParagraphFont" style:family="text">
      <style:text-properties fo:font-size="8pt" style:font-size-asian="8pt" style:font-size-complex="8pt" fo:language="en" fo:country="US"/>
    </style:style>
    <style:style style:name="T103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31" style:parent-style-name="DefaultParagraphFont" style:family="text">
      <style:text-properties fo:font-size="8pt" style:font-size-asian="8pt" style:font-size-complex="8pt" fo:language="en" fo:country="US"/>
    </style:style>
    <style:style style:name="T103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33" style:parent-style-name="DefaultParagraphFont" style:family="text">
      <style:text-properties fo:font-size="8pt" style:font-size-asian="8pt" style:font-size-complex="8pt" fo:language="en" fo:country="US"/>
    </style:style>
    <style:style style:name="T10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3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3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3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3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3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4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4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4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4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4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4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46" style:parent-style-name="DefaultParagraphFont" style:family="text">
      <style:text-properties fo:font-size="8pt" style:font-size-asian="8pt" style:font-size-complex="8pt" fo:language="en" fo:country="US"/>
    </style:style>
    <style:style style:name="T1047" style:parent-style-name="DefaultParagraphFont" style:family="text">
      <style:text-properties style:font-name="Arial" style:font-name-complex="Arial" fo:color="#000000" fo:language="en" fo:country="US"/>
    </style:style>
    <style:style style:name="T104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4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5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5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5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5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1054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 fo:hyphenate="true"/>
    </style:style>
    <style:style style:name="T1055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05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5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5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5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60" style:parent-style-name="DefaultParagraphFont" style:family="text">
      <style:text-properties fo:font-size="8pt" style:font-size-asian="8pt" style:font-size-complex="8pt" fo:language="en" fo:country="US"/>
    </style:style>
    <style:style style:name="T106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62" style:parent-style-name="DefaultParagraphFont" style:family="text">
      <style:text-properties fo:font-size="8pt" style:font-size-asian="8pt" style:font-size-complex="8pt" fo:language="en" fo:country="US"/>
    </style:style>
    <style:style style:name="T106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64" style:parent-style-name="DefaultParagraphFont" style:family="text">
      <style:text-properties fo:font-size="8pt" style:font-size-asian="8pt" style:font-size-complex="8pt" fo:language="en" fo:country="US"/>
    </style:style>
    <style:style style:name="T106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6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6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68" style:parent-style-name="DefaultParagraphFont" style:family="text">
      <style:text-properties fo:font-size="8pt" style:font-size-asian="8pt" style:font-size-complex="8pt" fo:language="en" fo:country="US"/>
    </style:style>
    <style:style style:name="T106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70" style:parent-style-name="DefaultParagraphFont" style:family="text">
      <style:text-properties fo:font-size="8pt" style:font-size-asian="8pt" style:font-size-complex="8pt" fo:language="en" fo:country="US"/>
    </style:style>
    <style:style style:name="T1071" style:parent-style-name="DefaultParagraphFont" style:family="text">
      <style:text-properties style:font-name="Arial" style:font-name-complex="Arial" fo:color="#000000" fo:language="en" fo:country="US"/>
    </style:style>
    <style:style style:name="T107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73" style:parent-style-name="DefaultParagraphFont" style:family="text">
      <style:text-properties fo:font-size="8pt" style:font-size-asian="8pt" style:font-size-complex="8pt" fo:language="en" fo:country="US"/>
    </style:style>
    <style:style style:name="T1074" style:parent-style-name="apple-tab-span" style:family="text">
      <style:text-properties fo:font-size="8pt" style:font-size-asian="8pt" style:font-size-complex="8pt" fo:language="en" fo:country="US"/>
    </style:style>
    <style:style style:name="T107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7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7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7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79" style:parent-style-name="DefaultParagraphFont" style:family="text">
      <style:text-properties fo:font-size="8pt" style:font-size-asian="8pt" style:font-size-complex="8pt" fo:language="en" fo:country="US"/>
    </style:style>
    <style:style style:name="T108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81" style:parent-style-name="DefaultParagraphFont" style:family="text">
      <style:text-properties fo:font-size="8pt" style:font-size-asian="8pt" style:font-size-complex="8pt" fo:language="en" fo:country="US"/>
    </style:style>
    <style:style style:name="T108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8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84" style:parent-style-name="DefaultParagraphFont" style:family="text">
      <style:text-properties fo:font-size="8pt" style:font-size-asian="8pt" style:font-size-complex="8pt" fo:language="en" fo:country="US"/>
    </style:style>
    <style:style style:name="T108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8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08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88" style:parent-style-name="DefaultParagraphFont" style:family="text">
      <style:text-properties fo:font-size="8pt" style:font-size-asian="8pt" style:font-size-complex="8pt" fo:language="en" fo:country="US"/>
    </style:style>
    <style:style style:name="T108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90" style:parent-style-name="DefaultParagraphFont" style:family="text">
      <style:text-properties fo:font-size="8pt" style:font-size-asian="8pt" style:font-size-complex="8pt" fo:language="en" fo:country="US"/>
    </style:style>
    <style:style style:name="T109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P1092" style:parent-style-name="Heading3" style:family="paragraph">
      <style:paragraph-properties fo:break-before="page"/>
    </style:style>
    <style:style style:name="T1093" style:parent-style-name="DefaultParagraphFont" style:family="text">
      <style:text-properties fo:font-size="8pt" style:font-size-asian="8pt" style:font-size-complex="8pt" fo:language="en" fo:country="US"/>
    </style:style>
    <style:style style:name="T1094" style:parent-style-name="apple-tab-span" style:family="text">
      <style:text-properties fo:font-size="8pt" style:font-size-asian="8pt" style:font-size-complex="8pt" fo:language="en" fo:country="US"/>
    </style:style>
    <style:style style:name="T109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9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9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9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099" style:parent-style-name="DefaultParagraphFont" style:family="text">
      <style:text-properties fo:font-size="8pt" style:font-size-asian="8pt" style:font-size-complex="8pt" fo:language="en" fo:country="US"/>
    </style:style>
    <style:style style:name="T110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01" style:parent-style-name="DefaultParagraphFont" style:family="text">
      <style:text-properties fo:font-size="8pt" style:font-size-asian="8pt" style:font-size-complex="8pt" fo:language="en" fo:country="US"/>
    </style:style>
    <style:style style:name="T110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0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04" style:parent-style-name="DefaultParagraphFont" style:family="text">
      <style:text-properties fo:font-size="8pt" style:font-size-asian="8pt" style:font-size-complex="8pt" fo:language="en" fo:country="US"/>
    </style:style>
    <style:style style:name="T11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0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0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08" style:parent-style-name="DefaultParagraphFont" style:family="text">
      <style:text-properties fo:font-size="8pt" style:font-size-asian="8pt" style:font-size-complex="8pt" fo:language="en" fo:country="US"/>
    </style:style>
    <style:style style:name="T110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10" style:parent-style-name="DefaultParagraphFont" style:family="text">
      <style:text-properties fo:font-size="8pt" style:font-size-asian="8pt" style:font-size-complex="8pt" fo:language="en" fo:country="US"/>
    </style:style>
    <style:style style:name="T111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1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13" style:parent-style-name="DefaultParagraphFont" style:family="text">
      <style:text-properties fo:font-size="8pt" style:font-size-asian="8pt" style:font-size-complex="8pt" fo:language="en" fo:country="US"/>
    </style:style>
    <style:style style:name="T1114" style:parent-style-name="apple-tab-span" style:family="text">
      <style:text-properties fo:font-size="8pt" style:font-size-asian="8pt" style:font-size-complex="8pt" fo:language="en" fo:country="US"/>
    </style:style>
    <style:style style:name="T111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1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1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1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19" style:parent-style-name="DefaultParagraphFont" style:family="text">
      <style:text-properties fo:font-size="8pt" style:font-size-asian="8pt" style:font-size-complex="8pt" fo:language="en" fo:country="US"/>
    </style:style>
    <style:style style:name="T112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21" style:parent-style-name="DefaultParagraphFont" style:family="text">
      <style:text-properties fo:font-size="8pt" style:font-size-asian="8pt" style:font-size-complex="8pt" fo:language="en" fo:country="US"/>
    </style:style>
    <style:style style:name="T112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2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24" style:parent-style-name="DefaultParagraphFont" style:family="text">
      <style:text-properties fo:font-size="8pt" style:font-size-asian="8pt" style:font-size-complex="8pt" fo:language="en" fo:country="US"/>
    </style:style>
    <style:style style:name="T11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26" style:parent-style-name="DefaultParagraphFont" style:family="text">
      <style:text-properties fo:font-size="8pt" style:font-size-asian="8pt" style:font-size-complex="8pt" fo:language="en" fo:country="US"/>
    </style:style>
    <style:style style:name="T112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28" style:parent-style-name="DefaultParagraphFont" style:family="text">
      <style:text-properties fo:font-size="8pt" style:font-size-asian="8pt" style:font-size-complex="8pt" fo:language="en" fo:country="US"/>
    </style:style>
    <style:style style:name="T112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3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31" style:parent-style-name="DefaultParagraphFont" style:family="text">
      <style:text-properties fo:font-size="8pt" style:font-size-asian="8pt" style:font-size-complex="8pt" fo:language="en" fo:country="US"/>
    </style:style>
    <style:style style:name="T1132" style:parent-style-name="apple-tab-span" style:family="text">
      <style:text-properties fo:font-size="8pt" style:font-size-asian="8pt" style:font-size-complex="8pt" fo:language="en" fo:country="US"/>
    </style:style>
    <style:style style:name="T113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3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3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3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37" style:parent-style-name="DefaultParagraphFont" style:family="text">
      <style:text-properties fo:font-size="8pt" style:font-size-asian="8pt" style:font-size-complex="8pt" fo:language="en" fo:country="US"/>
    </style:style>
    <style:style style:name="T113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39" style:parent-style-name="DefaultParagraphFont" style:family="text">
      <style:text-properties fo:font-size="8pt" style:font-size-asian="8pt" style:font-size-complex="8pt" fo:language="en" fo:country="US"/>
    </style:style>
    <style:style style:name="T114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41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42" style:parent-style-name="DefaultParagraphFont" style:family="text">
      <style:text-properties fo:font-size="8pt" style:font-size-asian="8pt" style:font-size-complex="8pt" fo:language="en" fo:country="US"/>
    </style:style>
    <style:style style:name="T114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4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45" style:parent-style-name="DefaultParagraphFont" style:family="text">
      <style:text-properties fo:font-size="8pt" style:font-size-asian="8pt" style:font-size-complex="8pt" fo:language="en" fo:country="US"/>
    </style:style>
    <style:style style:name="T114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47" style:parent-style-name="DefaultParagraphFont" style:family="text">
      <style:text-properties fo:font-size="8pt" style:font-size-asian="8pt" style:font-size-complex="8pt" fo:language="en" fo:country="US"/>
    </style:style>
    <style:style style:name="T114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4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50" style:parent-style-name="DefaultParagraphFont" style:family="text">
      <style:text-properties fo:font-size="8pt" style:font-size-asian="8pt" style:font-size-complex="8pt" fo:language="en" fo:country="US"/>
    </style:style>
    <style:style style:name="T1151" style:parent-style-name="apple-tab-span" style:family="text">
      <style:text-properties fo:font-size="8pt" style:font-size-asian="8pt" style:font-size-complex="8pt" fo:language="en" fo:country="US"/>
    </style:style>
    <style:style style:name="T115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5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5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56" style:parent-style-name="DefaultParagraphFont" style:family="text">
      <style:text-properties fo:font-size="8pt" style:font-size-asian="8pt" style:font-size-complex="8pt" fo:language="en" fo:country="US"/>
    </style:style>
    <style:style style:name="T115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58" style:parent-style-name="DefaultParagraphFont" style:family="text">
      <style:text-properties fo:font-size="8pt" style:font-size-asian="8pt" style:font-size-complex="8pt" fo:language="en" fo:country="US"/>
    </style:style>
    <style:style style:name="T115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6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61" style:parent-style-name="DefaultParagraphFont" style:family="text">
      <style:text-properties fo:font-size="8pt" style:font-size-asian="8pt" style:font-size-complex="8pt" fo:language="en" fo:country="US"/>
    </style:style>
    <style:style style:name="T1162" style:parent-style-name="DefaultParagraphFont" style:family="text">
      <style:text-properties fo:font-size="8pt" style:font-size-asian="8pt" style:font-size-complex="8pt" fo:language="en" fo:country="US"/>
    </style:style>
    <style:style style:name="T116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64" style:parent-style-name="DefaultParagraphFont" style:family="text">
      <style:text-properties fo:font-size="8pt" style:font-size-asian="8pt" style:font-size-complex="8pt" fo:language="en" fo:country="US"/>
    </style:style>
    <style:style style:name="T116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6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67" style:parent-style-name="DefaultParagraphFont" style:family="text">
      <style:text-properties fo:font-size="8pt" style:font-size-asian="8pt" style:font-size-complex="8pt" fo:language="en" fo:country="US"/>
    </style:style>
    <style:style style:name="T1168" style:parent-style-name="apple-tab-span" style:family="text">
      <style:text-properties fo:font-size="8pt" style:font-size-asian="8pt" style:font-size-complex="8pt" fo:language="en" fo:country="US"/>
    </style:style>
    <style:style style:name="T116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7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7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7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73" style:parent-style-name="DefaultParagraphFont" style:family="text">
      <style:text-properties fo:font-size="8pt" style:font-size-asian="8pt" style:font-size-complex="8pt" fo:language="en" fo:country="US"/>
    </style:style>
    <style:style style:name="T117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75" style:parent-style-name="DefaultParagraphFont" style:family="text">
      <style:text-properties fo:font-size="8pt" style:font-size-asian="8pt" style:font-size-complex="8pt" fo:language="en" fo:country="US"/>
    </style:style>
    <style:style style:name="T117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7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78" style:parent-style-name="DefaultParagraphFont" style:family="text">
      <style:text-properties fo:font-size="8pt" style:font-size-asian="8pt" style:font-size-complex="8pt" fo:language="en" fo:country="US"/>
    </style:style>
    <style:style style:name="T117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8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8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8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83" style:parent-style-name="DefaultParagraphFont" style:family="text">
      <style:text-properties fo:font-size="8pt" style:font-size-asian="8pt" style:font-size-complex="8pt" fo:language="en" fo:country="US"/>
    </style:style>
    <style:style style:name="T118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85" style:parent-style-name="DefaultParagraphFont" style:family="text">
      <style:text-properties fo:font-size="8pt" style:font-size-asian="8pt" style:font-size-complex="8pt" fo:language="en" fo:country="US"/>
    </style:style>
    <style:style style:name="T118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8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8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8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19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1191" style:parent-style-name="Normal" style:family="paragraph">
      <style:paragraph-properties fo:break-before="page"/>
      <style:text-properties style:font-name="Arial" style:font-name-complex="Arial" fo:color="#000000" fo:font-size="8pt" style:font-size-asian="8pt" style:font-size-complex="8pt" fo:language="en" fo:country="US" fo:hyphenate="true"/>
    </style:style>
    <style:style style:name="T119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9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9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9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9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9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198" style:parent-style-name="DefaultParagraphFont" style:family="text">
      <style:text-properties fo:font-size="8pt" style:font-size-asian="8pt" style:font-size-complex="8pt" fo:language="en" fo:country="US"/>
    </style:style>
    <style:style style:name="T119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00" style:parent-style-name="DefaultParagraphFont" style:family="text">
      <style:text-properties fo:font-size="8pt" style:font-size-asian="8pt" style:font-size-complex="8pt" fo:language="en" fo:country="US"/>
    </style:style>
    <style:style style:name="T12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0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03" style:parent-style-name="DefaultParagraphFont" style:family="text">
      <style:text-properties fo:font-size="8pt" style:font-size-asian="8pt" style:font-size-complex="8pt" fo:language="en" fo:country="US"/>
    </style:style>
    <style:style style:name="T120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05" style:parent-style-name="DefaultParagraphFont" style:family="text">
      <style:text-properties fo:font-size="8pt" style:font-size-asian="8pt" style:font-size-complex="8pt" fo:language="en" fo:country="US"/>
    </style:style>
    <style:style style:name="T120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07" style:parent-style-name="DefaultParagraphFont" style:family="text">
      <style:text-properties fo:font-size="8pt" style:font-size-asian="8pt" style:font-size-complex="8pt" fo:language="en" fo:country="US"/>
    </style:style>
    <style:style style:name="T120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0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10" style:parent-style-name="DefaultParagraphFont" style:family="text">
      <style:text-properties fo:font-size="8pt" style:font-size-asian="8pt" style:font-size-complex="8pt" fo:language="en" fo:country="US"/>
    </style:style>
    <style:style style:name="T1211" style:parent-style-name="apple-tab-span" style:family="text">
      <style:text-properties fo:font-size="8pt" style:font-size-asian="8pt" style:font-size-complex="8pt" fo:language="en" fo:country="US"/>
    </style:style>
    <style:style style:name="T121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1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1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1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16" style:parent-style-name="DefaultParagraphFont" style:family="text">
      <style:text-properties fo:font-size="8pt" style:font-size-asian="8pt" style:font-size-complex="8pt" fo:language="en" fo:country="US"/>
    </style:style>
    <style:style style:name="T121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18" style:parent-style-name="DefaultParagraphFont" style:family="text">
      <style:text-properties fo:font-size="8pt" style:font-size-asian="8pt" style:font-size-complex="8pt" fo:language="en" fo:country="US"/>
    </style:style>
    <style:style style:name="T121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2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21" style:parent-style-name="DefaultParagraphFont" style:family="text">
      <style:text-properties fo:font-size="8pt" style:font-size-asian="8pt" style:font-size-complex="8pt" fo:language="en" fo:country="US"/>
    </style:style>
    <style:style style:name="T122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23" style:parent-style-name="DefaultParagraphFont" style:family="text">
      <style:text-properties fo:font-size="8pt" style:font-size-asian="8pt" style:font-size-complex="8pt" fo:language="en" fo:country="US"/>
    </style:style>
    <style:style style:name="T122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25" style:parent-style-name="DefaultParagraphFont" style:family="text">
      <style:text-properties fo:font-size="8pt" style:font-size-asian="8pt" style:font-size-complex="8pt" fo:language="en" fo:country="US"/>
    </style:style>
    <style:style style:name="T122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2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28" style:parent-style-name="DefaultParagraphFont" style:family="text">
      <style:text-properties fo:font-size="8pt" style:font-size-asian="8pt" style:font-size-complex="8pt" fo:language="en" fo:country="US"/>
    </style:style>
    <style:style style:name="T1229" style:parent-style-name="apple-tab-span" style:family="text">
      <style:text-properties fo:font-size="8pt" style:font-size-asian="8pt" style:font-size-complex="8pt" fo:language="en" fo:country="US"/>
    </style:style>
    <style:style style:name="T123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3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3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3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34" style:parent-style-name="DefaultParagraphFont" style:family="text">
      <style:text-properties fo:font-size="8pt" style:font-size-asian="8pt" style:font-size-complex="8pt" fo:language="en" fo:country="US"/>
    </style:style>
    <style:style style:name="T123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36" style:parent-style-name="DefaultParagraphFont" style:family="text">
      <style:text-properties fo:font-size="8pt" style:font-size-asian="8pt" style:font-size-complex="8pt" fo:language="en" fo:country="US"/>
    </style:style>
    <style:style style:name="T123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38" style:parent-style-name="DefaultParagraphFont" style:family="text">
      <style:text-properties fo:font-size="8pt" style:font-size-asian="8pt" style:font-size-complex="8pt" fo:language="en" fo:country="US"/>
    </style:style>
    <style:style style:name="T123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4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4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4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4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44" style:parent-style-name="DefaultParagraphFont" style:family="text">
      <style:text-properties fo:font-size="8pt" style:font-size-asian="8pt" style:font-size-complex="8pt" fo:language="en" fo:country="US"/>
    </style:style>
    <style:style style:name="T124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46" style:parent-style-name="DefaultParagraphFont" style:family="text">
      <style:text-properties fo:font-size="8pt" style:font-size-asian="8pt" style:font-size-complex="8pt" fo:language="en" fo:country="US"/>
    </style:style>
    <style:style style:name="T124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4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49" style:parent-style-name="DefaultParagraphFont" style:family="text">
      <style:text-properties fo:font-size="8pt" style:font-size-asian="8pt" style:font-size-complex="8pt" fo:language="en" fo:country="US"/>
    </style:style>
    <style:style style:name="T1250" style:parent-style-name="apple-tab-span" style:family="text">
      <style:text-properties fo:font-size="8pt" style:font-size-asian="8pt" style:font-size-complex="8pt" fo:language="en" fo:country="US"/>
    </style:style>
    <style:style style:name="T125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5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5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55" style:parent-style-name="DefaultParagraphFont" style:family="text">
      <style:text-properties fo:font-size="8pt" style:font-size-asian="8pt" style:font-size-complex="8pt" fo:language="en" fo:country="US"/>
    </style:style>
    <style:style style:name="T125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57" style:parent-style-name="DefaultParagraphFont" style:family="text">
      <style:text-properties fo:font-size="8pt" style:font-size-asian="8pt" style:font-size-complex="8pt" fo:language="en" fo:country="US"/>
    </style:style>
    <style:style style:name="T125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59" style:parent-style-name="DefaultParagraphFont" style:family="text">
      <style:text-properties fo:font-size="8pt" style:font-size-asian="8pt" style:font-size-complex="8pt" fo:language="en" fo:country="US"/>
    </style:style>
    <style:style style:name="T126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6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6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6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6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65" style:parent-style-name="DefaultParagraphFont" style:family="text">
      <style:text-properties fo:font-size="8pt" style:font-size-asian="8pt" style:font-size-complex="8pt" fo:language="en" fo:country="US"/>
    </style:style>
    <style:style style:name="T126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67" style:parent-style-name="DefaultParagraphFont" style:family="text">
      <style:text-properties fo:font-size="8pt" style:font-size-asian="8pt" style:font-size-complex="8pt" fo:language="en" fo:country="US"/>
    </style:style>
    <style:style style:name="T126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6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7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71" style:parent-style-name="DefaultParagraphFont" style:family="text">
      <style:text-properties fo:font-size="8pt" style:font-size-asian="8pt" style:font-size-complex="8pt" fo:language="en" fo:country="US"/>
    </style:style>
    <style:style style:name="T1272" style:parent-style-name="apple-tab-span" style:family="text">
      <style:text-properties fo:font-size="8pt" style:font-size-asian="8pt" style:font-size-complex="8pt" fo:language="en" fo:country="US"/>
    </style:style>
    <style:style style:name="T127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7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7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7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77" style:parent-style-name="DefaultParagraphFont" style:family="text">
      <style:text-properties fo:font-size="8pt" style:font-size-asian="8pt" style:font-size-complex="8pt" fo:language="en" fo:country="US"/>
    </style:style>
    <style:style style:name="T127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79" style:parent-style-name="DefaultParagraphFont" style:family="text">
      <style:text-properties fo:font-size="8pt" style:font-size-asian="8pt" style:font-size-complex="8pt" fo:language="en" fo:country="US"/>
    </style:style>
    <style:style style:name="T128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81" style:parent-style-name="DefaultParagraphFont" style:family="text">
      <style:text-properties fo:font-size="8pt" style:font-size-asian="8pt" style:font-size-complex="8pt" fo:language="en" fo:country="US"/>
    </style:style>
    <style:style style:name="T128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8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8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8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8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87" style:parent-style-name="DefaultParagraphFont" style:family="text">
      <style:text-properties fo:font-size="8pt" style:font-size-asian="8pt" style:font-size-complex="8pt" fo:language="en" fo:country="US"/>
    </style:style>
    <style:style style:name="T128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89" style:parent-style-name="DefaultParagraphFont" style:family="text">
      <style:text-properties fo:font-size="8pt" style:font-size-asian="8pt" style:font-size-complex="8pt" fo:language="en" fo:country="US"/>
    </style:style>
    <style:style style:name="T129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9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292" style:parent-style-name="DefaultParagraphFont" style:family="text">
      <style:text-properties fo:font-size="8pt" style:font-size-asian="8pt" style:font-size-complex="8pt" fo:language="en" fo:country="US"/>
    </style:style>
    <style:style style:name="T1293" style:parent-style-name="apple-tab-span" style:family="text">
      <style:text-properties fo:font-size="8pt" style:font-size-asian="8pt" style:font-size-complex="8pt" fo:language="en" fo:country="US"/>
    </style:style>
    <style:style style:name="T129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9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9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9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298" style:parent-style-name="DefaultParagraphFont" style:family="text">
      <style:text-properties fo:font-size="8pt" style:font-size-asian="8pt" style:font-size-complex="8pt" fo:language="en" fo:country="US"/>
    </style:style>
    <style:style style:name="T129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00" style:parent-style-name="DefaultParagraphFont" style:family="text">
      <style:text-properties fo:font-size="8pt" style:font-size-asian="8pt" style:font-size-complex="8pt" fo:language="en" fo:country="US"/>
    </style:style>
    <style:style style:name="T13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02" style:parent-style-name="DefaultParagraphFont" style:family="text">
      <style:text-properties fo:font-size="8pt" style:font-size-asian="8pt" style:font-size-complex="8pt" fo:language="en" fo:country="US"/>
    </style:style>
    <style:style style:name="T13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0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0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0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08" style:parent-style-name="DefaultParagraphFont" style:family="text">
      <style:text-properties fo:font-size="8pt" style:font-size-asian="8pt" style:font-size-complex="8pt" fo:language="en" fo:country="US"/>
    </style:style>
    <style:style style:name="T13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10" style:parent-style-name="DefaultParagraphFont" style:family="text">
      <style:text-properties fo:font-size="8pt" style:font-size-asian="8pt" style:font-size-complex="8pt" fo:language="en" fo:country="US"/>
    </style:style>
    <style:style style:name="T131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1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1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14" style:parent-style-name="DefaultParagraphFont" style:family="text">
      <style:text-properties fo:font-size="8pt" style:font-size-asian="8pt" style:font-size-complex="8pt" fo:language="en" fo:country="US"/>
    </style:style>
    <style:style style:name="T1315" style:parent-style-name="apple-tab-span" style:family="text">
      <style:text-properties fo:font-size="8pt" style:font-size-asian="8pt" style:font-size-complex="8pt" fo:language="en" fo:country="US"/>
    </style:style>
    <style:style style:name="T131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1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1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1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20" style:parent-style-name="DefaultParagraphFont" style:family="text">
      <style:text-properties fo:font-size="8pt" style:font-size-asian="8pt" style:font-size-complex="8pt" fo:language="en" fo:country="US"/>
    </style:style>
    <style:style style:name="T132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22" style:parent-style-name="DefaultParagraphFont" style:family="text">
      <style:text-properties fo:font-size="8pt" style:font-size-asian="8pt" style:font-size-complex="8pt" fo:language="en" fo:country="US"/>
    </style:style>
    <style:style style:name="T132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24" style:parent-style-name="DefaultParagraphFont" style:family="text">
      <style:text-properties fo:font-size="8pt" style:font-size-asian="8pt" style:font-size-complex="8pt" fo:language="en" fo:country="US"/>
    </style:style>
    <style:style style:name="T13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2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2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28" style:parent-style-name="DefaultParagraphFont" style:family="text">
      <style:text-properties fo:font-size="8pt" style:font-size-asian="8pt" style:font-size-complex="8pt" fo:language="en" fo:country="US"/>
    </style:style>
    <style:style style:name="T132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30" style:parent-style-name="DefaultParagraphFont" style:family="text">
      <style:text-properties fo:font-size="8pt" style:font-size-asian="8pt" style:font-size-complex="8pt" fo:language="en" fo:country="US"/>
    </style:style>
    <style:style style:name="T133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32" style:parent-style-name="DefaultParagraphFont" style:family="text">
      <style:text-properties fo:font-size="8pt" style:font-size-asian="8pt" style:font-size-complex="8pt" fo:language="en" fo:country="US"/>
    </style:style>
    <style:style style:name="T1333" style:parent-style-name="apple-tab-span" style:family="text">
      <style:text-properties fo:font-size="8pt" style:font-size-asian="8pt" style:font-size-complex="8pt" fo:language="en" fo:country="US"/>
    </style:style>
    <style:style style:name="T133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3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3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38" style:parent-style-name="DefaultParagraphFont" style:family="text">
      <style:text-properties fo:font-size="8pt" style:font-size-asian="8pt" style:font-size-complex="8pt" fo:language="en" fo:country="US"/>
    </style:style>
    <style:style style:name="T133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40" style:parent-style-name="DefaultParagraphFont" style:family="text">
      <style:text-properties fo:font-size="8pt" style:font-size-asian="8pt" style:font-size-complex="8pt" fo:language="en" fo:country="US"/>
    </style:style>
    <style:style style:name="T134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42" style:parent-style-name="DefaultParagraphFont" style:family="text">
      <style:text-properties fo:font-size="8pt" style:font-size-asian="8pt" style:font-size-complex="8pt" fo:language="en" fo:country="US"/>
    </style:style>
    <style:style style:name="T134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4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4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4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4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48" style:parent-style-name="DefaultParagraphFont" style:family="text">
      <style:text-properties fo:font-size="8pt" style:font-size-asian="8pt" style:font-size-complex="8pt" fo:language="en" fo:country="US"/>
    </style:style>
    <style:style style:name="T134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50" style:parent-style-name="DefaultParagraphFont" style:family="text">
      <style:text-properties fo:font-size="8pt" style:font-size-asian="8pt" style:font-size-complex="8pt" fo:language="en" fo:country="US"/>
    </style:style>
    <style:style style:name="T135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5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5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5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5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5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5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5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5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60" style:parent-style-name="DefaultParagraphFont" style:family="text">
      <style:text-properties fo:font-size="8pt" style:font-size-asian="8pt" style:font-size-complex="8pt" fo:language="en" fo:country="US"/>
    </style:style>
    <style:style style:name="T136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62" style:parent-style-name="DefaultParagraphFont" style:family="text">
      <style:text-properties fo:font-size="8pt" style:font-size-asian="8pt" style:font-size-complex="8pt" fo:language="en" fo:country="US"/>
    </style:style>
    <style:style style:name="T136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64" style:parent-style-name="DefaultParagraphFont" style:family="text">
      <style:text-properties fo:font-size="8pt" style:font-size-asian="8pt" style:font-size-complex="8pt" fo:language="en" fo:country="US"/>
    </style:style>
    <style:style style:name="T136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6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6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68" style:parent-style-name="DefaultParagraphFont" style:family="text">
      <style:text-properties fo:font-size="8pt" style:font-size-asian="8pt" style:font-size-complex="8pt" fo:language="en" fo:country="US"/>
    </style:style>
    <style:style style:name="T136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70" style:parent-style-name="DefaultParagraphFont" style:family="text">
      <style:text-properties fo:font-size="8pt" style:font-size-asian="8pt" style:font-size-complex="8pt" fo:language="en" fo:country="US"/>
    </style:style>
    <style:style style:name="T137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7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73" style:parent-style-name="DefaultParagraphFont" style:family="text">
      <style:text-properties fo:font-size="8pt" style:font-size-asian="8pt" style:font-size-complex="8pt" fo:language="en" fo:country="US"/>
    </style:style>
    <style:style style:name="T1374" style:parent-style-name="apple-tab-span" style:family="text">
      <style:text-properties fo:font-size="8pt" style:font-size-asian="8pt" style:font-size-complex="8pt" fo:language="en" fo:country="US"/>
    </style:style>
    <style:style style:name="T137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7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7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78" style:parent-style-name="DefaultParagraphFont" style:family="text">
      <style:text-properties fo:font-size="8pt" style:font-size-asian="8pt" style:font-size-complex="8pt" fo:language="en" fo:country="US"/>
    </style:style>
    <style:style style:name="T137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80" style:parent-style-name="DefaultParagraphFont" style:family="text">
      <style:text-properties fo:font-size="8pt" style:font-size-asian="8pt" style:font-size-complex="8pt" fo:language="en" fo:country="US"/>
    </style:style>
    <style:style style:name="T138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82" style:parent-style-name="DefaultParagraphFont" style:family="text">
      <style:text-properties fo:font-size="8pt" style:font-size-asian="8pt" style:font-size-complex="8pt" fo:language="en" fo:country="US"/>
    </style:style>
    <style:style style:name="T138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8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85" style:parent-style-name="DefaultParagraphFont" style:family="text">
      <style:text-properties fo:font-size="8pt" style:font-size-asian="8pt" style:font-size-complex="8pt" fo:language="en" fo:country="US"/>
    </style:style>
    <style:style style:name="T138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87" style:parent-style-name="DefaultParagraphFont" style:family="text">
      <style:text-properties fo:font-size="8pt" style:font-size-asian="8pt" style:font-size-complex="8pt" fo:language="en" fo:country="US"/>
    </style:style>
    <style:style style:name="T138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8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90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39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9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9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394" style:parent-style-name="DefaultParagraphFont" style:family="text">
      <style:text-properties fo:font-size="8pt" style:font-size-asian="8pt" style:font-size-complex="8pt" fo:language="en" fo:country="US"/>
    </style:style>
    <style:style style:name="T1395" style:parent-style-name="apple-tab-span" style:family="text">
      <style:text-properties fo:font-size="8pt" style:font-size-asian="8pt" style:font-size-complex="8pt" fo:language="en" fo:country="US"/>
    </style:style>
    <style:style style:name="T139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9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9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399" style:parent-style-name="DefaultParagraphFont" style:family="text">
      <style:text-properties fo:font-size="8pt" style:font-size-asian="8pt" style:font-size-complex="8pt" fo:language="en" fo:country="US"/>
    </style:style>
    <style:style style:name="T140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01" style:parent-style-name="DefaultParagraphFont" style:family="text">
      <style:text-properties fo:font-size="8pt" style:font-size-asian="8pt" style:font-size-complex="8pt" fo:language="en" fo:country="US"/>
    </style:style>
    <style:style style:name="T140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03" style:parent-style-name="DefaultParagraphFont" style:family="text">
      <style:text-properties fo:font-size="8pt" style:font-size-asian="8pt" style:font-size-complex="8pt" fo:language="en" fo:country="US"/>
    </style:style>
    <style:style style:name="T140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06" style:parent-style-name="DefaultParagraphFont" style:family="text">
      <style:text-properties fo:font-size="8pt" style:font-size-asian="8pt" style:font-size-complex="8pt" fo:language="en" fo:country="US"/>
    </style:style>
    <style:style style:name="T140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08" style:parent-style-name="DefaultParagraphFont" style:family="text">
      <style:text-properties fo:font-size="8pt" style:font-size-asian="8pt" style:font-size-complex="8pt" fo:language="en" fo:country="US"/>
    </style:style>
    <style:style style:name="T14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1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1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12" style:parent-style-name="DefaultParagraphFont" style:family="text">
      <style:text-properties fo:font-size="8pt" style:font-size-asian="8pt" style:font-size-complex="8pt" fo:language="en" fo:country="US"/>
    </style:style>
    <style:style style:name="T1413" style:parent-style-name="apple-tab-span" style:family="text">
      <style:text-properties fo:font-size="8pt" style:font-size-asian="8pt" style:font-size-complex="8pt" fo:language="en" fo:country="US"/>
    </style:style>
    <style:style style:name="T141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1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1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17" style:parent-style-name="DefaultParagraphFont" style:family="text">
      <style:text-properties fo:font-size="8pt" style:font-size-asian="8pt" style:font-size-complex="8pt" fo:language="en" fo:country="US"/>
    </style:style>
    <style:style style:name="T141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19" style:parent-style-name="DefaultParagraphFont" style:family="text">
      <style:text-properties fo:font-size="8pt" style:font-size-asian="8pt" style:font-size-complex="8pt" fo:language="en" fo:country="US"/>
    </style:style>
    <style:style style:name="T142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21" style:parent-style-name="DefaultParagraphFont" style:family="text">
      <style:text-properties fo:font-size="8pt" style:font-size-asian="8pt" style:font-size-complex="8pt" fo:language="en" fo:country="US"/>
    </style:style>
    <style:style style:name="T142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2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2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2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2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2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29" style:parent-style-name="DefaultParagraphFont" style:family="text">
      <style:text-properties fo:font-size="8pt" style:font-size-asian="8pt" style:font-size-complex="8pt" fo:language="en" fo:country="US"/>
    </style:style>
    <style:style style:name="T143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31" style:parent-style-name="DefaultParagraphFont" style:family="text">
      <style:text-properties fo:font-size="8pt" style:font-size-asian="8pt" style:font-size-complex="8pt" fo:language="en" fo:country="US"/>
    </style:style>
    <style:style style:name="T143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3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34" style:parent-style-name="DefaultParagraphFont" style:family="text">
      <style:text-properties fo:font-size="8pt" style:font-size-asian="8pt" style:font-size-complex="8pt" fo:language="en" fo:country="US"/>
    </style:style>
    <style:style style:name="T1435" style:parent-style-name="apple-tab-span" style:family="text">
      <style:text-properties fo:font-size="8pt" style:font-size-asian="8pt" style:font-size-complex="8pt" fo:language="en" fo:country="US"/>
    </style:style>
    <style:style style:name="T143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3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39" style:parent-style-name="DefaultParagraphFont" style:family="text">
      <style:text-properties fo:font-size="8pt" style:font-size-asian="8pt" style:font-size-complex="8pt" fo:language="en" fo:country="US"/>
    </style:style>
    <style:style style:name="T144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41" style:parent-style-name="DefaultParagraphFont" style:family="text">
      <style:text-properties fo:font-size="8pt" style:font-size-asian="8pt" style:font-size-complex="8pt" fo:language="en" fo:country="US"/>
    </style:style>
    <style:style style:name="T144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43" style:parent-style-name="DefaultParagraphFont" style:family="text">
      <style:text-properties fo:font-size="8pt" style:font-size-asian="8pt" style:font-size-complex="8pt" fo:language="en" fo:country="US"/>
    </style:style>
    <style:style style:name="T144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4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46" style:parent-style-name="DefaultParagraphFont" style:family="text">
      <style:text-properties fo:font-size="8pt" style:font-size-asian="8pt" style:font-size-complex="8pt" fo:language="en" fo:country="US"/>
    </style:style>
    <style:style style:name="T144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48" style:parent-style-name="DefaultParagraphFont" style:family="text">
      <style:text-properties fo:font-size="8pt" style:font-size-asian="8pt" style:font-size-complex="8pt" fo:language="en" fo:country="US"/>
    </style:style>
    <style:style style:name="T144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5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5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52" style:parent-style-name="DefaultParagraphFont" style:family="text">
      <style:text-properties fo:font-size="8pt" style:font-size-asian="8pt" style:font-size-complex="8pt" fo:language="en" fo:country="US"/>
    </style:style>
    <style:style style:name="T1453" style:parent-style-name="apple-tab-span" style:family="text">
      <style:text-properties fo:font-size="8pt" style:font-size-asian="8pt" style:font-size-complex="8pt" fo:language="en" fo:country="US"/>
    </style:style>
    <style:style style:name="T145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5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5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57" style:parent-style-name="DefaultParagraphFont" style:family="text">
      <style:text-properties fo:font-size="8pt" style:font-size-asian="8pt" style:font-size-complex="8pt" fo:language="en" fo:country="US"/>
    </style:style>
    <style:style style:name="T145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59" style:parent-style-name="DefaultParagraphFont" style:family="text">
      <style:text-properties fo:font-size="8pt" style:font-size-asian="8pt" style:font-size-complex="8pt" fo:language="en" fo:country="US"/>
    </style:style>
    <style:style style:name="T146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61" style:parent-style-name="DefaultParagraphFont" style:family="text">
      <style:text-properties fo:font-size="8pt" style:font-size-asian="8pt" style:font-size-complex="8pt" fo:language="en" fo:country="US"/>
    </style:style>
    <style:style style:name="T146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6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6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6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6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67" style:parent-style-name="DefaultParagraphFont" style:family="text">
      <style:text-properties fo:font-size="8pt" style:font-size-asian="8pt" style:font-size-complex="8pt" fo:language="en" fo:country="US"/>
    </style:style>
    <style:style style:name="T146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69" style:parent-style-name="DefaultParagraphFont" style:family="text">
      <style:text-properties fo:font-size="8pt" style:font-size-asian="8pt" style:font-size-complex="8pt" fo:language="en" fo:country="US"/>
    </style:style>
    <style:style style:name="T147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7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72" style:parent-style-name="DefaultParagraphFont" style:family="text">
      <style:text-properties fo:font-size="8pt" style:font-size-asian="8pt" style:font-size-complex="8pt" fo:language="en" fo:country="US"/>
    </style:style>
    <style:style style:name="T1473" style:parent-style-name="apple-tab-span" style:family="text">
      <style:text-properties fo:font-size="8pt" style:font-size-asian="8pt" style:font-size-complex="8pt" fo:language="en" fo:country="US"/>
    </style:style>
    <style:style style:name="T147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7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7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77" style:parent-style-name="DefaultParagraphFont" style:family="text">
      <style:text-properties fo:font-size="8pt" style:font-size-asian="8pt" style:font-size-complex="8pt" fo:language="en" fo:country="US"/>
    </style:style>
    <style:style style:name="T147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7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8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81" style:parent-style-name="DefaultParagraphFont" style:family="text">
      <style:text-properties fo:font-size="8pt" style:font-size-asian="8pt" style:font-size-complex="8pt" fo:language="en" fo:country="US"/>
    </style:style>
    <style:style style:name="T148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83" style:parent-style-name="DefaultParagraphFont" style:family="text">
      <style:text-properties fo:font-size="8pt" style:font-size-asian="8pt" style:font-size-complex="8pt" fo:language="en" fo:country="US"/>
    </style:style>
    <style:style style:name="T148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8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8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8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48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89" style:parent-style-name="DefaultParagraphFont" style:family="text">
      <style:text-properties fo:font-size="8pt" style:font-size-asian="8pt" style:font-size-complex="8pt" fo:language="en" fo:country="US"/>
    </style:style>
    <style:style style:name="T149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91" style:parent-style-name="DefaultParagraphFont" style:family="text">
      <style:text-properties fo:font-size="8pt" style:font-size-asian="8pt" style:font-size-complex="8pt" fo:language="en" fo:country="US"/>
    </style:style>
    <style:style style:name="P1492" style:parent-style-name="Normal" style:family="paragraph">
      <style:text-properties style:font-name="Arial" style:font-name-complex="Arial" fo:color="#000000" fo:font-size="8pt" style:font-size-asian="8pt" style:font-size-complex="8pt" fo:language="en" fo:country="US"/>
    </style:style>
    <style:style style:name="P1493" style:parent-style-name="Normal" style:family="paragraph">
      <style:text-properties style:font-name="Arial" style:font-name-complex="Arial" fo:color="#000000" fo:font-size="8pt" style:font-size-asian="8pt" style:font-size-complex="8pt" fo:language="en" fo:country="US"/>
    </style:style>
    <style:style style:name="T149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9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9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9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9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49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00" style:parent-style-name="DefaultParagraphFont" style:family="text">
      <style:text-properties fo:font-size="8pt" style:font-size-asian="8pt" style:font-size-complex="8pt" fo:language="en" fo:country="US"/>
    </style:style>
    <style:style style:name="T15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02" style:parent-style-name="DefaultParagraphFont" style:family="text">
      <style:text-properties fo:font-size="8pt" style:font-size-asian="8pt" style:font-size-complex="8pt" fo:language="en" fo:country="US"/>
    </style:style>
    <style:style style:name="T15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04" style:parent-style-name="DefaultParagraphFont" style:family="text">
      <style:text-properties fo:font-size="8pt" style:font-size-asian="8pt" style:font-size-complex="8pt" fo:language="en" fo:country="US"/>
    </style:style>
    <style:style style:name="T15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0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0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08" style:parent-style-name="DefaultParagraphFont" style:family="text">
      <style:text-properties fo:font-size="8pt" style:font-size-asian="8pt" style:font-size-complex="8pt" fo:language="en" fo:country="US"/>
    </style:style>
    <style:style style:name="T15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10" style:parent-style-name="DefaultParagraphFont" style:family="text">
      <style:text-properties fo:font-size="8pt" style:font-size-asian="8pt" style:font-size-complex="8pt" fo:language="en" fo:country="US"/>
    </style:style>
    <style:style style:name="T151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1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13" style:parent-style-name="DefaultParagraphFont" style:family="text">
      <style:text-properties fo:font-size="8pt" style:font-size-asian="8pt" style:font-size-complex="8pt" fo:language="en" fo:country="US"/>
    </style:style>
    <style:style style:name="T1514" style:parent-style-name="apple-tab-span" style:family="text">
      <style:text-properties fo:font-size="8pt" style:font-size-asian="8pt" style:font-size-complex="8pt" fo:language="en" fo:country="US"/>
    </style:style>
    <style:style style:name="T151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1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1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18" style:parent-style-name="DefaultParagraphFont" style:family="text">
      <style:text-properties fo:font-size="8pt" style:font-size-asian="8pt" style:font-size-complex="8pt" fo:language="en" fo:country="US"/>
    </style:style>
    <style:style style:name="T151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20" style:parent-style-name="DefaultParagraphFont" style:family="text">
      <style:text-properties fo:font-size="8pt" style:font-size-asian="8pt" style:font-size-complex="8pt" fo:language="en" fo:country="US"/>
    </style:style>
    <style:style style:name="T152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22" style:parent-style-name="DefaultParagraphFont" style:family="text">
      <style:text-properties fo:font-size="8pt" style:font-size-asian="8pt" style:font-size-complex="8pt" fo:language="en" fo:country="US"/>
    </style:style>
    <style:style style:name="T152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2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26" style:parent-style-name="DefaultParagraphFont" style:family="text">
      <style:text-properties fo:font-size="8pt" style:font-size-asian="8pt" style:font-size-complex="8pt" fo:language="en" fo:country="US"/>
    </style:style>
    <style:style style:name="T152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28" style:parent-style-name="DefaultParagraphFont" style:family="text">
      <style:text-properties fo:font-size="8pt" style:font-size-asian="8pt" style:font-size-complex="8pt" fo:language="en" fo:country="US"/>
    </style:style>
    <style:style style:name="T152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3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3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32" style:parent-style-name="DefaultParagraphFont" style:family="text">
      <style:text-properties fo:font-size="8pt" style:font-size-asian="8pt" style:font-size-complex="8pt" fo:language="en" fo:country="US"/>
    </style:style>
    <style:style style:name="T1533" style:parent-style-name="DefaultParagraphFont" style:family="text">
      <style:text-properties fo:font-size="8pt" style:font-size-asian="8pt" style:font-size-complex="8pt" fo:language="en" fo:country="US"/>
    </style:style>
    <style:style style:name="T1534" style:parent-style-name="apple-tab-span" style:family="text">
      <style:text-properties fo:font-size="8pt" style:font-size-asian="8pt" style:font-size-complex="8pt" fo:language="en" fo:country="US"/>
    </style:style>
    <style:style style:name="T153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3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38" style:parent-style-name="DefaultParagraphFont" style:family="text">
      <style:text-properties fo:font-size="8pt" style:font-size-asian="8pt" style:font-size-complex="8pt" fo:language="en" fo:country="US"/>
    </style:style>
    <style:style style:name="T153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4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41" style:parent-style-name="DefaultParagraphFont" style:family="text">
      <style:text-properties fo:font-size="8pt" style:font-size-asian="8pt" style:font-size-complex="8pt" fo:language="en" fo:country="US"/>
    </style:style>
    <style:style style:name="T154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43" style:parent-style-name="DefaultParagraphFont" style:family="text">
      <style:text-properties fo:font-size="8pt" style:font-size-asian="8pt" style:font-size-complex="8pt" fo:language="en" fo:country="US"/>
    </style:style>
    <style:style style:name="T154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45" style:parent-style-name="DefaultParagraphFont" style:family="text">
      <style:text-properties fo:font-size="8pt" style:font-size-asian="8pt" style:font-size-complex="8pt" fo:language="en" fo:country="US"/>
    </style:style>
    <style:style style:name="T154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47" style:parent-style-name="DefaultParagraphFont" style:family="text">
      <style:text-properties fo:font-size="8pt" style:font-size-asian="8pt" style:font-size-complex="8pt" fo:language="en" fo:country="US"/>
    </style:style>
    <style:style style:name="T154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4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50" style:parent-style-name="DefaultParagraphFont" style:family="text">
      <style:text-properties fo:font-size="8pt" style:font-size-asian="8pt" style:font-size-complex="8pt" fo:language="en" fo:country="US"/>
    </style:style>
    <style:style style:name="T1551" style:parent-style-name="apple-tab-span" style:family="text">
      <style:text-properties fo:font-size="8pt" style:font-size-asian="8pt" style:font-size-complex="8pt" fo:language="en" fo:country="US"/>
    </style:style>
    <style:style style:name="T155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5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5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55" style:parent-style-name="DefaultParagraphFont" style:family="text">
      <style:text-properties fo:font-size="8pt" style:font-size-asian="8pt" style:font-size-complex="8pt" fo:language="en" fo:country="US"/>
    </style:style>
    <style:style style:name="T155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5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58" style:parent-style-name="DefaultParagraphFont" style:family="text">
      <style:text-properties fo:font-size="8pt" style:font-size-asian="8pt" style:font-size-complex="8pt" fo:language="en" fo:country="US"/>
    </style:style>
    <style:style style:name="T155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60" style:parent-style-name="DefaultParagraphFont" style:family="text">
      <style:text-properties fo:font-size="8pt" style:font-size-asian="8pt" style:font-size-complex="8pt" fo:language="en" fo:country="US"/>
    </style:style>
    <style:style style:name="T156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62" style:parent-style-name="DefaultParagraphFont" style:family="text">
      <style:text-properties fo:font-size="8pt" style:font-size-asian="8pt" style:font-size-complex="8pt" fo:language="en" fo:country="US"/>
    </style:style>
    <style:style style:name="T156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64" style:parent-style-name="DefaultParagraphFont" style:family="text">
      <style:text-properties fo:font-size="8pt" style:font-size-asian="8pt" style:font-size-complex="8pt" fo:language="en" fo:country="US"/>
    </style:style>
    <style:style style:name="T156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6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67" style:parent-style-name="DefaultParagraphFont" style:family="text">
      <style:text-properties fo:font-size="8pt" style:font-size-asian="8pt" style:font-size-complex="8pt" fo:language="en" fo:country="US"/>
    </style:style>
    <style:style style:name="T1568" style:parent-style-name="apple-tab-span" style:family="text">
      <style:text-properties fo:font-size="8pt" style:font-size-asian="8pt" style:font-size-complex="8pt" fo:language="en" fo:country="US"/>
    </style:style>
    <style:style style:name="T156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7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7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72" style:parent-style-name="DefaultParagraphFont" style:family="text">
      <style:text-properties fo:font-size="8pt" style:font-size-asian="8pt" style:font-size-complex="8pt" fo:language="en" fo:country="US"/>
    </style:style>
    <style:style style:name="T157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7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75" style:parent-style-name="DefaultParagraphFont" style:family="text">
      <style:text-properties fo:font-size="8pt" style:font-size-asian="8pt" style:font-size-complex="8pt" fo:language="en" fo:country="US"/>
    </style:style>
    <style:style style:name="T157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77" style:parent-style-name="DefaultParagraphFont" style:family="text">
      <style:text-properties fo:font-size="8pt" style:font-size-asian="8pt" style:font-size-complex="8pt" fo:language="en" fo:country="US"/>
    </style:style>
    <style:style style:name="T157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79" style:parent-style-name="DefaultParagraphFont" style:family="text">
      <style:text-properties fo:font-size="8pt" style:font-size-asian="8pt" style:font-size-complex="8pt" fo:language="en" fo:country="US"/>
    </style:style>
    <style:style style:name="T158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81" style:parent-style-name="DefaultParagraphFont" style:family="text">
      <style:text-properties fo:font-size="8pt" style:font-size-asian="8pt" style:font-size-complex="8pt" fo:language="en" fo:country="US"/>
    </style:style>
    <style:style style:name="T158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8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8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8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8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1587" style:parent-style-name="Normal" style:family="paragraph">
      <style:paragraph-properties fo:break-before="page"/>
      <style:text-properties fo:hyphenate="true"/>
    </style:style>
    <style:style style:name="T158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8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90" style:parent-style-name="DefaultParagraphFont" style:family="text">
      <style:text-properties fo:font-size="8pt" style:font-size-asian="8pt" style:font-size-complex="8pt" fo:language="en" fo:country="US"/>
    </style:style>
    <style:style style:name="T159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592" style:parent-style-name="DefaultParagraphFont" style:family="text">
      <style:text-properties fo:font-size="8pt" style:font-size-asian="8pt" style:font-size-complex="8pt" fo:language="en" fo:country="US"/>
    </style:style>
    <style:style style:name="T159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94" style:parent-style-name="DefaultParagraphFont" style:family="text">
      <style:text-properties fo:font-size="8pt" style:font-size-asian="8pt" style:font-size-complex="8pt" fo:language="en" fo:country="US"/>
    </style:style>
    <style:style style:name="T159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9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9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9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59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00" style:parent-style-name="DefaultParagraphFont" style:family="text">
      <style:text-properties fo:font-size="8pt" style:font-size-asian="8pt" style:font-size-complex="8pt" fo:language="en" fo:country="US"/>
    </style:style>
    <style:style style:name="T16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02" style:parent-style-name="DefaultParagraphFont" style:family="text">
      <style:text-properties fo:font-size="8pt" style:font-size-asian="8pt" style:font-size-complex="8pt" fo:language="en" fo:country="US"/>
    </style:style>
    <style:style style:name="T1603" style:parent-style-name="DefaultParagraphFont" style:family="text">
      <style:text-properties style:font-name="Arial" style:font-name-complex="Arial" fo:color="#000000" fo:language="en" fo:country="US"/>
    </style:style>
    <style:style style:name="T160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0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06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60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0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0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1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11" style:parent-style-name="DefaultParagraphFont" style:family="text">
      <style:text-properties fo:font-size="8pt" style:font-size-asian="8pt" style:font-size-complex="8pt" fo:language="en" fo:country="US"/>
    </style:style>
    <style:style style:name="T161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13" style:parent-style-name="DefaultParagraphFont" style:family="text">
      <style:text-properties fo:font-size="8pt" style:font-size-asian="8pt" style:font-size-complex="8pt" fo:language="en" fo:country="US"/>
    </style:style>
    <style:style style:name="T161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15" style:parent-style-name="DefaultParagraphFont" style:family="text">
      <style:text-properties fo:font-size="8pt" style:font-size-asian="8pt" style:font-size-complex="8pt" fo:language="en" fo:country="US"/>
    </style:style>
    <style:style style:name="T161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1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1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1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2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21" style:parent-style-name="DefaultParagraphFont" style:family="text">
      <style:text-properties fo:font-size="8pt" style:font-size-asian="8pt" style:font-size-complex="8pt" fo:language="en" fo:country="US"/>
    </style:style>
    <style:style style:name="T162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23" style:parent-style-name="DefaultParagraphFont" style:family="text">
      <style:text-properties fo:font-size="8pt" style:font-size-asian="8pt" style:font-size-complex="8pt" fo:language="en" fo:country="US"/>
    </style:style>
    <style:style style:name="T1624" style:parent-style-name="DefaultParagraphFont" style:family="text">
      <style:text-properties style:font-name="Arial" style:font-name-complex="Arial" fo:color="#000000" fo:language="en" fo:country="US"/>
    </style:style>
    <style:style style:name="T162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2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27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62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2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3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3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32" style:parent-style-name="DefaultParagraphFont" style:family="text">
      <style:text-properties fo:font-size="8pt" style:font-size-asian="8pt" style:font-size-complex="8pt" fo:language="en" fo:country="US"/>
    </style:style>
    <style:style style:name="T163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34" style:parent-style-name="DefaultParagraphFont" style:family="text">
      <style:text-properties fo:font-size="8pt" style:font-size-asian="8pt" style:font-size-complex="8pt" fo:language="en" fo:country="US"/>
    </style:style>
    <style:style style:name="T163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36" style:parent-style-name="DefaultParagraphFont" style:family="text">
      <style:text-properties fo:font-size="8pt" style:font-size-asian="8pt" style:font-size-complex="8pt" fo:language="en" fo:country="US"/>
    </style:style>
    <style:style style:name="T163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3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3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4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4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42" style:parent-style-name="DefaultParagraphFont" style:family="text">
      <style:text-properties fo:font-size="8pt" style:font-size-asian="8pt" style:font-size-complex="8pt" fo:language="en" fo:country="US"/>
    </style:style>
    <style:style style:name="T164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44" style:parent-style-name="DefaultParagraphFont" style:family="text">
      <style:text-properties fo:font-size="8pt" style:font-size-asian="8pt" style:font-size-complex="8pt" fo:language="en" fo:country="US"/>
    </style:style>
    <style:style style:name="T1645" style:parent-style-name="DefaultParagraphFont" style:family="text">
      <style:text-properties style:font-name="Arial" style:font-name-complex="Arial" fo:color="#000000" fo:language="en" fo:country="US"/>
    </style:style>
    <style:style style:name="T164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4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48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64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5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5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5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53" style:parent-style-name="DefaultParagraphFont" style:family="text">
      <style:text-properties fo:font-size="8pt" style:font-size-asian="8pt" style:font-size-complex="8pt" fo:language="en" fo:country="US"/>
    </style:style>
    <style:style style:name="T165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55" style:parent-style-name="DefaultParagraphFont" style:family="text">
      <style:text-properties fo:font-size="8pt" style:font-size-asian="8pt" style:font-size-complex="8pt" fo:language="en" fo:country="US"/>
    </style:style>
    <style:style style:name="T165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57" style:parent-style-name="DefaultParagraphFont" style:family="text">
      <style:text-properties fo:font-size="8pt" style:font-size-asian="8pt" style:font-size-complex="8pt" fo:language="en" fo:country="US"/>
    </style:style>
    <style:style style:name="T165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5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6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6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6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6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6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6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6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67" style:parent-style-name="DefaultParagraphFont" style:family="text">
      <style:text-properties fo:font-size="8pt" style:font-size-asian="8pt" style:font-size-complex="8pt" fo:language="en" fo:country="US"/>
    </style:style>
    <style:style style:name="T166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69" style:parent-style-name="DefaultParagraphFont" style:family="text">
      <style:text-properties fo:font-size="8pt" style:font-size-asian="8pt" style:font-size-complex="8pt" fo:language="en" fo:country="US"/>
    </style:style>
    <style:style style:name="T1670" style:parent-style-name="DefaultParagraphFont" style:family="text">
      <style:text-properties style:font-name="Arial" style:font-name-complex="Arial" fo:color="#000000" fo:language="en" fo:country="US"/>
    </style:style>
    <style:style style:name="T167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7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7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6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7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7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7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78" style:parent-style-name="DefaultParagraphFont" style:family="text">
      <style:text-properties fo:font-size="8pt" style:font-size-asian="8pt" style:font-size-complex="8pt" fo:language="en" fo:country="US"/>
    </style:style>
    <style:style style:name="T167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680" style:parent-style-name="DefaultParagraphFont" style:family="text">
      <style:text-properties fo:font-size="8pt" style:font-size-asian="8pt" style:font-size-complex="8pt" fo:language="en" fo:country="US"/>
    </style:style>
    <style:style style:name="T168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82" style:parent-style-name="DefaultParagraphFont" style:family="text">
      <style:text-properties fo:font-size="8pt" style:font-size-asian="8pt" style:font-size-complex="8pt" fo:language="en" fo:country="US"/>
    </style:style>
    <style:style style:name="T16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8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8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8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8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88" style:parent-style-name="DefaultParagraphFont" style:family="text">
      <style:text-properties fo:font-size="8pt" style:font-size-asian="8pt" style:font-size-complex="8pt" fo:language="en" fo:country="US"/>
    </style:style>
    <style:style style:name="T168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90" style:parent-style-name="DefaultParagraphFont" style:family="text">
      <style:text-properties fo:font-size="8pt" style:font-size-asian="8pt" style:font-size-complex="8pt" fo:language="en" fo:country="US"/>
    </style:style>
    <style:style style:name="T1691" style:parent-style-name="DefaultParagraphFont" style:family="text">
      <style:text-properties style:font-name="Arial" style:font-name-complex="Arial" fo:color="#000000" fo:language="en" fo:country="US"/>
    </style:style>
    <style:style style:name="T169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9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9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69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1696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 fo:hyphenate="true"/>
    </style:style>
    <style:style style:name="T1697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69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9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0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0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02" style:parent-style-name="DefaultParagraphFont" style:family="text">
      <style:text-properties fo:font-size="8pt" style:font-size-asian="8pt" style:font-size-complex="8pt" fo:language="en" fo:country="US"/>
    </style:style>
    <style:style style:name="T170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04" style:parent-style-name="DefaultParagraphFont" style:family="text">
      <style:text-properties fo:font-size="8pt" style:font-size-asian="8pt" style:font-size-complex="8pt" fo:language="en" fo:country="US"/>
    </style:style>
    <style:style style:name="T17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06" style:parent-style-name="DefaultParagraphFont" style:family="text">
      <style:text-properties fo:font-size="8pt" style:font-size-asian="8pt" style:font-size-complex="8pt" fo:language="en" fo:country="US"/>
    </style:style>
    <style:style style:name="T170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0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10" style:parent-style-name="DefaultParagraphFont" style:family="text">
      <style:text-properties fo:font-size="8pt" style:font-size-asian="8pt" style:font-size-complex="8pt" fo:language="en" fo:country="US"/>
    </style:style>
    <style:style style:name="T171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12" style:parent-style-name="DefaultParagraphFont" style:family="text">
      <style:text-properties fo:font-size="8pt" style:font-size-asian="8pt" style:font-size-complex="8pt" fo:language="en" fo:country="US"/>
    </style:style>
    <style:style style:name="T1713" style:parent-style-name="DefaultParagraphFont" style:family="text">
      <style:text-properties style:font-name="Arial" style:font-name-complex="Arial" fo:color="#000000" fo:language="en" fo:country="US"/>
    </style:style>
    <style:style style:name="T171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1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16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71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1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1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2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21" style:parent-style-name="DefaultParagraphFont" style:family="text">
      <style:text-properties fo:font-size="8pt" style:font-size-asian="8pt" style:font-size-complex="8pt" fo:language="en" fo:country="US"/>
    </style:style>
    <style:style style:name="T172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23" style:parent-style-name="DefaultParagraphFont" style:family="text">
      <style:text-properties fo:font-size="8pt" style:font-size-asian="8pt" style:font-size-complex="8pt" fo:language="en" fo:country="US"/>
    </style:style>
    <style:style style:name="T172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25" style:parent-style-name="DefaultParagraphFont" style:family="text">
      <style:text-properties fo:font-size="8pt" style:font-size-asian="8pt" style:font-size-complex="8pt" fo:language="en" fo:country="US"/>
    </style:style>
    <style:style style:name="T172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2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2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2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3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31" style:parent-style-name="DefaultParagraphFont" style:family="text">
      <style:text-properties fo:font-size="8pt" style:font-size-asian="8pt" style:font-size-complex="8pt" fo:language="en" fo:country="US"/>
    </style:style>
    <style:style style:name="T173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33" style:parent-style-name="DefaultParagraphFont" style:family="text">
      <style:text-properties fo:font-size="8pt" style:font-size-asian="8pt" style:font-size-complex="8pt" fo:language="en" fo:country="US"/>
    </style:style>
    <style:style style:name="T1734" style:parent-style-name="DefaultParagraphFont" style:family="text">
      <style:text-properties style:font-name="Arial" style:font-name-complex="Arial" fo:color="#000000" fo:language="en" fo:country="US"/>
    </style:style>
    <style:style style:name="T173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3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37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73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3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4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4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42" style:parent-style-name="DefaultParagraphFont" style:family="text">
      <style:text-properties fo:font-size="8pt" style:font-size-asian="8pt" style:font-size-complex="8pt" fo:language="en" fo:country="US"/>
    </style:style>
    <style:style style:name="T174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44" style:parent-style-name="DefaultParagraphFont" style:family="text">
      <style:text-properties fo:font-size="8pt" style:font-size-asian="8pt" style:font-size-complex="8pt" fo:language="en" fo:country="US"/>
    </style:style>
    <style:style style:name="T174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46" style:parent-style-name="DefaultParagraphFont" style:family="text">
      <style:text-properties fo:font-size="8pt" style:font-size-asian="8pt" style:font-size-complex="8pt" fo:language="en" fo:country="US"/>
    </style:style>
    <style:style style:name="T174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48" style:parent-style-name="DefaultParagraphFont" style:family="text">
      <style:text-properties fo:font-size="8pt" style:font-size-asian="8pt" style:font-size-complex="8pt" fo:language="en" fo:country="US"/>
    </style:style>
    <style:style style:name="T174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50" style:parent-style-name="DefaultParagraphFont" style:family="text">
      <style:text-properties fo:font-size="8pt" style:font-size-asian="8pt" style:font-size-complex="8pt" fo:language="en" fo:country="US"/>
    </style:style>
    <style:style style:name="T1751" style:parent-style-name="DefaultParagraphFont" style:family="text">
      <style:text-properties style:font-name="Arial" style:font-name-complex="Arial" fo:color="#000000" fo:language="en" fo:country="US"/>
    </style:style>
    <style:style style:name="T175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5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54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75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5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5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5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59" style:parent-style-name="DefaultParagraphFont" style:family="text">
      <style:text-properties fo:font-size="8pt" style:font-size-asian="8pt" style:font-size-complex="8pt" fo:language="en" fo:country="US"/>
    </style:style>
    <style:style style:name="T176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61" style:parent-style-name="DefaultParagraphFont" style:family="text">
      <style:text-properties fo:font-size="8pt" style:font-size-asian="8pt" style:font-size-complex="8pt" fo:language="en" fo:country="US"/>
    </style:style>
    <style:style style:name="T176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63" style:parent-style-name="DefaultParagraphFont" style:family="text">
      <style:text-properties fo:font-size="8pt" style:font-size-asian="8pt" style:font-size-complex="8pt" fo:language="en" fo:country="US"/>
    </style:style>
    <style:style style:name="T176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6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6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6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6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69" style:parent-style-name="DefaultParagraphFont" style:family="text">
      <style:text-properties fo:font-size="8pt" style:font-size-asian="8pt" style:font-size-complex="8pt" fo:language="en" fo:country="US"/>
    </style:style>
    <style:style style:name="T177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71" style:parent-style-name="DefaultParagraphFont" style:family="text">
      <style:text-properties fo:font-size="8pt" style:font-size-asian="8pt" style:font-size-complex="8pt" fo:language="en" fo:country="US"/>
    </style:style>
    <style:style style:name="T1772" style:parent-style-name="DefaultParagraphFont" style:family="text">
      <style:text-properties style:font-name="Arial" style:font-name-complex="Arial" fo:color="#000000" fo:language="en" fo:country="US"/>
    </style:style>
    <style:style style:name="T177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7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75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77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7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7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7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80" style:parent-style-name="DefaultParagraphFont" style:family="text">
      <style:text-properties fo:font-size="8pt" style:font-size-asian="8pt" style:font-size-complex="8pt" fo:language="en" fo:country="US"/>
    </style:style>
    <style:style style:name="T178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782" style:parent-style-name="DefaultParagraphFont" style:family="text">
      <style:text-properties fo:font-size="8pt" style:font-size-asian="8pt" style:font-size-complex="8pt" fo:language="en" fo:country="US"/>
    </style:style>
    <style:style style:name="T17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84" style:parent-style-name="DefaultParagraphFont" style:family="text">
      <style:text-properties fo:font-size="8pt" style:font-size-asian="8pt" style:font-size-complex="8pt" fo:language="en" fo:country="US"/>
    </style:style>
    <style:style style:name="T178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8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8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88" style:parent-style-name="DefaultParagraphFont" style:family="text">
      <style:text-properties fo:font-size="8pt" style:font-size-asian="8pt" style:font-size-complex="8pt" fo:language="en" fo:country="US"/>
    </style:style>
    <style:style style:name="T178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90" style:parent-style-name="DefaultParagraphFont" style:family="text">
      <style:text-properties fo:font-size="8pt" style:font-size-asian="8pt" style:font-size-complex="8pt" fo:language="en" fo:country="US"/>
    </style:style>
    <style:style style:name="T1791" style:parent-style-name="DefaultParagraphFont" style:family="text">
      <style:text-properties style:font-name="Arial" style:font-name-complex="Arial" fo:color="#000000" fo:language="en" fo:country="US"/>
    </style:style>
    <style:style style:name="T179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9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9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79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1796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 fo:hyphenate="true"/>
    </style:style>
    <style:style style:name="T1797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79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9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0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0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02" style:parent-style-name="DefaultParagraphFont" style:family="text">
      <style:text-properties fo:font-size="8pt" style:font-size-asian="8pt" style:font-size-complex="8pt" fo:language="en" fo:country="US"/>
    </style:style>
    <style:style style:name="T180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04" style:parent-style-name="DefaultParagraphFont" style:family="text">
      <style:text-properties fo:font-size="8pt" style:font-size-asian="8pt" style:font-size-complex="8pt" fo:language="en" fo:country="US"/>
    </style:style>
    <style:style style:name="T18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06" style:parent-style-name="DefaultParagraphFont" style:family="text">
      <style:text-properties fo:font-size="8pt" style:font-size-asian="8pt" style:font-size-complex="8pt" fo:language="en" fo:country="US"/>
    </style:style>
    <style:style style:name="T180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0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10" style:parent-style-name="DefaultParagraphFont" style:family="text">
      <style:text-properties fo:font-size="8pt" style:font-size-asian="8pt" style:font-size-complex="8pt" fo:language="en" fo:country="US"/>
    </style:style>
    <style:style style:name="T181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12" style:parent-style-name="DefaultParagraphFont" style:family="text">
      <style:text-properties fo:font-size="8pt" style:font-size-asian="8pt" style:font-size-complex="8pt" fo:language="en" fo:country="US"/>
    </style:style>
    <style:style style:name="T1813" style:parent-style-name="DefaultParagraphFont" style:family="text">
      <style:text-properties style:font-name="Arial" style:font-name-complex="Arial" fo:color="#000000" fo:language="en" fo:country="US"/>
    </style:style>
    <style:style style:name="T181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1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16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81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1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1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2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21" style:parent-style-name="DefaultParagraphFont" style:family="text">
      <style:text-properties fo:font-size="8pt" style:font-size-asian="8pt" style:font-size-complex="8pt" fo:language="en" fo:country="US"/>
    </style:style>
    <style:style style:name="T182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23" style:parent-style-name="DefaultParagraphFont" style:family="text">
      <style:text-properties fo:font-size="8pt" style:font-size-asian="8pt" style:font-size-complex="8pt" fo:language="en" fo:country="US"/>
    </style:style>
    <style:style style:name="T182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25" style:parent-style-name="DefaultParagraphFont" style:family="text">
      <style:text-properties fo:font-size="8pt" style:font-size-asian="8pt" style:font-size-complex="8pt" fo:language="en" fo:country="US"/>
    </style:style>
    <style:style style:name="T182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27" style:parent-style-name="DefaultParagraphFont" style:family="text">
      <style:text-properties fo:font-size="8pt" style:font-size-asian="8pt" style:font-size-complex="8pt" fo:language="en" fo:country="US"/>
    </style:style>
    <style:style style:name="T182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29" style:parent-style-name="DefaultParagraphFont" style:family="text">
      <style:text-properties fo:font-size="8pt" style:font-size-asian="8pt" style:font-size-complex="8pt" fo:language="en" fo:country="US"/>
    </style:style>
    <style:style style:name="T1830" style:parent-style-name="DefaultParagraphFont" style:family="text">
      <style:text-properties style:font-name="Arial" style:font-name-complex="Arial" fo:color="#000000" fo:language="en" fo:country="US"/>
    </style:style>
    <style:style style:name="T183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3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3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8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3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3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38" style:parent-style-name="DefaultParagraphFont" style:family="text">
      <style:text-properties fo:font-size="8pt" style:font-size-asian="8pt" style:font-size-complex="8pt" fo:language="en" fo:country="US"/>
    </style:style>
    <style:style style:name="T183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40" style:parent-style-name="DefaultParagraphFont" style:family="text">
      <style:text-properties fo:font-size="8pt" style:font-size-asian="8pt" style:font-size-complex="8pt" fo:language="en" fo:country="US"/>
    </style:style>
    <style:style style:name="T184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42" style:parent-style-name="DefaultParagraphFont" style:family="text">
      <style:text-properties fo:font-size="8pt" style:font-size-asian="8pt" style:font-size-complex="8pt" fo:language="en" fo:country="US"/>
    </style:style>
    <style:style style:name="T184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44" style:parent-style-name="DefaultParagraphFont" style:family="text">
      <style:text-properties fo:font-size="8pt" style:font-size-asian="8pt" style:font-size-complex="8pt" fo:language="en" fo:country="US"/>
    </style:style>
    <style:style style:name="T184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46" style:parent-style-name="DefaultParagraphFont" style:family="text">
      <style:text-properties fo:font-size="8pt" style:font-size-asian="8pt" style:font-size-complex="8pt" fo:language="en" fo:country="US"/>
    </style:style>
    <style:style style:name="T1847" style:parent-style-name="DefaultParagraphFont" style:family="text">
      <style:text-properties style:font-name="Arial" style:font-name-complex="Arial" fo:color="#000000" fo:language="en" fo:country="US"/>
    </style:style>
    <style:style style:name="T184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4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5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51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85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5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5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5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56" style:parent-style-name="DefaultParagraphFont" style:family="text">
      <style:text-properties fo:font-size="8pt" style:font-size-asian="8pt" style:font-size-complex="8pt" fo:language="en" fo:country="US"/>
    </style:style>
    <style:style style:name="T185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58" style:parent-style-name="DefaultParagraphFont" style:family="text">
      <style:text-properties fo:font-size="8pt" style:font-size-asian="8pt" style:font-size-complex="8pt" fo:language="en" fo:country="US"/>
    </style:style>
    <style:style style:name="T185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60" style:parent-style-name="DefaultParagraphFont" style:family="text">
      <style:text-properties fo:font-size="8pt" style:font-size-asian="8pt" style:font-size-complex="8pt" fo:language="en" fo:country="US"/>
    </style:style>
    <style:style style:name="T186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62" style:parent-style-name="DefaultParagraphFont" style:family="text">
      <style:text-properties fo:font-size="8pt" style:font-size-asian="8pt" style:font-size-complex="8pt" fo:language="en" fo:country="US"/>
    </style:style>
    <style:style style:name="T186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64" style:parent-style-name="DefaultParagraphFont" style:family="text">
      <style:text-properties fo:font-size="8pt" style:font-size-asian="8pt" style:font-size-complex="8pt" fo:language="en" fo:country="US"/>
    </style:style>
    <style:style style:name="T1865" style:parent-style-name="DefaultParagraphFont" style:family="text">
      <style:text-properties style:font-name="Arial" style:font-name-complex="Arial" fo:color="#000000" fo:language="en" fo:country="US"/>
    </style:style>
    <style:style style:name="T186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6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6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69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87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71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7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7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74" style:parent-style-name="DefaultParagraphFont" style:family="text">
      <style:text-properties fo:font-size="8pt" style:font-size-asian="8pt" style:font-size-complex="8pt" fo:language="en" fo:country="US"/>
    </style:style>
    <style:style style:name="T187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76" style:parent-style-name="DefaultParagraphFont" style:family="text">
      <style:text-properties fo:font-size="8pt" style:font-size-asian="8pt" style:font-size-complex="8pt" fo:language="en" fo:country="US"/>
    </style:style>
    <style:style style:name="T187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78" style:parent-style-name="DefaultParagraphFont" style:family="text">
      <style:text-properties fo:font-size="8pt" style:font-size-asian="8pt" style:font-size-complex="8pt" fo:language="en" fo:country="US"/>
    </style:style>
    <style:style style:name="T1879" style:parent-style-name="DefaultParagraphFont" style:family="text">
      <style:text-properties style:font-name="Arial" style:font-name-complex="Arial" fo:color="#000000" fo:language="en" fo:country="US"/>
    </style:style>
    <style:style style:name="T188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8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82" style:parent-style-name="DefaultParagraphFont" style:family="text">
      <style:text-properties fo:font-size="8pt" style:font-size-asian="8pt" style:font-size-complex="8pt" fo:language="en" fo:country="US"/>
    </style:style>
    <style:style style:name="T18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84" style:parent-style-name="DefaultParagraphFont" style:family="text">
      <style:text-properties fo:font-size="8pt" style:font-size-asian="8pt" style:font-size-complex="8pt" fo:language="en" fo:country="US"/>
    </style:style>
    <style:style style:name="T1885" style:parent-style-name="DefaultParagraphFont" style:family="text">
      <style:text-properties style:font-name="Arial" style:font-name-complex="Arial" fo:color="#000000" fo:language="en" fo:country="US"/>
    </style:style>
    <style:style style:name="T188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8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8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889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89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91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9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9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94" style:parent-style-name="DefaultParagraphFont" style:family="text">
      <style:text-properties fo:font-size="8pt" style:font-size-asian="8pt" style:font-size-complex="8pt" fo:language="en" fo:country="US"/>
    </style:style>
    <style:style style:name="T189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896" style:parent-style-name="DefaultParagraphFont" style:family="text">
      <style:text-properties fo:font-size="8pt" style:font-size-asian="8pt" style:font-size-complex="8pt" fo:language="en" fo:country="US"/>
    </style:style>
    <style:style style:name="T189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898" style:parent-style-name="DefaultParagraphFont" style:family="text">
      <style:text-properties fo:font-size="8pt" style:font-size-asian="8pt" style:font-size-complex="8pt" fo:language="en" fo:country="US"/>
    </style:style>
    <style:style style:name="T1899" style:parent-style-name="DefaultParagraphFont" style:family="text">
      <style:text-properties style:font-name="Arial" style:font-name-complex="Arial" fo:color="#000000" fo:language="en" fo:country="US"/>
    </style:style>
    <style:style style:name="T190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0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02" style:parent-style-name="DefaultParagraphFont" style:family="text">
      <style:text-properties fo:font-size="8pt" style:font-size-asian="8pt" style:font-size-complex="8pt" fo:language="en" fo:country="US"/>
    </style:style>
    <style:style style:name="T19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04" style:parent-style-name="DefaultParagraphFont" style:family="text">
      <style:text-properties fo:font-size="8pt" style:font-size-asian="8pt" style:font-size-complex="8pt" fo:language="en" fo:country="US"/>
    </style:style>
    <style:style style:name="T1905" style:parent-style-name="DefaultParagraphFont" style:family="text">
      <style:text-properties style:font-name="Arial" style:font-name-complex="Arial" fo:color="#000000" fo:language="en" fo:country="US"/>
    </style:style>
    <style:style style:name="T190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0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0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09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91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11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1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1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14" style:parent-style-name="DefaultParagraphFont" style:family="text">
      <style:text-properties fo:font-size="8pt" style:font-size-asian="8pt" style:font-size-complex="8pt" fo:language="en" fo:country="US"/>
    </style:style>
    <style:style style:name="T191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16" style:parent-style-name="DefaultParagraphFont" style:family="text">
      <style:text-properties fo:font-size="8pt" style:font-size-asian="8pt" style:font-size-complex="8pt" fo:language="en" fo:country="US"/>
    </style:style>
    <style:style style:name="T191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18" style:parent-style-name="DefaultParagraphFont" style:family="text">
      <style:text-properties fo:font-size="8pt" style:font-size-asian="8pt" style:font-size-complex="8pt" fo:language="en" fo:country="US"/>
    </style:style>
    <style:style style:name="T191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2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2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2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2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24" style:parent-style-name="DefaultParagraphFont" style:family="text">
      <style:text-properties fo:font-size="8pt" style:font-size-asian="8pt" style:font-size-complex="8pt" fo:language="en" fo:country="US"/>
    </style:style>
    <style:style style:name="T192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2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27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92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2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3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3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3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33" style:parent-style-name="DefaultParagraphFon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9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3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3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3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38" style:parent-style-name="DefaultParagraphFont" style:family="text">
      <style:text-properties fo:font-size="8pt" style:font-size-asian="8pt" style:font-size-complex="8pt" fo:language="en" fo:country="US"/>
    </style:style>
    <style:style style:name="T193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40" style:parent-style-name="DefaultParagraphFont" style:family="text">
      <style:text-properties fo:font-size="8pt" style:font-size-asian="8pt" style:font-size-complex="8pt" fo:language="en" fo:country="US"/>
    </style:style>
    <style:style style:name="T194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42" style:parent-style-name="DefaultParagraphFont" style:family="text">
      <style:text-properties fo:font-size="8pt" style:font-size-asian="8pt" style:font-size-complex="8pt" fo:language="en" fo:country="US"/>
    </style:style>
    <style:style style:name="T194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4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4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4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4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48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4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50" style:parent-style-name="DefaultParagraphFont" style:family="text">
      <style:text-properties fo:font-size="8pt" style:font-size-asian="8pt" style:font-size-complex="8pt" fo:language="en" fo:country="US"/>
    </style:style>
    <style:style style:name="T195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52" style:parent-style-name="DefaultParagraphFont" style:family="text">
      <style:text-properties fo:font-size="8pt" style:font-size-asian="8pt" style:font-size-complex="8pt" fo:language="en" fo:country="US"/>
    </style:style>
    <style:style style:name="T1953" style:parent-style-name="DefaultParagraphFont" style:family="text">
      <style:text-properties style:font-name="Arial" style:font-name-complex="Arial" fo:color="#000000" fo:language="en" fo:country="US"/>
    </style:style>
    <style:style style:name="T195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5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1956" style:parent-style-name="DefaultParagraphFont" style:family="text">
      <style:text-properties fo:font-size="8pt" style:font-size-asian="8pt" style:font-size-complex="8pt" fo:language="en" fo:country="US"/>
    </style:style>
    <style:style style:name="T1957" style:parent-style-name="apple-tab-span" style:family="text">
      <style:text-properties fo:font-size="8pt" style:font-size-asian="8pt" style:font-size-complex="8pt" fo:language="en" fo:country="US"/>
    </style:style>
    <style:style style:name="T195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5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6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61" style:parent-style-name="DefaultParagraphFont" style:family="text">
      <style:text-properties fo:font-size="8pt" style:font-size-asian="8pt" style:font-size-complex="8pt" fo:language="en" fo:country="US"/>
    </style:style>
    <style:style style:name="T196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63" style:parent-style-name="DefaultParagraphFont" style:family="text">
      <style:text-properties fo:font-size="8pt" style:font-size-asian="8pt" style:font-size-complex="8pt" fo:language="en" fo:country="US"/>
    </style:style>
    <style:style style:name="T196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65" style:parent-style-name="DefaultParagraphFont" style:family="text">
      <style:text-properties fo:font-size="8pt" style:font-size-asian="8pt" style:font-size-complex="8pt" fo:language="en" fo:country="US"/>
    </style:style>
    <style:style style:name="T196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67" style:parent-style-name="DefaultParagraphFont" style:family="text">
      <style:text-properties fo:font-size="8pt" style:font-size-asian="8pt" style:font-size-complex="8pt" fo:language="en" fo:country="US"/>
    </style:style>
    <style:style style:name="T196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69" style:parent-style-name="DefaultParagraphFont" style:family="text">
      <style:text-properties fo:font-size="8pt" style:font-size-asian="8pt" style:font-size-complex="8pt" fo:language="en" fo:country="US"/>
    </style:style>
    <style:style style:name="T197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7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1972" style:parent-style-name="Normal" style:family="paragraph">
      <style:paragraph-properties fo:break-before="page"/>
      <style:text-properties fo:hyphenate="true"/>
    </style:style>
    <style:style style:name="T1973" style:parent-style-name="DefaultParagraphFont" style:family="text">
      <style:text-properties fo:font-size="8pt" style:font-size-asian="8pt" style:font-size-complex="8pt" fo:language="en" fo:country="US"/>
    </style:style>
    <style:style style:name="T1974" style:parent-style-name="apple-tab-span" style:family="text">
      <style:text-properties fo:font-size="8pt" style:font-size-asian="8pt" style:font-size-complex="8pt" fo:language="en" fo:country="US"/>
    </style:style>
    <style:style style:name="T197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7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7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78" style:parent-style-name="DefaultParagraphFont" style:family="text">
      <style:text-properties fo:font-size="8pt" style:font-size-asian="8pt" style:font-size-complex="8pt" fo:language="en" fo:country="US"/>
    </style:style>
    <style:style style:name="T197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80" style:parent-style-name="DefaultParagraphFont" style:family="text">
      <style:text-properties fo:font-size="8pt" style:font-size-asian="8pt" style:font-size-complex="8pt" fo:language="en" fo:country="US"/>
    </style:style>
    <style:style style:name="T198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82" style:parent-style-name="DefaultParagraphFont" style:family="text">
      <style:text-properties fo:font-size="8pt" style:font-size-asian="8pt" style:font-size-complex="8pt" fo:language="en" fo:country="US"/>
    </style:style>
    <style:style style:name="T198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84" style:parent-style-name="DefaultParagraphFont" style:family="text">
      <style:text-properties fo:font-size="8pt" style:font-size-asian="8pt" style:font-size-complex="8pt" fo:language="en" fo:country="US"/>
    </style:style>
    <style:style style:name="T198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8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1987" style:parent-style-name="Normal" style:family="paragraph">
      <style:text-properties fo:color="#000000" fo:font-size="13.5pt" style:font-size-asian="13.5pt" style:font-size-complex="13.5pt" fo:language="en" fo:country="US"/>
    </style:style>
    <style:style style:name="T1988" style:parent-style-name="DefaultParagraphFont" style:family="text">
      <style:text-properties fo:font-size="8pt" style:font-size-asian="8pt" style:font-size-complex="8pt" fo:language="en" fo:country="US"/>
    </style:style>
    <style:style style:name="T1989" style:parent-style-name="apple-tab-span" style:family="text">
      <style:text-properties fo:font-size="8pt" style:font-size-asian="8pt" style:font-size-complex="8pt" fo:language="en" fo:country="US"/>
    </style:style>
    <style:style style:name="T199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9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9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93" style:parent-style-name="DefaultParagraphFont" style:family="text">
      <style:text-properties fo:font-size="8pt" style:font-size-asian="8pt" style:font-size-complex="8pt" fo:language="en" fo:country="US"/>
    </style:style>
    <style:style style:name="T199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1995" style:parent-style-name="DefaultParagraphFont" style:family="text">
      <style:text-properties fo:font-size="8pt" style:font-size-asian="8pt" style:font-size-complex="8pt" fo:language="en" fo:country="US"/>
    </style:style>
    <style:style style:name="T199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97" style:parent-style-name="DefaultParagraphFont" style:family="text">
      <style:text-properties fo:font-size="8pt" style:font-size-asian="8pt" style:font-size-complex="8pt" fo:language="en" fo:country="US"/>
    </style:style>
    <style:style style:name="T199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999" style:parent-style-name="DefaultParagraphFont" style:family="text">
      <style:text-properties style:font-name="Arial" style:font-name-complex="Arial" fo:font-style="italic" style:font-style-asian="italic" style:font-style-complex="italic" fo:color="#000000" fo:font-size="8pt" style:font-size-asian="8pt" style:font-size-complex="8pt" fo:language="en" fo:country="US"/>
    </style:style>
    <style:style style:name="T200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01" style:parent-style-name="DefaultParagraphFont" style:family="text">
      <style:text-properties fo:font-size="8pt" style:font-size-asian="8pt" style:font-size-complex="8pt" fo:language="en" fo:country="US"/>
    </style:style>
    <style:style style:name="T200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03" style:parent-style-name="DefaultParagraphFont" style:family="text">
      <style:text-properties fo:font-size="8pt" style:font-size-asian="8pt" style:font-size-complex="8pt" fo:language="en" fo:country="US"/>
    </style:style>
    <style:style style:name="T200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05" style:parent-style-name="DefaultParagraphFont" style:family="text">
      <style:text-properties fo:font-size="8pt" style:font-size-asian="8pt" style:font-size-complex="8pt" fo:language="en" fo:country="US"/>
    </style:style>
    <style:style style:name="T2006" style:parent-style-name="apple-tab-span" style:family="text">
      <style:text-properties fo:font-size="8pt" style:font-size-asian="8pt" style:font-size-complex="8pt" fo:language="en" fo:country="US"/>
    </style:style>
    <style:style style:name="T200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0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0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10" style:parent-style-name="DefaultParagraphFont" style:family="text">
      <style:text-properties fo:font-size="8pt" style:font-size-asian="8pt" style:font-size-complex="8pt" fo:language="en" fo:country="US"/>
    </style:style>
    <style:style style:name="T201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12" style:parent-style-name="DefaultParagraphFont" style:family="text">
      <style:text-properties fo:font-size="8pt" style:font-size-asian="8pt" style:font-size-complex="8pt" fo:language="en" fo:country="US"/>
    </style:style>
    <style:style style:name="T201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14" style:parent-style-name="DefaultParagraphFont" style:family="text">
      <style:text-properties fo:font-size="8pt" style:font-size-asian="8pt" style:font-size-complex="8pt" fo:language="en" fo:country="US"/>
    </style:style>
    <style:style style:name="T201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16" style:parent-style-name="DefaultParagraphFont" style:family="text">
      <style:text-properties style:font-name="Arial" style:font-name-complex="Arial" fo:font-style="italic" style:font-style-asian="italic" style:font-style-complex="italic" fo:color="#000000" fo:font-size="8pt" style:font-size-asian="8pt" style:font-size-complex="8pt" fo:language="en" fo:country="US"/>
    </style:style>
    <style:style style:name="T201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18" style:parent-style-name="DefaultParagraphFont" style:family="text">
      <style:text-properties fo:font-size="8pt" style:font-size-asian="8pt" style:font-size-complex="8pt" fo:language="en" fo:country="US"/>
    </style:style>
    <style:style style:name="T201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20" style:parent-style-name="DefaultParagraphFont" style:family="text">
      <style:text-properties fo:font-size="8pt" style:font-size-asian="8pt" style:font-size-complex="8pt" fo:language="en" fo:country="US"/>
    </style:style>
    <style:style style:name="T202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22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2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24" style:parent-style-name="DefaultParagraphFont" style:family="text">
      <style:text-properties fo:font-size="8pt" style:font-size-asian="8pt" style:font-size-complex="8pt" fo:language="en" fo:country="US"/>
    </style:style>
    <style:style style:name="T2025" style:parent-style-name="apple-tab-span" style:family="text">
      <style:text-properties fo:font-size="8pt" style:font-size-asian="8pt" style:font-size-complex="8pt" fo:language="en" fo:country="US"/>
    </style:style>
    <style:style style:name="T202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2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2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29" style:parent-style-name="DefaultParagraphFont" style:family="text">
      <style:text-properties fo:font-size="8pt" style:font-size-asian="8pt" style:font-size-complex="8pt" fo:language="en" fo:country="US"/>
    </style:style>
    <style:style style:name="T203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31" style:parent-style-name="DefaultParagraphFont" style:family="text">
      <style:text-properties fo:font-size="8pt" style:font-size-asian="8pt" style:font-size-complex="8pt" fo:language="en" fo:country="US"/>
    </style:style>
    <style:style style:name="T203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33" style:parent-style-name="DefaultParagraphFont" style:family="text">
      <style:text-properties fo:font-size="8pt" style:font-size-asian="8pt" style:font-size-complex="8pt" fo:language="en" fo:country="US"/>
    </style:style>
    <style:style style:name="T20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35" style:parent-style-name="DefaultParagraphFont" style:family="text">
      <style:text-properties fo:font-size="8pt" style:font-size-asian="8pt" style:font-size-complex="8pt" fo:language="en" fo:country="US"/>
    </style:style>
    <style:style style:name="T203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37" style:parent-style-name="DefaultParagraphFont" style:family="text">
      <style:text-properties fo:font-size="8pt" style:font-size-asian="8pt" style:font-size-complex="8pt" fo:language="en" fo:country="US"/>
    </style:style>
    <style:style style:name="T203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3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40" style:parent-style-name="DefaultParagraphFont" style:family="text">
      <style:text-properties fo:font-size="8pt" style:font-size-asian="8pt" style:font-size-complex="8pt" fo:language="en" fo:country="US"/>
    </style:style>
    <style:style style:name="T2041" style:parent-style-name="apple-tab-span" style:family="text">
      <style:text-properties fo:font-size="8pt" style:font-size-asian="8pt" style:font-size-complex="8pt" fo:language="en" fo:country="US"/>
    </style:style>
    <style:style style:name="T204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4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4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45" style:parent-style-name="DefaultParagraphFont" style:family="text">
      <style:text-properties fo:font-size="8pt" style:font-size-asian="8pt" style:font-size-complex="8pt" fo:language="en" fo:country="US"/>
    </style:style>
    <style:style style:name="T204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47" style:parent-style-name="DefaultParagraphFont" style:family="text">
      <style:text-properties fo:font-size="8pt" style:font-size-asian="8pt" style:font-size-complex="8pt" fo:language="en" fo:country="US"/>
    </style:style>
    <style:style style:name="T204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49" style:parent-style-name="DefaultParagraphFont" style:family="text">
      <style:text-properties fo:font-size="8pt" style:font-size-asian="8pt" style:font-size-complex="8pt" fo:language="en" fo:country="US"/>
    </style:style>
    <style:style style:name="T205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5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5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53" style:parent-style-name="DefaultParagraphFont" style:family="text">
      <style:text-properties fo:font-size="8pt" style:font-size-asian="8pt" style:font-size-complex="8pt" fo:language="en" fo:country="US"/>
    </style:style>
    <style:style style:name="T205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55" style:parent-style-name="DefaultParagraphFont" style:family="text">
      <style:text-properties fo:font-size="8pt" style:font-size-asian="8pt" style:font-size-complex="8pt" fo:language="en" fo:country="US"/>
    </style:style>
    <style:style style:name="T205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5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58" style:parent-style-name="DefaultParagraphFont" style:family="text">
      <style:text-properties fo:font-size="8pt" style:font-size-asian="8pt" style:font-size-complex="8pt" fo:language="en" fo:country="US"/>
    </style:style>
    <style:style style:name="T2059" style:parent-style-name="apple-tab-span" style:family="text">
      <style:text-properties fo:font-size="8pt" style:font-size-asian="8pt" style:font-size-complex="8pt" fo:language="en" fo:country="US"/>
    </style:style>
    <style:style style:name="T206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6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6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63" style:parent-style-name="DefaultParagraphFont" style:family="text">
      <style:text-properties fo:font-size="8pt" style:font-size-asian="8pt" style:font-size-complex="8pt" fo:language="en" fo:country="US"/>
    </style:style>
    <style:style style:name="T206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65" style:parent-style-name="DefaultParagraphFont" style:family="text">
      <style:text-properties fo:font-size="8pt" style:font-size-asian="8pt" style:font-size-complex="8pt" fo:language="en" fo:country="US"/>
    </style:style>
    <style:style style:name="T206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67" style:parent-style-name="DefaultParagraphFont" style:family="text">
      <style:text-properties fo:font-size="8pt" style:font-size-asian="8pt" style:font-size-complex="8pt" fo:language="en" fo:country="US"/>
    </style:style>
    <style:style style:name="T206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6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7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71" style:parent-style-name="DefaultParagraphFont" style:family="text">
      <style:text-properties fo:font-size="8pt" style:font-size-asian="8pt" style:font-size-complex="8pt" fo:language="en" fo:country="US"/>
    </style:style>
    <style:style style:name="T207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73" style:parent-style-name="DefaultParagraphFont" style:family="text">
      <style:text-properties fo:font-size="8pt" style:font-size-asian="8pt" style:font-size-complex="8pt" fo:language="en" fo:country="US"/>
    </style:style>
    <style:style style:name="T207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75" style:parent-style-name="DefaultParagraphFont" style:family="text">
      <style:text-properties fo:font-size="8pt" style:font-size-asian="8pt" style:font-size-complex="8pt" fo:language="en" fo:country="US"/>
    </style:style>
    <style:style style:name="T2076" style:parent-style-name="apple-tab-span" style:family="text">
      <style:text-properties fo:font-size="8pt" style:font-size-asian="8pt" style:font-size-complex="8pt" fo:language="en" fo:country="US"/>
    </style:style>
    <style:style style:name="T2077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7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7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8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81" style:parent-style-name="DefaultParagraphFont" style:family="text">
      <style:text-properties fo:font-size="8pt" style:font-size-asian="8pt" style:font-size-complex="8pt" fo:language="en" fo:country="US"/>
    </style:style>
    <style:style style:name="T2082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83" style:parent-style-name="DefaultParagraphFont" style:family="text">
      <style:text-properties fo:font-size="8pt" style:font-size-asian="8pt" style:font-size-complex="8pt" fo:language="en" fo:country="US"/>
    </style:style>
    <style:style style:name="T208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85" style:parent-style-name="DefaultParagraphFont" style:family="text">
      <style:text-properties fo:font-size="8pt" style:font-size-asian="8pt" style:font-size-complex="8pt" fo:language="en" fo:country="US"/>
    </style:style>
    <style:style style:name="T208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8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08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89" style:parent-style-name="DefaultParagraphFont" style:family="text">
      <style:text-properties fo:font-size="8pt" style:font-size-asian="8pt" style:font-size-complex="8pt" fo:language="en" fo:country="US"/>
    </style:style>
    <style:style style:name="T209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091" style:parent-style-name="DefaultParagraphFont" style:family="text">
      <style:text-properties fo:font-size="8pt" style:font-size-asian="8pt" style:font-size-complex="8pt" fo:language="en" fo:country="US"/>
    </style:style>
    <style:style style:name="P2092" style:parent-style-name="Normal" style:family="paragraph">
      <style:text-properties style:font-name="Arial" style:font-name-complex="Arial" fo:color="#000000" fo:font-size="8pt" style:font-size-asian="8pt" style:font-size-complex="8pt" fo:language="en" fo:country="US"/>
    </style:style>
    <style:style style:name="P2093" style:parent-style-name="Normal" style:family="paragraph">
      <style:text-properties fo:color="#000000" fo:font-size="13.5pt" style:font-size-asian="13.5pt" style:font-size-complex="13.5pt" fo:language="en" fo:country="US"/>
    </style:style>
    <style:style style:name="T2094" style:parent-style-name="DefaultParagraphFont" style:family="text">
      <style:text-properties fo:font-size="8pt" style:font-size-asian="8pt" style:font-size-complex="8pt" fo:language="en" fo:country="US"/>
    </style:style>
    <style:style style:name="T2095" style:parent-style-name="apple-tab-span" style:family="text">
      <style:text-properties fo:font-size="8pt" style:font-size-asian="8pt" style:font-size-complex="8pt" fo:language="en" fo:country="US"/>
    </style:style>
    <style:style style:name="T2096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97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98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09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00" style:parent-style-name="DefaultParagraphFont" style:family="text">
      <style:text-properties fo:font-size="8pt" style:font-size-asian="8pt" style:font-size-complex="8pt" fo:language="en" fo:country="US"/>
    </style:style>
    <style:style style:name="T210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02" style:parent-style-name="DefaultParagraphFont" style:family="text">
      <style:text-properties fo:font-size="8pt" style:font-size-asian="8pt" style:font-size-complex="8pt" fo:language="en" fo:country="US"/>
    </style:style>
    <style:style style:name="T210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04" style:parent-style-name="DefaultParagraphFont" style:family="text">
      <style:text-properties fo:font-size="8pt" style:font-size-asian="8pt" style:font-size-complex="8pt" fo:language="en" fo:country="US"/>
    </style:style>
    <style:style style:name="T210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06" style:parent-style-name="DefaultParagraphFont" style:family="text">
      <style:text-properties fo:font-size="8pt" style:font-size-asian="8pt" style:font-size-complex="8pt" fo:language="en" fo:country="US"/>
    </style:style>
    <style:style style:name="T210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08" style:parent-style-name="DefaultParagraphFont" style:family="text">
      <style:text-properties fo:font-size="8pt" style:font-size-asian="8pt" style:font-size-complex="8pt" fo:language="en" fo:country="US"/>
    </style:style>
    <style:style style:name="T21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1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111" style:parent-style-name="DefaultParagraphFont" style:family="text">
      <style:text-properties fo:font-size="8pt" style:font-size-asian="8pt" style:font-size-complex="8pt" fo:language="en" fo:country="US"/>
    </style:style>
    <style:style style:name="T2112" style:parent-style-name="apple-tab-span" style:family="text">
      <style:text-properties fo:font-size="8pt" style:font-size-asian="8pt" style:font-size-complex="8pt" fo:language="en" fo:country="US"/>
    </style:style>
    <style:style style:name="T2113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1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15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16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17" style:parent-style-name="DefaultParagraphFont" style:family="text">
      <style:text-properties fo:font-size="8pt" style:font-size-asian="8pt" style:font-size-complex="8pt" fo:language="en" fo:country="US"/>
    </style:style>
    <style:style style:name="T211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19" style:parent-style-name="DefaultParagraphFont" style:family="text">
      <style:text-properties fo:font-size="8pt" style:font-size-asian="8pt" style:font-size-complex="8pt" fo:language="en" fo:country="US"/>
    </style:style>
    <style:style style:name="T212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21" style:parent-style-name="DefaultParagraphFont" style:family="text">
      <style:text-properties fo:font-size="8pt" style:font-size-asian="8pt" style:font-size-complex="8pt" fo:language="en" fo:country="US"/>
    </style:style>
    <style:style style:name="T212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23" style:parent-style-name="DefaultParagraphFont" style:family="text">
      <style:text-properties fo:font-size="8pt" style:font-size-asian="8pt" style:font-size-complex="8pt" fo:language="en" fo:country="US"/>
    </style:style>
    <style:style style:name="T212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25" style:parent-style-name="DefaultParagraphFont" style:family="text">
      <style:text-properties fo:font-size="8pt" style:font-size-asian="8pt" style:font-size-complex="8pt" fo:language="en" fo:country="US"/>
    </style:style>
    <style:style style:name="T212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P2127" style:parent-style-name="Normal" style:family="paragraph">
      <style:paragraph-properties fo:break-before="page"/>
      <style:text-properties fo:hyphenate="true"/>
    </style:style>
    <style:style style:name="T2128" style:parent-style-name="DefaultParagraphFont" style:family="text">
      <style:text-properties fo:font-size="8pt" style:font-size-asian="8pt" style:font-size-complex="8pt" fo:language="en" fo:country="US"/>
    </style:style>
    <style:style style:name="T2129" style:parent-style-name="apple-tab-span" style:family="text">
      <style:text-properties fo:font-size="8pt" style:font-size-asian="8pt" style:font-size-complex="8pt" fo:language="en" fo:country="US"/>
    </style:style>
    <style:style style:name="T2130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3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3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3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34" style:parent-style-name="DefaultParagraphFont" style:family="text">
      <style:text-properties fo:font-size="8pt" style:font-size-asian="8pt" style:font-size-complex="8pt" fo:language="en" fo:country="US"/>
    </style:style>
    <style:style style:name="T2135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36" style:parent-style-name="DefaultParagraphFont" style:family="text">
      <style:text-properties fo:font-size="8pt" style:font-size-asian="8pt" style:font-size-complex="8pt" fo:language="en" fo:country="US"/>
    </style:style>
    <style:style style:name="T2137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3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39" style:parent-style-name="DefaultParagraphFont" style:family="text">
      <style:text-properties fo:font-size="8pt" style:font-size-asian="8pt" style:font-size-complex="8pt" fo:language="en" fo:country="US"/>
    </style:style>
    <style:style style:name="P2140" style:parent-style-name="Normal" style:family="paragraph">
      <style:paragraph-properties style:punctuation-wrap="hanging" style:text-autospace="ideograph-alpha" fo:margin-top="0.0694in" fo:margin-bottom="0.0694in"/>
      <style:text-properties style:font-name="Arial" style:font-name-complex="Arial" fo:color="#000000" fo:font-size="8pt" style:font-size-asian="8pt" style:font-size-complex="8pt" fo:hyphenate="true"/>
    </style:style>
    <style:style style:name="P2141" style:parent-style-name="Normal" style:family="paragraph">
      <style:paragraph-properties style:punctuation-wrap="hanging" style:text-autospace="ideograph-alpha" fo:margin-top="0.0694in" fo:margin-bottom="0.0694in"/>
      <style:text-properties style:font-name="Arial" style:font-name-complex="Arial" fo:color="#000000" fo:font-size="8pt" style:font-size-asian="8pt" style:font-size-complex="8pt" fo:language="en" fo:country="US" fo:hyphenate="true"/>
    </style:style>
    <style:style style:name="T2142" style:parent-style-name="DefaultParagraphFont" style:family="text">
      <style:text-properties fo:font-size="8pt" style:font-size-asian="8pt" style:font-size-complex="8pt" fo:language="en" fo:country="US"/>
    </style:style>
    <style:style style:name="T214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44" style:parent-style-name="DefaultParagraphFont" style:family="text">
      <style:text-properties fo:font-size="8pt" style:font-size-asian="8pt" style:font-size-complex="8pt" fo:language="en" fo:country="US"/>
    </style:style>
    <style:style style:name="T214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4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147" style:parent-style-name="DefaultParagraphFont" style:family="text">
      <style:text-properties fo:font-size="8pt" style:font-size-asian="8pt" style:font-size-complex="8pt" fo:language="en" fo:country="US"/>
    </style:style>
    <style:style style:name="T2148" style:parent-style-name="apple-tab-span" style:family="text">
      <style:text-properties fo:font-size="8pt" style:font-size-asian="8pt" style:font-size-complex="8pt" fo:language="en" fo:country="US"/>
    </style:style>
    <style:style style:name="T214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5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5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5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53" style:parent-style-name="DefaultParagraphFont" style:family="text">
      <style:text-properties fo:font-size="8pt" style:font-size-asian="8pt" style:font-size-complex="8pt" fo:language="en" fo:country="US"/>
    </style:style>
    <style:style style:name="T215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55" style:parent-style-name="DefaultParagraphFont" style:family="text">
      <style:text-properties fo:font-size="8pt" style:font-size-asian="8pt" style:font-size-complex="8pt" fo:language="en" fo:country="US"/>
    </style:style>
    <style:style style:name="T215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5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58" style:parent-style-name="DefaultParagraphFont" style:family="text">
      <style:text-properties fo:font-size="8pt" style:font-size-asian="8pt" style:font-size-complex="8pt" fo:language="en" fo:country="US"/>
    </style:style>
    <style:style style:name="T215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60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161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62" style:parent-style-name="DefaultParagraphFont" style:family="text">
      <style:text-properties fo:font-size="8pt" style:font-size-asian="8pt" style:font-size-complex="8pt" fo:language="en" fo:country="US"/>
    </style:style>
    <style:style style:name="T2163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64" style:parent-style-name="DefaultParagraphFont" style:family="text">
      <style:text-properties fo:font-size="8pt" style:font-size-asian="8pt" style:font-size-complex="8pt" fo:language="en" fo:country="US"/>
    </style:style>
    <style:style style:name="T2165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6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167" style:parent-style-name="DefaultParagraphFont" style:family="text">
      <style:text-properties fo:font-size="8pt" style:font-size-asian="8pt" style:font-size-complex="8pt" fo:language="en" fo:country="US"/>
    </style:style>
    <style:style style:name="T2168" style:parent-style-name="apple-tab-span" style:family="text">
      <style:text-properties fo:font-size="8pt" style:font-size-asian="8pt" style:font-size-complex="8pt" fo:language="en" fo:country="US"/>
    </style:style>
    <style:style style:name="T2169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7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71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7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73" style:parent-style-name="DefaultParagraphFont" style:family="text">
      <style:text-properties fo:font-size="8pt" style:font-size-asian="8pt" style:font-size-complex="8pt" fo:language="en" fo:country="US"/>
    </style:style>
    <style:style style:name="T2174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75" style:parent-style-name="DefaultParagraphFont" style:family="text">
      <style:text-properties fo:font-size="8pt" style:font-size-asian="8pt" style:font-size-complex="8pt" fo:language="en" fo:country="US"/>
    </style:style>
    <style:style style:name="T217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7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78" style:parent-style-name="DefaultParagraphFont" style:family="text">
      <style:text-properties fo:font-size="8pt" style:font-size-asian="8pt" style:font-size-complex="8pt" fo:language="en" fo:country="US"/>
    </style:style>
    <style:style style:name="T2179" style:parent-style-name="DefaultParagraphFont" style:family="text">
      <style:text-properties fo:color="#666666" fo:font-size="8pt" style:font-size-asian="8pt" style:font-size-complex="8pt" fo:language="en" fo:country="US"/>
    </style:style>
    <style:style style:name="T218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81" style:parent-style-name="DefaultParagraphFont" style:family="text">
      <style:text-properties fo:font-size="8pt" style:font-size-asian="8pt" style:font-size-complex="8pt" fo:language="en" fo:country="US"/>
    </style:style>
    <style:style style:name="T218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83" style:parent-style-name="DefaultParagraphFont" style:family="text">
      <style:text-properties fo:font-size="8pt" style:font-size-asian="8pt" style:font-size-complex="8pt" fo:language="en" fo:country="US"/>
    </style:style>
    <style:style style:name="T218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8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186" style:parent-style-name="DefaultParagraphFont" style:family="text">
      <style:text-properties fo:font-size="8pt" style:font-size-asian="8pt" style:font-size-complex="8pt" fo:language="en" fo:country="US"/>
    </style:style>
    <style:style style:name="T2187" style:parent-style-name="apple-tab-span" style:family="text">
      <style:text-properties fo:font-size="8pt" style:font-size-asian="8pt" style:font-size-complex="8pt" fo:language="en" fo:country="US"/>
    </style:style>
    <style:style style:name="T2188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89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90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191" style:parent-style-name="DefaultParagraphFont" style:family="text">
      <style:text-properties fo:font-size="8pt" style:font-size-asian="8pt" style:font-size-complex="8pt" fo:language="en" fo:country="US"/>
    </style:style>
    <style:style style:name="T219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93" style:parent-style-name="DefaultParagraphFont" style:family="text">
      <style:text-properties fo:font-size="8pt" style:font-size-asian="8pt" style:font-size-complex="8pt" fo:language="en" fo:country="US"/>
    </style:style>
    <style:style style:name="T219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9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96" style:parent-style-name="DefaultParagraphFont" style:family="text">
      <style:text-properties fo:font-size="8pt" style:font-size-asian="8pt" style:font-size-complex="8pt" fo:language="en" fo:country="US"/>
    </style:style>
    <style:style style:name="T2197" style:parent-style-name="DefaultParagraphFont" style:family="text">
      <style:text-properties fo:color="#666666" fo:font-size="8pt" style:font-size-asian="8pt" style:font-size-complex="8pt" fo:language="en" fo:country="US"/>
    </style:style>
    <style:style style:name="T219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199" style:parent-style-name="DefaultParagraphFont" style:family="text">
      <style:text-properties fo:font-size="8pt" style:font-size-asian="8pt" style:font-size-complex="8pt" fo:language="en" fo:country="US"/>
    </style:style>
    <style:style style:name="T220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01" style:parent-style-name="DefaultParagraphFont" style:family="text">
      <style:text-properties fo:font-size="8pt" style:font-size-asian="8pt" style:font-size-complex="8pt" fo:language="en" fo:country="US"/>
    </style:style>
    <style:style style:name="T2202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03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204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205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206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207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P2208" style:parent-style-name="Normal" style:family="paragraph">
      <style:paragraph-properties fo:break-before="page"/>
      <style:text-properties style:font-name="Arial" style:font-name-complex="Arial" fo:color="#000000" fo:font-size="8pt" style:font-size-asian="8pt" style:font-size-complex="8pt" fo:language="en" fo:country="US" fo:hyphenate="true"/>
    </style:style>
    <style:style style:name="T2209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1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11" style:parent-style-name="DefaultParagraphFont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12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13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14" style:parent-style-name="apple-tab-span" style:family="text">
      <style:text-properties fo:font-weight="normal" style:font-weight-asian="normal" style:font-weight-complex="normal" fo:font-size="8pt" style:font-size-asian="8pt" style:font-size-complex="8pt" fo:language="en" fo:country="US"/>
    </style:style>
    <style:style style:name="T2215" style:parent-style-name="DefaultParagraphFont" style:family="text">
      <style:text-properties fo:font-size="8pt" style:font-size-asian="8pt" style:font-size-complex="8pt" fo:language="en" fo:country="US"/>
    </style:style>
    <style:style style:name="T221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17" style:parent-style-name="DefaultParagraphFont" style:family="text">
      <style:text-properties fo:font-size="8pt" style:font-size-asian="8pt" style:font-size-complex="8pt" fo:language="en" fo:country="US"/>
    </style:style>
    <style:style style:name="T221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1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20" style:parent-style-name="DefaultParagraphFont" style:family="text">
      <style:text-properties fo:font-size="8pt" style:font-size-asian="8pt" style:font-size-complex="8pt" fo:language="en" fo:country="US"/>
    </style:style>
    <style:style style:name="P2221" style:parent-style-name="Normal" style:family="paragraph">
      <style:paragraph-properties style:punctuation-wrap="hanging" style:text-autospace="ideograph-alpha" fo:margin-top="0.0694in" fo:margin-bottom="0.0694in" fo:margin-left="0.5in" fo:text-indent="-0.25in">
        <style:tab-stops/>
      </style:paragraph-properties>
      <style:text-properties style:font-name="Arial" style:font-name-complex="Arial" fo:color="#000000" fo:font-size="8pt" style:font-size-asian="8pt" style:font-size-complex="8pt" fo:hyphenate="true"/>
    </style:style>
    <style:style style:name="P2222" style:parent-style-name="Normal" style:family="paragraph">
      <style:paragraph-properties style:punctuation-wrap="hanging" style:text-autospace="ideograph-alpha" fo:margin-top="0.0694in" fo:margin-bottom="0.0694in" fo:margin-left="0.5in" fo:text-indent="-0.25in">
        <style:tab-stops/>
      </style:paragraph-properties>
      <style:text-properties style:font-name="Arial" style:font-name-complex="Arial" fo:color="#000000" fo:font-size="8pt" style:font-size-asian="8pt" style:font-size-complex="8pt" fo:hyphenate="true"/>
    </style:style>
    <style:style style:name="T2223" style:parent-style-name="DefaultParagraphFont" style:family="text">
      <style:text-properties fo:font-size="8pt" style:font-size-asian="8pt" style:font-size-complex="8pt"/>
    </style:style>
    <style:style style:name="T2224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2225" style:parent-style-name="DefaultParagraphFont" style:family="text">
      <style:text-properties fo:font-size="8pt" style:font-size-asian="8pt" style:font-size-complex="8pt"/>
    </style:style>
    <style:style style:name="T2226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2227" style:parent-style-name="DefaultParagraphFont" style:family="text">
      <style:text-properties fo:color="#000000" fo:font-size="13.5pt" style:font-size-asian="13.5pt" style:font-size-complex="13.5pt"/>
    </style:style>
    <style:style style:name="T2228" style:parent-style-name="DefaultParagraphFont" style:family="text">
      <style:text-properties fo:color="#000000" fo:font-size="13.5pt" style:font-size-asian="13.5pt" style:font-size-complex="13.5pt"/>
    </style:style>
    <style:style style:name="T2229" style:parent-style-name="DefaultParagraphFont" style:family="text">
      <style:text-properties fo:color="#000000" fo:font-size="13.5pt" style:font-size-asian="13.5pt" style:font-size-complex="13.5pt"/>
    </style:style>
    <style:style style:name="T2230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2231" style:parent-style-name="apple-tab-span" style:family="text">
      <style:text-properties style:font-name="Arial" style:font-name-complex="Arial" fo:color="#000000" fo:font-size="8pt" style:font-size-asian="8pt" style:font-size-complex="8pt"/>
    </style:style>
    <style:style style:name="T2232" style:parent-style-name="DefaultParagraphFont" style:family="text">
      <style:text-properties fo:font-weight="normal" style:font-weight-asian="normal" style:font-weight-complex="normal" fo:font-size="8pt" style:font-size-asian="8pt" style:font-size-complex="8pt"/>
    </style:style>
    <style:style style:name="T2233" style:parent-style-name="DefaultParagraphFont" style:family="text">
      <style:text-properties fo:font-size="8pt" style:font-size-asian="8pt" style:font-size-complex="8pt"/>
    </style:style>
    <style:style style:name="T2234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35" style:parent-style-name="DefaultParagraphFont" style:family="text">
      <style:text-properties fo:font-size="8pt" style:font-size-asian="8pt" style:font-size-complex="8pt" fo:language="en" fo:country="US"/>
    </style:style>
    <style:style style:name="T2236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37" style:parent-style-name="DefaultParagraphFont" style:family="text">
      <style:text-properties fo:font-size="8pt" style:font-size-asian="8pt" style:font-size-complex="8pt" fo:language="en" fo:country="US"/>
    </style:style>
    <style:style style:name="T2238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39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240" style:parent-style-name="DefaultParagraphFont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241" style:parent-style-name="DefaultParagraphFont" style:family="text">
      <style:text-properties fo:color="#000000" fo:font-size="13.5pt" style:font-size-asian="13.5pt" style:font-size-complex="13.5pt" fo:language="en" fo:country="US"/>
    </style:style>
    <style:style style:name="T2242" style:parent-style-name="DefaultParagraphFont" style:family="text">
      <style:text-properties fo:font-size="8pt" style:font-size-asian="8pt" style:font-size-complex="8pt"/>
    </style:style>
    <style:style style:name="T2243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2244" style:parent-style-name="DefaultParagraphFont" style:family="text">
      <style:text-properties fo:font-size="8pt" style:font-size-asian="8pt" style:font-size-complex="8pt"/>
    </style:style>
    <style:style style:name="T2245" style:parent-style-name="DefaultParagraphFont" style:family="text">
      <style:text-properties style:font-name="Arial" style:font-name-complex="Arial" fo:color="#000000" fo:font-size="8pt" style:font-size-asian="8pt" style:font-size-complex="8pt"/>
    </style:style>
  </office:automatic-styles>
  <office:body>
    <office:text text:use-soft-page-breaks="true">
      <text:h text:style-name="P1" text:outline-level="1"><text:span text:style-name="T2">Test Id                                  Test Name</text:span></text:h>
      <text:p text:style-name="P3"/>
      <text:h text:style-name="Heading1" text:outline-level="1"><text:span text:style-name="T4">Download and install application</text:span></text:h>
      <text:h text:style-name="Heading1" text:outline-level="1"><text:span text:style-name="T5">T1.01</text:span><text:span text:style-name="T6"><text:tab/></text:span><text:span text:style-name="T7"><text:tab/></text:span><text:span text:style-name="T8"><text:tab/></text:span><text:span text:style-name="T9">App downloadable from Android Market</text:span></text:h>
      <text:h text:style-name="Heading1" text:outline-level="1"><text:span text:style-name="T10">T1.02</text:span><text:span text:style-name="T11"><text:tab/></text:span><text:span text:style-name="T12"><text:tab/></text:span><text:span text:style-name="T13"><text:tab/></text:span><text:span text:style-name="T14">App install file working properly</text:span></text:h>
      <text:h text:style-name="Heading1" text:outline-level="1"><text:span text:style-name="T15">T1.03</text:span><text:span text:style-name="T16"><text:tab/></text:span><text:span text:style-name="T17"><text:tab/></text:span><text:span text:style-name="T18"><text:tab/></text:span><text:span text:style-name="T19">App uploaded under correct name</text:span></text:h>
      <text:h text:style-name="Heading1" text:outline-level="1"><text:span text:style-name="T20">T1.04</text:span><text:span text:style-name="T21"><text:tab/></text:span><text:span text:style-name="T22"><text:tab/></text:span><text:span text:style-name="T23"><text:tab/></text:span><text:span text:style-name="T24">Correct description of the program at Android Market</text:span></text:h>
      <text:h text:style-name="Heading1" text:outline-level="1"><text:span text:style-name="T25">T1.05</text:span><text:span text:style-name="T26"><text:tab/></text:span><text:span text:style-name="T27"><text:tab/></text:span><text:span text:style-name="T28"><text:tab/></text:span><text:span text:style-name="T29">Confirmation message provided if installation succeeds</text:span></text:h>
      <text:h text:style-name="Heading1" text:outline-level="1"><text:span text:style-name="T30">T1.06</text:span><text:span text:style-name="T31"><text:tab/></text:span><text:span text:style-name="T32"><text:tab/></text:span><text:span text:style-name="T33"><text:tab/></text:span><text:span text:style-name="T34">Message provided when something goes wrong during installation.<text:s/></text:span><text:span text:style-name="T35"><text:tab/></text:span></text:h>
      <text:p text:style-name="P36"/>
      <text:h text:style-name="Heading1" text:outline-level="1"><text:span text:style-name="T37">Start Application</text:span></text:h>
      <text:h text:style-name="Heading1" text:outline-level="1"><text:span text:style-name="T38">T2.01</text:span><text:span text:style-name="T39"><text:tab/></text:span><text:span text:style-name="T40"><text:tab/></text:span><text:span text:style-name="T41"><text:tab/></text:span><text:span text:style-name="T42">Application is startable</text:span></text:h>
      <text:h text:style-name="Heading1" text:outline-level="1"><text:span text:style-name="T43">T2.02</text:span><text:span text:style-name="T44"><text:tab/></text:span><text:span text:style-name="T45"><text:tab/></text:span><text:span text:style-name="T46"><text:tab/></text:span><text:span text:style-name="T47">Application always starts on menu</text:span></text:h>
      <text:p text:style-name="P48"/>
      <text:h text:style-name="Heading1" text:outline-level="1"><text:span text:style-name="T49">Schema</text:span></text:h>
      <text:h text:style-name="Heading1" text:outline-level="1"><text:span text:style-name="T50">T3.01</text:span><text:span text:style-name="T51"><text:tab/></text:span><text:span text:style-name="T52"><text:tab/></text:span><text:span text:style-name="T53"><text:tab/></text:span><text:span text:style-name="T54">A schema is illustrated</text:span></text:h>
      <text:h text:style-name="Heading1" text:outline-level="1"><text:span text:style-name="T55">T3.02</text:span><text:span text:style-name="T56"><text:tab/></text:span><text:span text:style-name="T57"><text:tab/></text:span><text:span text:style-name="T58"><text:tab/></text:span><text:span text:style-name="T59">Days are visible</text:span></text:h>
      <text:h text:style-name="Heading1" text:outline-level="1"><text:span text:style-name="T60">T3.03</text:span><text:span text:style-name="T61"><text:tab/></text:span><text:span text:style-name="T62"><text:tab/></text:span><text:span text:style-name="T63"><text:tab/></text:span><text:span text:style-name="T64">Hours are visible from 00.00 to 23.59</text:span></text:h>
      <text:h text:style-name="Heading1" text:outline-level="1"><text:span text:style-name="T65">T3.04</text:span><text:span text:style-name="T66"><text:tab/></text:span><text:span text:style-name="T67"><text:tab/></text:span><text:span text:style-name="T68"><text:tab/></text:span><text:span text:style-name="T69">It is possible to choose to view a week</text:span></text:h>
      <text:soft-page-break/>
      <text:h text:style-name="Heading1" text:outline-level="1"><text:span text:style-name="T70">T3.05</text:span><text:span text:style-name="T71"><text:tab/></text:span><text:span text:style-name="T72"><text:tab/></text:span><text:span text:style-name="T73"><text:tab/></text:span><text:span text:style-name="T74">It is possible to only choose to view a day</text:span></text:h>
      <text:h text:style-name="Heading1" text:outline-level="1"><text:span text:style-name="T75">T3.06</text:span><text:span text:style-name="T76"><text:tab/></text:span><text:span text:style-name="T77"><text:tab/></text:span><text:span text:style-name="T78"><text:tab/></text:span><text:span text:style-name="T79">Exit from schema to menu, with home button</text:span></text:h>
      <text:h text:style-name="Heading1" text:outline-level="1"><text:span text:style-name="T80">T3.07</text:span><text:span text:style-name="T81"><text:tab/></text:span><text:span text:style-name="T82"><text:tab/></text:span><text:span text:style-name="T83"><text:tab/></text:span><text:span text:style-name="T84">Exit from schema to menu, with back button</text:span></text:h>
      <text:h text:style-name="Heading1" text:outline-level="1"><text:span text:style-name="T85">T3.08</text:span><text:span text:style-name="T86"><text:tab/></text:span><text:span text:style-name="T87"><text:tab/></text:span><text:span text:style-name="T88"><text:tab/></text:span><text:span text:style-name="T89">Add a sleep style to schema</text:span></text:h>
      <text:h text:style-name="Heading1" text:outline-level="1"><text:span text:style-name="T90">T3.09</text:span><text:span text:style-name="T91"><text:tab/></text:span><text:span text:style-name="T92"><text:tab/></text:span><text:span text:style-name="T93"><text:tab/></text:span><text:span text:style-name="T94">Add appointments to schema</text:span></text:h>
      <text:h text:style-name="Heading1" text:outline-level="1"><text:span text:style-name="T95">T3.10</text:span><text:span text:style-name="T96"><text:tab/></text:span><text:span text:style-name="T97"><text:tab/></text:span><text:span text:style-name="T98"><text:tab/></text:span><text:span text:style-name="T99">Move appointment</text:span></text:h>
      <text:h text:style-name="Heading1" text:outline-level="1"><text:span text:style-name="T100">T3.11</text:span><text:span text:style-name="T101"><text:tab/></text:span><text:span text:style-name="T102"><text:tab/></text:span><text:span text:style-name="T103"><text:tab/></text:span><text:span text:style-name="T104">Delete appointment</text:span></text:h>
      <text:h text:style-name="Heading1" text:outline-level="1"><text:span text:style-name="T105">T3.12</text:span><text:span text:style-name="T106"><text:tab/></text:span><text:span text:style-name="T107"><text:tab/></text:span><text:span text:style-name="T108"><text:tab/></text:span><text:span text:style-name="T109">Move sleep element</text:span></text:h>
      <text:h text:style-name="Heading1" text:outline-level="1"><text:span text:style-name="T110">T3.13</text:span><text:span text:style-name="T111"><text:tab/></text:span><text:span text:style-name="T112"><text:tab/></text:span><text:span text:style-name="T113"><text:tab/></text:span><text:span text:style-name="T114">Move entire sleep group element</text:span></text:h>
      <text:h text:style-name="Heading1" text:outline-level="1"><text:span text:style-name="T115">T3.14</text:span><text:span text:style-name="T116"><text:tab/></text:span><text:span text:style-name="T117"><text:tab/></text:span><text:span text:style-name="T118"><text:tab/></text:span><text:span text:style-name="T119">Warn the user when moving a sleep cycle</text:span></text:h>
      <text:h text:style-name="Heading1" text:outline-level="1"><text:span text:style-name="T120">T3.15</text:span><text:span text:style-name="T121"><text:tab/></text:span><text:span text:style-name="T122"><text:tab/></text:span><text:span text:style-name="T123"><text:tab/></text:span><text:span text:style-name="T124">Use different colors for different appointments.</text:span></text:h>
      <text:h text:style-name="Heading1" text:outline-level="1"><text:span text:style-name="T125">T3.16<text:s/></text:span><text:span text:style-name="T126"><text:tab/></text:span><text:span text:style-name="T127"><text:tab/></text:span><text:span text:style-name="T128"><text:tab/></text:span><text:span text:style-name="T129">Add information about an appointment</text:span></text:h>
      <text:h text:style-name="Heading1" text:outline-level="1"><text:span text:style-name="T130">T3.17</text:span><text:span text:style-name="T131"><text:tab/></text:span><text:span text:style-name="T132"><text:tab/></text:span><text:span text:style-name="T133"><text:tab/></text:span><text:span text:style-name="T134">Change information about an appointment</text:span></text:h>
      <text:h text:style-name="Heading1" text:outline-level="1"><text:span text:style-name="T135">T3.18</text:span><text:span text:style-name="T136"><text:tab/></text:span><text:span text:style-name="T137"><text:tab/></text:span><text:span text:style-name="T138"><text:tab/></text:span><text:span text:style-name="T139">Delete information about an appointment</text:span></text:h>
      <text:h text:style-name="Heading1" text:outline-level="1"><text:span text:style-name="T140">T3.19</text:span><text:span text:style-name="T141"><text:tab/></text:span><text:span text:style-name="T142"><text:tab/></text:span><text:span text:style-name="T143"><text:tab/></text:span><text:span text:style-name="T144">There is a back button from Schema</text:span></text:h>
      <text:p text:style-name="P145"/>
      <text:h text:style-name="Heading1" text:outline-level="1"><text:span text:style-name="T146">Sleep Styles</text:span></text:h>
      <text:p text:style-name="P147"/>
      <text:h text:style-name="Heading1" text:outline-level="1"><text:span text:style-name="T148">T4.01</text:span><text:span text:style-name="T149"><text:tab/></text:span><text:span text:style-name="T150"><text:tab/></text:span><text:span text:style-name="T151"><text:tab/></text:span><text:span text:style-name="T152">Sleep style is illustrated on the schema</text:span></text:h>
      <text:h text:style-name="Heading1" text:outline-level="1"><text:span text:style-name="T153">T4.02</text:span><text:span text:style-name="T154"><text:tab/></text:span><text:span text:style-name="T155"><text:tab/></text:span><text:span text:style-name="T156"><text:tab/></text:span><text:span text:style-name="T157">The sleep style is illustrated in black color</text:span></text:h>
      <text:soft-page-break/>
      <text:h text:style-name="Heading1" text:outline-level="1"><text:span text:style-name="T158">T4.03</text:span><text:span text:style-name="T159"><text:tab/></text:span><text:span text:style-name="T160"><text:tab/></text:span><text:span text:style-name="T161"><text:tab/></text:span><text:span text:style-name="T162">Each sleep element has a start time</text:span></text:h>
      <text:h text:style-name="Heading1" text:outline-level="1"><text:span text:style-name="T163">T4.04</text:span><text:span text:style-name="T164"><text:tab/></text:span><text:span text:style-name="T165"><text:tab/></text:span><text:span text:style-name="T166"><text:tab/></text:span><text:span text:style-name="T167">Each sleep element has a stop time</text:span></text:h>
      <text:h text:style-name="Heading1" text:outline-level="1"><text:span text:style-name="T168">T4.05</text:span><text:span text:style-name="T169"><text:tab/></text:span><text:span text:style-name="T170"><text:tab/></text:span><text:span text:style-name="T171"><text:tab/></text:span><text:span text:style-name="T172">The sleep elements should be a layer on the schema</text:span></text:h>
      <text:h text:style-name="Heading1" text:outline-level="1"><text:span text:style-name="T173">T4.06</text:span><text:span text:style-name="T174"><text:tab/></text:span><text:span text:style-name="T175"><text:tab/></text:span><text:span text:style-name="T176"><text:tab/></text:span><text:span text:style-name="T177">The sleep elements should be able to be hidden from the schema, with on/off function</text:span></text:h>
      <text:p text:style-name="P178"/>
      <text:h text:style-name="Heading1" text:outline-level="1"><text:span text:style-name="T179">Alarm</text:span></text:h>
      <text:h text:style-name="Heading1" text:outline-level="1"><text:span text:style-name="T180">T5.01</text:span><text:span text:style-name="T181"><text:tab/></text:span><text:span text:style-name="T182"><text:tab/></text:span><text:span text:style-name="T183"><text:tab/></text:span><text:span text:style-name="T184">The program should include an Alarm function</text:span></text:h>
      <text:h text:style-name="Heading1" text:outline-level="1"><text:span text:style-name="T185">T5.02</text:span><text:span text:style-name="T186"><text:tab/></text:span><text:span text:style-name="T187"><text:tab/></text:span><text:span text:style-name="T188"><text:tab/></text:span><text:span text:style-name="T189">Automatically create an Alarm to awaken the user after every sleep<text:s/></text:span><text:span text:style-name="T190"><text:tab/></text:span><text:span text:style-name="T191">element</text:span></text:h>
      <text:h text:style-name="Heading1" text:outline-level="1"><text:span text:style-name="T192">T5.03</text:span><text:span text:style-name="T193"><text:tab/></text:span><text:span text:style-name="T194"><text:tab/></text:span><text:span text:style-name="T195"><text:tab/></text:span><text:span text:style-name="T196">When the alarm rings phone is automatically unlocked</text:span></text:h>
      <text:h text:style-name="Heading1" text:outline-level="1"><text:span text:style-name="T197">T5.04</text:span><text:span text:style-name="T198"><text:tab/></text:span><text:span text:style-name="T199"><text:tab/></text:span><text:span text:style-name="T200"><text:tab/></text:span><text:span text:style-name="T201">Possibility select different alarm tones</text:span></text:h>
      <text:h text:style-name="Heading1" text:outline-level="1"><text:span text:style-name="T202">T5.05</text:span><text:span text:style-name="T203"><text:tab/></text:span><text:span text:style-name="T204"><text:tab/></text:span><text:span text:style-name="T205"><text:tab/></text:span><text:span text:style-name="T206">Ability to use songs from the music library as Alarm-tones</text:span></text:h>
      <text:h text:style-name="Heading1" text:outline-level="1"><text:span text:style-name="T207">T5.06</text:span><text:span text:style-name="T208"><text:tab/></text:span><text:span text:style-name="T209"><text:tab/></text:span><text:span text:style-name="T210"><text:tab/></text:span><text:span text:style-name="T211">The app comes with some pre installed Alarm-tones</text:span></text:h>
      <text:h text:style-name="Heading1" text:outline-level="1"><text:span text:style-name="T212">T5.07</text:span><text:span text:style-name="T213"><text:tab/></text:span><text:span text:style-name="T214"><text:tab/></text:span><text:span text:style-name="T215"><text:tab/></text:span><text:span text:style-name="T216">Confirmation message that the alarm-tone has been changed</text:span></text:h>
      <text:h text:style-name="Heading1" text:outline-level="1"><text:span text:style-name="T217">T5.08</text:span><text:span text:style-name="T218"><text:tab/></text:span><text:span text:style-name="T219"><text:tab/></text:span><text:span text:style-name="T220"><text:tab/></text:span><text:span text:style-name="T221">Let the user personify the Alarm-strength</text:span></text:h>
      <text:h text:style-name="Heading1" text:outline-level="1"><text:span text:style-name="T222">T5.09</text:span><text:span text:style-name="T223"><text:tab/></text:span><text:span text:style-name="T224"><text:tab/></text:span><text:span text:style-name="T225"><text:tab/></text:span><text:span text:style-name="T226">Message that the Alarm-strength has been modified</text:span></text:h>
      <text:h text:style-name="Heading1" text:outline-level="1"><text:span text:style-name="T227">T5.10</text:span><text:span text:style-name="T228"><text:tab/></text:span><text:span text:style-name="T229"><text:tab/></text:span><text:span text:style-name="T230"><text:tab/></text:span><text:span text:style-name="T231">Alarm should include vibration.</text:span></text:h>
      <text:h text:style-name="Heading1" text:outline-level="1"><text:span text:style-name="T232">T5.11</text:span><text:span text:style-name="T233"><text:tab/></text:span><text:span text:style-name="T234"><text:tab/></text:span><text:span text:style-name="T235"><text:tab/></text:span><text:span text:style-name="T236">Possibility to turn of the sound of the alarm and only use vibration.</text:span></text:h>
      <text:h text:style-name="Heading1" text:outline-level="1"><text:span text:style-name="T237">T5.12</text:span><text:span text:style-name="T238"><text:tab/></text:span><text:span text:style-name="T239"><text:tab/></text:span><text:span text:style-name="T240"><text:tab/></text:span><text:span text:style-name="T241">One button for turning the alarm off, one for snooze.</text:span></text:h>
      <text:h text:style-name="Heading1" text:outline-level="1"><text:span text:style-name="T242">T5.13</text:span><text:span text:style-name="T243"><text:tab/></text:span><text:span text:style-name="T244"><text:tab/></text:span><text:span text:style-name="T245"><text:tab/></text:span><text:span text:style-name="T246">Pre-defined snooze time is 5 minutes.</text:span></text:h>
      <text:soft-page-break/>
      <text:h text:style-name="Heading1" text:outline-level="1"><text:span text:style-name="T247">T5.14</text:span><text:span text:style-name="T248"><text:tab/></text:span><text:span text:style-name="T249"><text:tab/></text:span><text:span text:style-name="T250"><text:tab/></text:span><text:span text:style-name="T251">Possibility for user to change snooze time.</text:span></text:h>
      <text:h text:style-name="Heading1" text:outline-level="1"><text:span text:style-name="T252">T5.15</text:span><text:span text:style-name="T253"><text:tab/></text:span><text:span text:style-name="T254"><text:tab/></text:span><text:span text:style-name="T255"><text:tab/></text:span><text:span text:style-name="T256">Confirmation message of changed snoozetime.</text:span><text:span text:style-name="T257"><text:tab/></text:span><text:span text:style-name="T258"><text:tab/></text:span></text:h>
      <text:h text:style-name="Heading1" text:outline-level="1"><text:span text:style-name="T259">T5.16</text:span><text:span text:style-name="T260"><text:tab/></text:span><text:span text:style-name="T261"><text:tab/></text:span><text:span text:style-name="T262"><text:tab/></text:span><text:span text:style-name="T263">When sleeper turns off the alarm, the time is registered</text:span></text:h>
      <text:h text:style-name="Heading1" text:outline-level="1"><text:span text:style-name="T264">T5.17</text:span><text:span text:style-name="T265"><text:tab/></text:span><text:span text:style-name="T266"><text:tab/></text:span><text:span text:style-name="T267"><text:tab/></text:span><text:span text:style-name="T268">Sleep elements are moved so the interval between the sleep cycles are correct.<text:s/></text:span><text:span text:style-name="T269"><text:tab/></text:span><text:span text:style-name="T270"><text:tab/></text:span><text:span text:style-name="T271"><text:tab/></text:span><text:span text:style-name="T272">           </text:span></text:h>
      <text:h text:style-name="Heading1" text:outline-level="1"><text:span text:style-name="T273">T5.18</text:span><text:span text:style-name="T274"><text:tab/></text:span><text:span text:style-name="T275"><text:tab/></text:span><text:span text:style-name="T276"><text:tab/></text:span><text:span text:style-name="T277">There is a back button from Alarms  </text:span><text:span text:style-name="T278"><text:tab/></text:span></text:h>
      <text:p text:style-name="P279"/>
      <text:h text:style-name="Heading1" text:outline-level="1"><text:span text:style-name="T280">Choose between different sleep styles</text:span></text:h>
      <text:h text:style-name="Heading1" text:outline-level="1"><text:span text:style-name="T281">T6.01</text:span><text:span text:style-name="T282"><text:tab/></text:span><text:span text:style-name="T283"><text:tab/></text:span><text:span text:style-name="T284"><text:tab/></text:span><text:span text:style-name="T285">Different sleep styles are available in the schema</text:span></text:h>
      <text:h text:style-name="Heading1" text:outline-level="1"><text:span text:style-name="T286">T6.02</text:span><text:span text:style-name="T287"><text:tab/></text:span><text:span text:style-name="T288"><text:tab/></text:span><text:span text:style-name="T289"><text:tab/></text:span><text:span text:style-name="T290">Maximum one sleep style at a time is possible</text:span></text:h>
      <text:h text:style-name="Heading1" text:outline-level="1"><text:span text:style-name="T291">T6.03</text:span><text:span text:style-name="T292"><text:tab/></text:span><text:span text:style-name="T293"><text:tab/></text:span><text:span text:style-name="T294"><text:tab/></text:span><text:span text:style-name="T295">Sleep styles are presented in a drop-down list</text:span></text:h>
      <text:h text:style-name="Heading1" text:outline-level="1"><text:span text:style-name="T296">T6.04</text:span><text:span text:style-name="T297"><text:tab/></text:span><text:span text:style-name="T298"><text:tab/></text:span><text:span text:style-name="T299"><text:tab/></text:span><text:span text:style-name="T300">There is a notification window confirming your choice of sleep style</text:span></text:h>
      <text:h text:style-name="Heading1" text:outline-level="1"><text:span text:style-name="T301">T6.05</text:span><text:span text:style-name="T302"><text:tab/></text:span><text:span text:style-name="T303"><text:tab/></text:span><text:span text:style-name="T304"><text:tab/></text:span><text:span text:style-name="T305">The chosen sleep style is visible in the schema</text:span></text:h>
      <text:p text:style-name="P306"/>
      <text:h text:style-name="Heading1" text:outline-level="1"><text:span text:style-name="T307">Sleep information</text:span></text:h>
      <text:h text:style-name="Heading1" text:outline-level="1"><text:span text:style-name="T308">T7.01</text:span><text:span text:style-name="T309"><text:tab/></text:span><text:span text:style-name="T310"><text:tab/></text:span><text:span text:style-name="T311"><text:tab/></text:span><text:span text:style-name="T312">There is Information about the different sleep cycles</text:span></text:h>
      <text:h text:style-name="Heading1" text:outline-level="1"><text:span text:style-name="T313">T7.02</text:span><text:span text:style-name="T314"><text:tab/></text:span><text:span text:style-name="T315"><text:tab/></text:span><text:span text:style-name="T316"><text:tab/></text:span><text:span text:style-name="T317">There are tips of what to think about when chosing a sleep style</text:span></text:h>
      <text:h text:style-name="Heading1" text:outline-level="1"><text:span text:style-name="T318">T7.03</text:span><text:span text:style-name="T319"><text:tab/></text:span><text:span text:style-name="T320"><text:tab/></text:span><text:span text:style-name="T321"><text:tab/></text:span><text:span text:style-name="T322">There is Information about sleep in general</text:span></text:h>
      <text:h text:style-name="Heading1" text:outline-level="1"><text:span text:style-name="T323">T7.04</text:span><text:span text:style-name="T324"><text:tab/></text:span><text:span text:style-name="T325"><text:tab/></text:span><text:span text:style-name="T326"><text:tab/></text:span><text:span text:style-name="T327">All information has pedagogical pictures</text:span></text:h>
      <text:h text:style-name="Heading1" text:outline-level="1"><text:span text:style-name="T328">T7.05</text:span><text:span text:style-name="T329"><text:tab/></text:span><text:span text:style-name="T330"><text:tab/></text:span><text:span text:style-name="T331"><text:tab/></text:span><text:span text:style-name="T332">There is a back button from Sleep Information</text:span></text:h>
      <text:p text:style-name="P333"/>
      <text:soft-page-break/>
      <text:h text:style-name="Heading1" text:outline-level="1"><text:span text:style-name="T334">Evaluation of sleep style</text:span></text:h>
      <text:h text:style-name="Heading1" text:outline-level="1"><text:span text:style-name="T335">T8.01</text:span><text:span text:style-name="T336"><text:tab/></text:span><text:span text:style-name="T337"><text:tab/></text:span><text:span text:style-name="T338"><text:tab/></text:span><text:span text:style-name="T339">The user can take a survey to find a suitable sleep style</text:span></text:h>
      <text:h text:style-name="Heading1" text:outline-level="1"><text:span text:style-name="T340">T8.02</text:span><text:span text:style-name="T341"><text:tab/></text:span><text:span text:style-name="T342"><text:tab/></text:span><text:span text:style-name="T343"><text:tab/></text:span><text:span text:style-name="T344">There is a question about the user being tired/not tired in the morning</text:span></text:h>
      <text:h text:style-name="Heading1" text:outline-level="1"><text:span text:style-name="T345">T8.03</text:span><text:span text:style-name="T346"><text:tab/></text:span><text:span text:style-name="T347"><text:tab/></text:span><text:span text:style-name="T348"><text:tab/></text:span><text:span text:style-name="T349">There is a question about the user being tired/not tired in the evening</text:span></text:h>
      <text:h text:style-name="Heading1" text:outline-level="1"><text:span text:style-name="T350">T8.04</text:span><text:span text:style-name="T351"><text:tab/></text:span><text:span text:style-name="T352"><text:tab/></text:span><text:span text:style-name="T353"><text:tab/></text:span><text:span text:style-name="T354">There is a question about the user having/not having trouble falling asleep</text:span></text:h>
      <text:h text:style-name="Heading1" text:outline-level="1"><text:span text:style-name="T355">T8.05</text:span><text:span text:style-name="T356"><text:tab/></text:span><text:span text:style-name="T357"><text:tab/></text:span><text:span text:style-name="T358"><text:tab/></text:span><text:span text:style-name="T359">The results from the survey are matched with different sleep styles</text:span></text:h>
      <text:h text:style-name="Heading1" text:outline-level="1"><text:span text:style-name="T360">T8.06</text:span><text:span text:style-name="T361"><text:tab/></text:span><text:span text:style-name="T362"><text:tab/></text:span><text:span text:style-name="T363"><text:tab/></text:span><text:span text:style-name="T364">The user recieves a list of possible sleep styles</text:span></text:h>
      <text:h text:style-name="Heading1" text:outline-level="1"><text:span text:style-name="T365">T8.07</text:span><text:span text:style-name="T366"><text:tab/></text:span><text:span text:style-name="T367"><text:tab/></text:span><text:span text:style-name="T368"><text:tab/></text:span><text:span text:style-name="T369">A proposal is press-able</text:span></text:h>
      <text:h text:style-name="Heading1" text:outline-level="1"><text:span text:style-name="T370">T8.08</text:span><text:span text:style-name="T371"><text:tab/></text:span><text:span text:style-name="T372"><text:tab/></text:span><text:span text:style-name="T373"><text:tab/></text:span><text:span text:style-name="T374">When pressing a proposal, the user is sent to the information about the sleep style.</text:span></text:h>
      <text:p text:style-name="P375"><text:line-break/></text:p>
      <text:h text:style-name="Heading1" text:outline-level="1"><text:span text:style-name="T376">Conflict management in the schema</text:span></text:h>
      <text:h text:style-name="Heading1" text:outline-level="1"><text:span text:style-name="T377">T9.01</text:span><text:span text:style-name="T378"><text:tab/></text:span><text:span text:style-name="T379"><text:tab/></text:span><text:span text:style-name="T380"><text:tab/></text:span><text:span text:style-name="T381">Activities from other calendar can be imported into schema</text:span></text:h>
      <text:h text:style-name="Heading1" text:outline-level="1"><text:span text:style-name="T382">T9.02</text:span><text:span text:style-name="T383"><text:tab/></text:span><text:span text:style-name="T384"><text:tab/></text:span><text:span text:style-name="T385"><text:tab/></text:span><text:span text:style-name="T386">Activities are shown in different colors than black</text:span></text:h>
      <text:h text:style-name="Heading1" text:outline-level="1"><text:span text:style-name="T387">T9.03</text:span><text:span text:style-name="T388"><text:tab/></text:span><text:span text:style-name="T389"><text:tab/></text:span><text:span text:style-name="T390"><text:tab/></text:span><text:span text:style-name="T391">When a conflict arises, there is a warning notification window</text:span></text:h>
      <text:h text:style-name="Heading1" text:outline-level="1"><text:span text:style-name="T392">T9.04</text:span><text:span text:style-name="T393"><text:tab/></text:span><text:span text:style-name="T394"><text:tab/></text:span><text:span text:style-name="T395"><text:tab/></text:span><text:span text:style-name="T396">When a conflict arises, there is a warning notification sound</text:span></text:h>
      <text:h text:style-name="Heading1" text:outline-level="1"><text:span text:style-name="T397">T9.05</text:span><text:span text:style-name="T398"><text:tab/></text:span><text:span text:style-name="T399"><text:tab/></text:span><text:span text:style-name="T400"><text:tab/></text:span><text:span text:style-name="T401">When notification has been accepted, solutions will be presented</text:span></text:h>
      <text:h text:style-name="Heading1" text:outline-level="1"><text:span text:style-name="T402">T9.06</text:span><text:span text:style-name="T403"><text:tab/></text:span><text:span text:style-name="T404"><text:tab/></text:span><text:span text:style-name="T405"><text:tab/></text:span><text:span text:style-name="T406">A soultion can be that an element is moved in the schema</text:span></text:h>
      <text:h text:style-name="Heading1" text:outline-level="1"><text:span text:style-name="T407">T9.07</text:span><text:span text:style-name="T408"><text:tab/></text:span><text:span text:style-name="T409"><text:tab/></text:span><text:span text:style-name="T410"><text:tab/></text:span><text:span text:style-name="T411">A soultion can be that an element is deleted in the schema</text:span></text:h>
      <text:h text:style-name="Heading1" text:outline-level="1"><text:span text:style-name="T412">T9.08</text:span><text:span text:style-name="T413"><text:tab/></text:span><text:span text:style-name="T414"><text:tab/></text:span><text:span text:style-name="T415"><text:tab/></text:span><text:span text:style-name="T416">A soultion can be that a group of elements are moved in the schema</text:span></text:h>
      <text:soft-page-break/>
      <text:h text:style-name="Heading1" text:outline-level="1"><text:span text:style-name="T417">T9.09</text:span><text:span text:style-name="T418"><text:tab/></text:span><text:span text:style-name="T419"><text:tab/></text:span><text:span text:style-name="T420"><text:tab/></text:span><text:span text:style-name="T421">A warning notification is shown when a sleep element is moved</text:span></text:h>
      <text:h text:style-name="Heading1" text:outline-level="1"><text:span text:style-name="T422">T9.10</text:span><text:span text:style-name="T423"><text:tab/></text:span><text:span text:style-name="T424"><text:tab/></text:span><text:span text:style-name="T425"><text:tab/></text:span><text:span text:style-name="T426">A moved or deleted object can be un-done</text:span></text:h>
      <text:p text:style-name="P427"/>
      <text:h text:style-name="Heading1" text:outline-level="1"><text:span text:style-name="T428">Menu</text:span></text:h>
      <text:h text:style-name="Heading1" text:outline-level="1"><text:span text:style-name="T429">T10.01</text:span><text:span text:style-name="T430"><text:tab/></text:span><text:span text:style-name="T431"><text:tab/></text:span><text:span text:style-name="T432"><text:tab/></text:span><text:span text:style-name="T433">There is a button in the menu for sleep information</text:span></text:h>
      <text:h text:style-name="Heading1" text:outline-level="1"><text:span text:style-name="T434">T10.02</text:span><text:span text:style-name="T435"><text:tab/></text:span><text:span text:style-name="T436"><text:tab/></text:span><text:span text:style-name="T437"><text:tab/></text:span><text:span text:style-name="T438">There is a button in the menu for sleep schema</text:span></text:h>
      <text:h text:style-name="Heading1" text:outline-level="1"><text:span text:style-name="T439">T10.03</text:span><text:span text:style-name="T440"><text:tab/></text:span><text:span text:style-name="T441"><text:tab/></text:span><text:span text:style-name="T442"><text:tab/></text:span><text:span text:style-name="T443">There is a button in the menu for alarms</text:span></text:h>
      <text:h text:style-name="Heading1" text:outline-level="1"><text:span text:style-name="T444">T10.04</text:span><text:span text:style-name="T445"><text:tab/></text:span><text:span text:style-name="T446"><text:tab/></text:span><text:span text:style-name="T447"><text:tab/></text:span><text:span text:style-name="T448">There is a button in the menu for settings</text:span></text:h>
      <text:p text:style-name="P449"/>
      <text:h text:style-name="Heading1" text:outline-level="1"><text:span text:style-name="T450">Exit Application</text:span></text:h>
      <text:h text:style-name="Heading1" text:outline-level="1"><text:span text:style-name="T451">T11.01</text:span><text:span text:style-name="T452"><text:tab/></text:span><text:span text:style-name="T453"><text:tab/></text:span><text:span text:style-name="T454"><text:tab/></text:span><text:span text:style-name="T455">Exit application</text:span></text:h>
      <text:p text:style-name="P456"/>
      <text:h text:style-name="Heading1" text:outline-level="1"><text:span text:style-name="T457">Miscellaneous</text:span></text:h>
      <text:h text:style-name="Heading1" text:outline-level="1"><text:span text:style-name="T458">T12.01</text:span><text:span text:style-name="T459"><text:tab/></text:span><text:span text:style-name="T460"><text:tab/></text:span><text:span text:style-name="T461"><text:tab/></text:span><text:span text:style-name="T462">There should always be a cancel button on all dialog windows</text:span><text:span text:style-name="T463"><text:s/> </text:span></text:h>
      <text:p text:style-name="P464"/>
      <text:p text:style-name="P465"/>
      <text:soft-page-break/>
      <text:h text:style-name="Heading3" text:outline-level="3"><text:span text:style-name="T466">Test case ID        </text:span><text:span text:style-name="T467"><text:tab/></text:span></text:h>
      <text:h text:style-name="Heading3" text:outline-level="3"><text:span text:style-name="T468">T1.01</text:span><text:span text:style-name="T469"><text:s/>      </text:span><text:span text:style-name="T470"><text:tab/></text:span></text:h>
      <text:h text:style-name="Heading3" text:outline-level="3"><text:span text:style-name="T471">Test case description</text:span></text:h>
      <text:h text:style-name="Heading3" text:outline-level="3"><text:span text:style-name="T472">Test if  App is downloadable from Android Market</text:span></text:h>
      <text:h text:style-name="Heading3" text:outline-level="3"><text:span text:style-name="T473">Precondition</text:span></text:h>
      <text:p text:style-name="Normal"><text:span text:style-name="T474">The app is found on Android market</text:span></text:p>
      <text:h text:style-name="Heading3" text:outline-level="3"><text:span text:style-name="T475">Test step or order of execution number</text:span></text:h>
      <text:p text:style-name="Normal"><text:span text:style-name="T476">1. Find the app</text:span><text:span text:style-name="T477"><text:line-break/></text:span><text:span text:style-name="T478">2. Press download</text:span><text:span text:style-name="T479"><text:line-break/></text:span><text:span text:style-name="T480">3. Verify that the file is downloadable</text:span></text:p>
      <text:h text:style-name="Heading3" text:outline-level="3"><text:span text:style-name="T481">Related requirement(s)</text:span></text:h>
      <text:p text:style-name="Normal"><text:span text:style-name="T482">1.01</text:span></text:p>
      <text:h text:style-name="Heading3" text:outline-level="3"><text:span text:style-name="T483">Author</text:span></text:h>
      <text:p text:style-name="Normal"><text:span text:style-name="T484">JS</text:span><text:span text:style-name="T485"><text:line-break/></text:span></text:p>
      <text:h text:style-name="Heading3" text:outline-level="3"><text:span text:style-name="T486">Test case ID        </text:span><text:span text:style-name="T487"><text:tab/></text:span></text:h>
      <text:h text:style-name="Heading3" text:outline-level="3"><text:span text:style-name="T488">T1.02</text:span><text:span text:style-name="T489"><text:s/>       </text:span><text:span text:style-name="T490"><text:tab/></text:span></text:h>
      <text:h text:style-name="Heading3" text:outline-level="3"><text:span text:style-name="T491">Test case description</text:span></text:h>
      <text:h text:style-name="Heading3" text:outline-level="3"><text:span text:style-name="T492">Test if App install file working properly</text:span></text:h>
      <text:h text:style-name="Heading3" text:outline-level="3"><text:span text:style-name="T493">Precondition</text:span></text:h>
      <text:p text:style-name="Normal"><text:span text:style-name="T494">The app is found on Android market</text:span></text:p>
      <text:h text:style-name="Heading3" text:outline-level="3"><text:span text:style-name="T495">Test step or order of execution number</text:span></text:h>
      <text:p text:style-name="Normal"><text:span text:style-name="T496">1. Find the app</text:span><text:span text:style-name="T497"><text:line-break/></text:span><text:span text:style-name="T498">2. Press download</text:span><text:span text:style-name="T499"><text:line-break/></text:span><text:span text:style-name="T500">3. Verify that the name is correct</text:span></text:p>
      <text:h text:style-name="Heading3" text:outline-level="3"><text:span text:style-name="T501">Related requirement(s)</text:span></text:h>
      <text:p text:style-name="Normal"><text:span text:style-name="T502">1.02</text:span></text:p>
      <text:h text:style-name="Heading3" text:outline-level="3"><text:span text:style-name="T503">Author</text:span></text:h>
      <text:p text:style-name="Normal"><text:span text:style-name="T504">JS</text:span></text:p>
      <text:h text:style-name="Heading3" text:outline-level="3"><text:span text:style-name="T505">Test case ID        </text:span><text:span text:style-name="T506"><text:tab/></text:span></text:h>
      <text:h text:style-name="Heading3" text:outline-level="3"><text:span text:style-name="T507">T1.03</text:span><text:span text:style-name="T508"><text:s/>       </text:span><text:span text:style-name="T509"><text:tab/></text:span></text:h>
      <text:h text:style-name="Heading3" text:outline-level="3"><text:span text:style-name="T510">Test case description</text:span></text:h>
      <text:h text:style-name="Heading3" text:outline-level="3"><text:span text:style-name="T511">Test if App is uploaded under correct name</text:span></text:h>
      <text:soft-page-break/>
      <text:h text:style-name="Heading3" text:outline-level="3"><text:span text:style-name="T512">Precondition</text:span></text:h>
      <text:p text:style-name="Normal"><text:span text:style-name="T513">The app is found on Android market</text:span></text:p>
      <text:h text:style-name="Heading3" text:outline-level="3"><text:span text:style-name="T514">Test step or order of execution number</text:span></text:h>
      <text:p text:style-name="Normal"><text:span text:style-name="T515">1. Find the app</text:span><text:span text:style-name="T516"><text:line-break/></text:span><text:span text:style-name="T517">2. Verify that the name is correct</text:span></text:p>
      <text:h text:style-name="Heading3" text:outline-level="3"><text:span text:style-name="T518">Related requirement(s)</text:span></text:h>
      <text:p text:style-name="Normal"><text:span text:style-name="T519">1.03</text:span></text:p>
      <text:h text:style-name="Heading3" text:outline-level="3"><text:span text:style-name="T520">Author</text:span></text:h>
      <text:p text:style-name="Normal"><text:span text:style-name="T521">JS</text:span><text:span text:style-name="T522"><text:line-break/></text:span><text:span text:style-name="T523"><text:line-break/></text:span></text:p>
      <text:h text:style-name="Heading3" text:outline-level="3"><text:span text:style-name="T524">Test case ID        </text:span><text:span text:style-name="T525"><text:tab/></text:span></text:h>
      <text:h text:style-name="Heading3" text:outline-level="3"><text:span text:style-name="T526">T1.04</text:span><text:span text:style-name="T527"><text:s/>       </text:span><text:span text:style-name="T528"><text:tab/></text:span></text:h>
      <text:h text:style-name="Heading3" text:outline-level="3"><text:span text:style-name="T529">Test case description</text:span></text:h>
      <text:h text:style-name="Heading3" text:outline-level="3"><text:span text:style-name="T530">Test if the descriptions of the application is Correct at Android Market</text:span></text:h>
      <text:h text:style-name="Heading3" text:outline-level="3"><text:span text:style-name="T531">Precondition</text:span></text:h>
      <text:p text:style-name="Normal"><text:span text:style-name="T532">The app is found on Android market</text:span></text:p>
      <text:h text:style-name="Heading3" text:outline-level="3"><text:span text:style-name="T533">Test step or order of execution number</text:span></text:h>
      <text:p text:style-name="Normal"><text:span text:style-name="T534">1. Find the app</text:span><text:span text:style-name="T535"><text:line-break/></text:span><text:span text:style-name="T536">2. Press the app</text:span><text:span text:style-name="T537"><text:line-break/></text:span><text:span text:style-name="T538">2. Verify that the description is correct</text:span></text:p>
      <text:h text:style-name="Heading3" text:outline-level="3"><text:span text:style-name="T539">Related requirement(s)</text:span></text:h>
      <text:p text:style-name="Normal"><text:span text:style-name="T540">1.04</text:span></text:p>
      <text:h text:style-name="Heading3" text:outline-level="3"><text:span text:style-name="T541">Author</text:span></text:h>
      <text:p text:style-name="Normal"><text:span text:style-name="T542">JS</text:span><text:span text:style-name="T543"><text:line-break/></text:span></text:p>
      <text:h text:style-name="Heading3" text:outline-level="3"><text:span text:style-name="T544">Test case ID        </text:span><text:span text:style-name="T545"><text:tab/></text:span></text:h>
      <text:h text:style-name="Heading3" text:outline-level="3"><text:span text:style-name="T546">T1.05</text:span><text:span text:style-name="T547"><text:s/>       </text:span><text:span text:style-name="T548"><text:tab/></text:span></text:h>
      <text:h text:style-name="Heading3" text:outline-level="3"><text:span text:style-name="T549">Test case description</text:span></text:h>
      <text:h text:style-name="Heading3" text:outline-level="3"><text:span text:style-name="T550">Test if  there is a confirmation message provided if installation succeeds</text:span></text:h>
      <text:h text:style-name="Heading3" text:outline-level="3"><text:span text:style-name="T551">Precondition</text:span></text:h>
      <text:p text:style-name="Normal"><text:span text:style-name="T552">The user has pressed install</text:span></text:p>
      <text:h text:style-name="Heading3" text:outline-level="3"><text:span text:style-name="T553">Test step or order of execution number</text:span></text:h>
      <text:soft-page-break/>
      <text:p text:style-name="Normal"><text:span text:style-name="T554">1. Install finishes</text:span><text:span text:style-name="T555"><text:line-break/></text:span><text:span text:style-name="T556">2. Verify that there is a confirmation message after the file has been installed</text:span></text:p>
      <text:h text:style-name="Heading3" text:outline-level="3"><text:span text:style-name="T557">Related requirement(s)</text:span></text:h>
      <text:p text:style-name="Normal"><text:span text:style-name="T558">1.05</text:span></text:p>
      <text:h text:style-name="Heading3" text:outline-level="3"><text:span text:style-name="T559">Author</text:span></text:h>
      <text:p text:style-name="Normal"><text:span text:style-name="T560">JS</text:span><text:span text:style-name="T561"><text:line-break/></text:span></text:p>
      <text:h text:style-name="Heading3" text:outline-level="3"><text:span text:style-name="T562">Test case ID        </text:span><text:span text:style-name="T563"><text:tab/></text:span></text:h>
      <text:h text:style-name="Heading3" text:outline-level="3"><text:span text:style-name="T564">T1.06</text:span><text:span text:style-name="T565"><text:s/>       </text:span><text:span text:style-name="T566"><text:tab/></text:span></text:h>
      <text:h text:style-name="Heading3" text:outline-level="3"><text:span text:style-name="T567">Test case description</text:span></text:h>
      <text:h text:style-name="Heading3" text:outline-level="3"><text:span text:style-name="T568">Test if Message is provided when something goes wrong during the installation.<text:s/></text:span></text:h>
      <text:h text:style-name="Heading3" text:outline-level="3"><text:span text:style-name="T569">Precondition</text:span></text:h>
      <text:p text:style-name="Normal"><text:span text:style-name="T570">The user has pressed install</text:span></text:p>
      <text:h text:style-name="Heading3" text:outline-level="3"><text:span text:style-name="T571">Test step or order of execution number</text:span></text:h>
      <text:p text:style-name="Normal"><text:span text:style-name="T572">1. Install is on the way</text:span><text:span text:style-name="T573"><text:line-break/></text:span><text:span text:style-name="T574">2. Something goes wrong (ex. abort is pressed)</text:span><text:span text:style-name="T575"><text:line-break/></text:span><text:span text:style-name="T576">2. Verify that there is an error message saying that the installation failed</text:span></text:p>
      <text:h text:style-name="Heading3" text:outline-level="3"><text:span text:style-name="T577">Related requirement(s)</text:span></text:h>
      <text:p text:style-name="Normal"><text:span text:style-name="T578">1.06</text:span></text:p>
      <text:h text:style-name="Heading3" text:outline-level="3"><text:span text:style-name="T579">Author</text:span></text:h>
      <text:p text:style-name="Normal"><text:span text:style-name="T580">JS</text:span><text:span text:style-name="T581"><text:line-break/></text:span><text:span text:style-name="T582"><text:line-break/></text:span><text:span text:style-name="T583"><text:line-break/></text:span><text:span text:style-name="T584"><text:line-break/></text:span></text:p>
      <text:p text:style-name="P585"/>
      <text:soft-page-break/>
      <text:h text:style-name="Heading3" text:outline-level="3"><text:span text:style-name="T586">Test case ID        </text:span><text:span text:style-name="T587"><text:tab/></text:span></text:h>
      <text:h text:style-name="Heading3" text:outline-level="3"><text:span text:style-name="T588">T2.01</text:span><text:span text:style-name="T589"><text:s/>      </text:span><text:span text:style-name="T590"><text:tab/></text:span></text:h>
      <text:h text:style-name="Heading3" text:outline-level="3"><text:span text:style-name="T591">Test case description</text:span></text:h>
      <text:h text:style-name="Heading3" text:outline-level="3"><text:span text:style-name="T592">Test if application is startable</text:span></text:h>
      <text:h text:style-name="Heading3" text:outline-level="3"><text:span text:style-name="T593">Precondition</text:span></text:h>
      <text:p text:style-name="Normal"><text:span text:style-name="T594">The app is downloaded and installed</text:span></text:p>
      <text:h text:style-name="Heading3" text:outline-level="3"><text:span text:style-name="T595">Test step or order of execution number</text:span></text:h>
      <text:p text:style-name="Normal"><text:span text:style-name="T596">1. Press the installed app</text:span><text:span text:style-name="T597"><text:line-break/></text:span><text:span text:style-name="T598">2. Verify that the application is started</text:span></text:p>
      <text:h text:style-name="Heading3" text:outline-level="3"><text:span text:style-name="T599">Related requirement(s)</text:span></text:h>
      <text:p text:style-name="Normal"><text:span text:style-name="T600">2.01</text:span></text:p>
      <text:h text:style-name="Heading3" text:outline-level="3"><text:span text:style-name="T601">Author</text:span></text:h>
      <text:p text:style-name="Normal"><text:span text:style-name="T602">JS</text:span><text:span text:style-name="T603"><text:line-break/></text:span><text:span text:style-name="T604"><text:line-break/></text:span><text:span text:style-name="T605"><text:line-break/></text:span><text:span text:style-name="T606">Test case ID</text:span><text:span text:style-name="T607"><text:s/>       </text:span><text:span text:style-name="T608"><text:tab/></text:span></text:p>
      <text:h text:style-name="Heading3" text:outline-level="3"><text:span text:style-name="T609">T2.02        </text:span><text:span text:style-name="T610"><text:tab/></text:span></text:h>
      <text:h text:style-name="Heading3" text:outline-level="3"><text:span text:style-name="T611">Test case description</text:span></text:h>
      <text:h text:style-name="Heading3" text:outline-level="3"><text:span text:style-name="T612">Tests if application always starts on menu</text:span></text:h>
      <text:h text:style-name="Heading3" text:outline-level="3"><text:span text:style-name="T613">Precondition</text:span></text:h>
      <text:p text:style-name="Normal"><text:span text:style-name="T614">In android menu</text:span></text:p>
      <text:h text:style-name="Heading3" text:outline-level="3"><text:span text:style-name="T615">Test step or order of execution number</text:span></text:h>
      <text:p text:style-name="Normal"><text:span text:style-name="T616">1. Start the app</text:span><text:span text:style-name="T617"><text:line-break/></text:span><text:span text:style-name="T618">2. Verify that the window is the menu.</text:span></text:p>
      <text:h text:style-name="Heading3" text:outline-level="3"><text:span text:style-name="T619">Related requirement(s)</text:span></text:h>
      <text:p text:style-name="Normal"><text:span text:style-name="T620">2.02</text:span></text:p>
      <text:h text:style-name="Heading3" text:outline-level="3"><text:span text:style-name="T621">Author</text:span></text:h>
      <text:p text:style-name="Normal"><text:span text:style-name="T622">JS</text:span><text:span text:style-name="T623"><text:line-break/></text:span></text:p>
      <text:h text:style-name="Heading3" text:outline-level="3"><text:span text:style-name="T624"><text:tab/></text:span></text:h>
      <text:p text:style-name="Normal"><text:span text:style-name="T625"> </text:span><text:span text:style-name="T626"><text:line-break/></text:span><text:span text:style-name="T627"><text:line-break/></text:span><text:span text:style-name="T628"><text:line-break/></text:span><text:span text:style-name="T629"><text:line-break/></text:span></text:p>
      <text:p text:style-name="P630"/>
      <text:soft-page-break/>
      <text:p text:style-name="Normal"><text:span text:style-name="T631">Test case ID</text:span><text:span text:style-name="T632"><text:s/>       </text:span><text:span text:style-name="T633"><text:tab/></text:span></text:p>
      <text:h text:style-name="Heading3" text:outline-level="3"><text:span text:style-name="T634">T3.01        </text:span><text:span text:style-name="T635"><text:tab/></text:span></text:h>
      <text:h text:style-name="Heading3" text:outline-level="3"><text:span text:style-name="T636">Test case description</text:span></text:h>
      <text:h text:style-name="Heading3" text:outline-level="3"><text:span text:style-name="T637">Tests if Schema is illustrated</text:span></text:h>
      <text:h text:style-name="Heading3" text:outline-level="3"><text:span text:style-name="T638">Precondition</text:span></text:h>
      <text:p text:style-name="Normal"><text:span text:style-name="T639">In Schema</text:span></text:p>
      <text:h text:style-name="Heading3" text:outline-level="3"><text:span text:style-name="T640">Test step or order of execution number</text:span></text:h>
      <text:p text:style-name="Normal"><text:span text:style-name="T641">1. Start the Schema from Menu</text:span><text:span text:style-name="T642"><text:line-break/></text:span><text:span text:style-name="T643">2. Verify that the Schema is visible.</text:span></text:p>
      <text:h text:style-name="Heading3" text:outline-level="3"><text:span text:style-name="T644">Related requirement(s)</text:span></text:h>
      <text:p text:style-name="Normal"><text:span text:style-name="T645">3.01</text:span></text:p>
      <text:h text:style-name="Heading3" text:outline-level="3"><text:span text:style-name="T646">Author</text:span></text:h>
      <text:p text:style-name="Normal"><text:span text:style-name="T647">JS</text:span><text:span text:style-name="T648"><text:line-break/></text:span><text:span text:style-name="T649"><text:line-break/></text:span><text:span text:style-name="T650"><text:line-break/></text:span><text:span text:style-name="T651">Test case ID</text:span><text:span text:style-name="T652"><text:s/>       </text:span><text:span text:style-name="T653"><text:tab/></text:span></text:p>
      <text:h text:style-name="Heading3" text:outline-level="3"><text:span text:style-name="T654">T3.02        </text:span><text:span text:style-name="T655"><text:tab/></text:span></text:h>
      <text:h text:style-name="Heading3" text:outline-level="3"><text:span text:style-name="T656">Test case description</text:span></text:h>
      <text:h text:style-name="Heading3" text:outline-level="3"><text:span text:style-name="T657">Tests if days are visible in Schema</text:span></text:h>
      <text:h text:style-name="Heading3" text:outline-level="3"><text:span text:style-name="T658">Precondition</text:span></text:h>
      <text:p text:style-name="Normal"><text:span text:style-name="T659">In Schema</text:span></text:p>
      <text:h text:style-name="Heading3" text:outline-level="3"><text:span text:style-name="T660">Test step or order of execution number</text:span></text:h>
      <text:p text:style-name="Normal"><text:span text:style-name="T661">1. Start the Schema from Menu</text:span><text:span text:style-name="T662"><text:line-break/></text:span><text:span text:style-name="T663">2. Verify that the days in Schema are visible.</text:span><text:span text:style-name="T664"><text:line-break/></text:span><text:span text:style-name="T665"><text:line-break/></text:span><text:span text:style-name="T666">Related requirement(s)</text:span><text:span text:style-name="T667"><text:line-break/></text:span><text:span text:style-name="T668">3.02</text:span></text:p>
      <text:h text:style-name="Heading3" text:outline-level="3"><text:span text:style-name="T669">Author</text:span></text:h>
      <text:p text:style-name="Normal"><text:span text:style-name="T670">JS</text:span><text:span text:style-name="T671"><text:line-break/></text:span><text:span text:style-name="T672"><text:line-break/></text:span><text:span text:style-name="T673">Test case ID</text:span><text:span text:style-name="T674"><text:s/>       </text:span><text:span text:style-name="T675"><text:tab/></text:span></text:p>
      <text:h text:style-name="Heading3" text:outline-level="3"><text:span text:style-name="T676">T3.03        </text:span><text:span text:style-name="T677"><text:tab/></text:span></text:h>
      <text:h text:style-name="Heading3" text:outline-level="3"><text:span text:style-name="T678">Test case description</text:span></text:h>
      <text:h text:style-name="Heading3" text:outline-level="3"><text:span text:style-name="T679">Tests if hours are visible from 00.00 to 23.59 in Schema</text:span></text:h>
      <text:h text:style-name="Heading3" text:outline-level="3"><text:span text:style-name="T680">Precondition</text:span></text:h>
      <text:soft-page-break/>
      <text:p text:style-name="Normal"><text:span text:style-name="T681">In Schema</text:span></text:p>
      <text:h text:style-name="Heading3" text:outline-level="3"><text:span text:style-name="T682">Test step or order of execution number</text:span></text:h>
      <text:p text:style-name="Normal"><text:span text:style-name="T683">1. Start the Schema from Menu</text:span><text:span text:style-name="T684"><text:line-break/></text:span><text:span text:style-name="T685">2. Verify that the hours from 00.23.59 in Schema are visible.</text:span></text:p>
      <text:h text:style-name="Heading3" text:outline-level="3"><text:span text:style-name="T686">Related requirement(s)</text:span></text:h>
      <text:p text:style-name="Normal"><text:span text:style-name="T687">3.03</text:span></text:p>
      <text:h text:style-name="Heading3" text:outline-level="3"><text:span text:style-name="T688">Author</text:span></text:h>
      <text:p text:style-name="Normal"><text:span text:style-name="T689">JS</text:span><text:span text:style-name="T690"><text:line-break/></text:span><text:span text:style-name="T691"><text:line-break/></text:span><text:span text:style-name="T692"><text:line-break/></text:span><text:span text:style-name="T693">Test case ID</text:span><text:span text:style-name="T694"><text:s/>       </text:span><text:span text:style-name="T695"><text:tab/></text:span></text:p>
      <text:h text:style-name="Heading3" text:outline-level="3"><text:span text:style-name="T696">T3.04        </text:span><text:span text:style-name="T697"><text:tab/></text:span></text:h>
      <text:h text:style-name="Heading3" text:outline-level="3"><text:span text:style-name="T698">Test case description</text:span></text:h>
      <text:h text:style-name="Heading3" text:outline-level="3"><text:span text:style-name="T699">Tests if It is possible to choose to view a week in Schema</text:span></text:h>
      <text:h text:style-name="Heading3" text:outline-level="3"><text:span text:style-name="T700">Precondition</text:span></text:h>
      <text:p text:style-name="Normal"><text:span text:style-name="T701">In Schema</text:span></text:p>
      <text:h text:style-name="Heading3" text:outline-level="3"><text:span text:style-name="T702">Test step or order of execution number</text:span></text:h>
      <text:p text:style-name="Normal"><text:span text:style-name="T703">1. Start the Schema from Menu</text:span><text:span text:style-name="T704"><text:line-break/></text:span><text:span text:style-name="T705">2. Verify that it is possible to choose week-view in Schema.</text:span><text:span text:style-name="T706"><text:line-break/></text:span><text:span text:style-name="T707"><text:line-break/></text:span><text:span text:style-name="T708">Related requirement(s)</text:span><text:span text:style-name="T709"><text:line-break/></text:span><text:span text:style-name="T710">3.04</text:span></text:p>
      <text:h text:style-name="Heading3" text:outline-level="3"><text:span text:style-name="T711">Author</text:span></text:h>
      <text:p text:style-name="Normal"><text:span text:style-name="T712">JS</text:span><text:span text:style-name="T713"><text:line-break/></text:span><text:span text:style-name="T714"><text:line-break/></text:span><text:span text:style-name="T715"><text:line-break/></text:span><text:span text:style-name="T716">Test case ID</text:span><text:span text:style-name="T717"><text:s/>       </text:span><text:span text:style-name="T718"><text:tab/></text:span></text:p>
      <text:h text:style-name="Heading3" text:outline-level="3"><text:span text:style-name="T719">T3.05        </text:span><text:span text:style-name="T720"><text:tab/></text:span></text:h>
      <text:h text:style-name="Heading3" text:outline-level="3"><text:span text:style-name="T721">Test case description</text:span></text:h>
      <text:h text:style-name="Heading3" text:outline-level="3"><text:span text:style-name="T722">Tests if It is possible to only choose to view a day in Schema</text:span></text:h>
      <text:h text:style-name="Heading3" text:outline-level="3"><text:span text:style-name="T723">Precondition</text:span></text:h>
      <text:p text:style-name="Normal"><text:span text:style-name="T724">In Schema</text:span></text:p>
      <text:h text:style-name="Heading3" text:outline-level="3"><text:span text:style-name="T725">Test step or order of execution number</text:span></text:h>
      <text:p text:style-name="Normal"><text:span text:style-name="T726">1. Start the Schema from Menu</text:span><text:span text:style-name="T727"><text:line-break/></text:span><text:span text:style-name="T728">2. Verify that it is possible to choose day-view in Schema.</text:span><text:span text:style-name="T729"><text:line-break/></text:span></text:p>
      <text:h text:style-name="Heading3" text:outline-level="3"><text:span text:style-name="T730">Related requirement(s)</text:span></text:h>
      <text:soft-page-break/>
      <text:p text:style-name="Normal"><text:span text:style-name="T731">3.05</text:span></text:p>
      <text:h text:style-name="Heading3" text:outline-level="3"><text:span text:style-name="T732">Author</text:span></text:h>
      <text:p text:style-name="Normal"><text:span text:style-name="T733">JS</text:span><text:span text:style-name="T734"><text:line-break/></text:span><text:span text:style-name="T735"><text:line-break/></text:span><text:span text:style-name="T736"><text:line-break/></text:span><text:span text:style-name="T737">Test case ID</text:span><text:span text:style-name="T738"><text:s/>       </text:span><text:span text:style-name="T739"><text:tab/></text:span></text:p>
      <text:h text:style-name="Heading3" text:outline-level="3"><text:span text:style-name="T740">T3.06        </text:span><text:span text:style-name="T741"><text:tab/></text:span></text:h>
      <text:h text:style-name="Heading3" text:outline-level="3"><text:span text:style-name="T742">Test case description</text:span></text:h>
      <text:h text:style-name="Heading3" text:outline-level="3"><text:span text:style-name="T743">Tests if the home button takes the user from Schema to Menu</text:span></text:h>
      <text:h text:style-name="Heading3" text:outline-level="3"><text:span text:style-name="T744">Precondition</text:span></text:h>
      <text:p text:style-name="Normal"><text:span text:style-name="T745">In Schema</text:span></text:p>
      <text:h text:style-name="Heading3" text:outline-level="3"><text:span text:style-name="T746">Test step or order of execution number</text:span></text:h>
      <text:p text:style-name="Normal"><text:span text:style-name="T747">1. Press Home Button in Schema</text:span><text:span text:style-name="T748"><text:line-break/></text:span><text:span text:style-name="T749">2. Verify that you are returned to Menu</text:span><text:span text:style-name="T750"><text:line-break/></text:span><text:span text:style-name="T751"><text:line-break/></text:span><text:span text:style-name="T752">Related requirement(s)</text:span><text:span text:style-name="T753"><text:line-break/></text:span><text:span text:style-name="T754">3.06</text:span></text:p>
      <text:h text:style-name="Heading3" text:outline-level="3"><text:span text:style-name="T755">Author</text:span></text:h>
      <text:p text:style-name="Normal"><text:span text:style-name="T756">JS</text:span><text:span text:style-name="T757"><text:line-break/></text:span><text:span text:style-name="T758"><text:line-break/></text:span><text:span text:style-name="T759"><text:line-break/></text:span><text:span text:style-name="T760">Test case ID</text:span><text:span text:style-name="T761"><text:s/>       </text:span><text:span text:style-name="T762"><text:tab/></text:span></text:p>
      <text:h text:style-name="Heading3" text:outline-level="3"><text:span text:style-name="T763">T3.07        </text:span><text:span text:style-name="T764"><text:tab/></text:span></text:h>
      <text:h text:style-name="Heading3" text:outline-level="3"><text:span text:style-name="T765">Test case description</text:span></text:h>
      <text:h text:style-name="Heading3" text:outline-level="3"><text:span text:style-name="T766">Tests if the back button takes the user from Schema to Menu</text:span></text:h>
      <text:h text:style-name="Heading3" text:outline-level="3"><text:span text:style-name="T767">Precondition</text:span></text:h>
      <text:p text:style-name="Normal"><text:span text:style-name="T768">In Schema</text:span></text:p>
      <text:h text:style-name="Heading3" text:outline-level="3"><text:span text:style-name="T769">Test step or order of execution number</text:span></text:h>
      <text:p text:style-name="Normal"><text:span text:style-name="T770">1. Press Back Button in Schema</text:span><text:span text:style-name="T771"><text:line-break/></text:span><text:span text:style-name="T772">2. Verify that you are returned to Menu</text:span><text:span text:style-name="T773"><text:line-break/></text:span><text:span text:style-name="T774">Related requirement(s)</text:span><text:span text:style-name="T775"><text:line-break/></text:span><text:span text:style-name="T776">3.07</text:span></text:p>
      <text:h text:style-name="Heading3" text:outline-level="3"><text:span text:style-name="T777">Author</text:span></text:h>
      <text:p text:style-name="Normal"><text:span text:style-name="T778">JS</text:span><text:span text:style-name="T779"><text:line-break/></text:span><text:span text:style-name="T780"><text:line-break/></text:span><text:span text:style-name="T781"><text:line-break/></text:span><text:span text:style-name="T782">Test case ID</text:span><text:span text:style-name="T783"><text:s/>       </text:span><text:span text:style-name="T784"><text:tab/></text:span></text:p>
      <text:h text:style-name="Heading3" text:outline-level="3"><text:span text:style-name="T785">T3.08        </text:span><text:span text:style-name="T786"><text:tab/></text:span></text:h>
      <text:soft-page-break/>
      <text:h text:style-name="Heading3" text:outline-level="3"><text:span text:style-name="T787">Test case description</text:span></text:h>
      <text:h text:style-name="Heading3" text:outline-level="3"><text:span text:style-name="T788">Tests if you can add a sleep style to schema</text:span></text:h>
      <text:h text:style-name="Heading3" text:outline-level="3"><text:span text:style-name="T789">Precondition</text:span></text:h>
      <text:p text:style-name="Normal"><text:span text:style-name="T790">In Schema</text:span></text:p>
      <text:h text:style-name="Heading3" text:outline-level="3"><text:span text:style-name="T791">Test step or order of execution number</text:span></text:h>
      <text:p text:style-name="Normal"><text:span text:style-name="T792">1. Go to Schema</text:span><text:span text:style-name="T793"><text:line-break/></text:span><text:span text:style-name="T794">2. Press add sleep style</text:span><text:span text:style-name="T795"><text:line-break/></text:span><text:span text:style-name="T796">3. Verify that there is an edit window, with an OK button</text:span></text:p>
      <text:h text:style-name="Heading3" text:outline-level="3"><text:span text:style-name="T797">Related requirement(s)</text:span></text:h>
      <text:p text:style-name="Normal"><text:span text:style-name="T798">3.08</text:span></text:p>
      <text:h text:style-name="Heading3" text:outline-level="3"><text:span text:style-name="T799">Author</text:span></text:h>
      <text:p text:style-name="Normal"><text:span text:style-name="T800">JS</text:span><text:span text:style-name="T801"><text:line-break/></text:span><text:span text:style-name="T802"><text:line-break/></text:span><text:span text:style-name="T803"><text:line-break/></text:span><text:span text:style-name="T804">Test case ID</text:span><text:span text:style-name="T805"><text:s/>       </text:span><text:span text:style-name="T806"><text:tab/></text:span></text:p>
      <text:h text:style-name="Heading3" text:outline-level="3"><text:span text:style-name="T807">T3.09        </text:span><text:span text:style-name="T808"><text:tab/></text:span></text:h>
      <text:h text:style-name="Heading3" text:outline-level="3"><text:span text:style-name="T809">Test case description</text:span></text:h>
      <text:h text:style-name="Heading3" text:outline-level="3"><text:span text:style-name="T810">Tests if you can add an appointment to schema</text:span></text:h>
      <text:h text:style-name="Heading3" text:outline-level="3"><text:span text:style-name="T811">Precondition</text:span></text:h>
      <text:p text:style-name="Normal"><text:span text:style-name="T812">In Schema</text:span></text:p>
      <text:h text:style-name="Heading3" text:outline-level="3"><text:span text:style-name="T813">Test step or order of execution number</text:span></text:h>
      <text:p text:style-name="Normal"><text:span text:style-name="T814">1. Go to Schema</text:span><text:span text:style-name="T815"><text:line-break/></text:span><text:span text:style-name="T816">2. Press add appointment</text:span><text:span text:style-name="T817"><text:line-break/></text:span><text:span text:style-name="T818">3. Verify that there is an edit window, with an OK button</text:span><text:span text:style-name="T819"><text:line-break/></text:span><text:span text:style-name="T820"><text:line-break/></text:span><text:span text:style-name="T821">Related requirement(s)</text:span><text:span text:style-name="T822"><text:line-break/></text:span><text:span text:style-name="T823">3.09</text:span></text:p>
      <text:h text:style-name="Heading3" text:outline-level="3"><text:span text:style-name="T824">Author</text:span></text:h>
      <text:p text:style-name="Normal"><text:span text:style-name="T825">JS</text:span><text:span text:style-name="T826"><text:line-break/></text:span><text:span text:style-name="T827"><text:line-break/></text:span><text:span text:style-name="T828">Test case ID</text:span><text:span text:style-name="T829"><text:s/>       </text:span><text:span text:style-name="T830"><text:tab/></text:span></text:p>
      <text:h text:style-name="Heading3" text:outline-level="3"><text:span text:style-name="T831">T3.10        </text:span><text:span text:style-name="T832"><text:tab/></text:span></text:h>
      <text:h text:style-name="Heading3" text:outline-level="3"><text:span text:style-name="T833">Test case description</text:span></text:h>
      <text:h text:style-name="Heading3" text:outline-level="3"><text:span text:style-name="T834">Tests if you can move an appointment in schema</text:span></text:h>
      <text:h text:style-name="Heading3" text:outline-level="3"><text:span text:style-name="T835">Precondition</text:span></text:h>
      <text:p text:style-name="Normal"><text:span text:style-name="T836">In Schema</text:span></text:p>
      <text:soft-page-break/>
      <text:h text:style-name="Heading3" text:outline-level="3"><text:span text:style-name="T837">Test step or order of execution number</text:span></text:h>
      <text:p text:style-name="Normal"><text:span text:style-name="T838">1. Go to Schema</text:span><text:span text:style-name="T839"><text:line-break/></text:span><text:span text:style-name="T840">2. Press an appointment</text:span><text:span text:style-name="T841"><text:line-break/></text:span><text:span text:style-name="T842">3. Verify that you can move it</text:span></text:p>
      <text:h text:style-name="Heading3" text:outline-level="3"><text:span text:style-name="T843">Related requirement(s)</text:span></text:h>
      <text:p text:style-name="Normal"><text:span text:style-name="T844">3.10</text:span></text:p>
      <text:h text:style-name="Heading3" text:outline-level="3"><text:span text:style-name="T845">Author</text:span></text:h>
      <text:p text:style-name="Normal"><text:span text:style-name="T846">JS</text:span><text:span text:style-name="T847"><text:line-break/></text:span><text:span text:style-name="T848"><text:line-break/></text:span><text:span text:style-name="T849"><text:line-break/></text:span><text:span text:style-name="T850">Test case ID</text:span><text:span text:style-name="T851"><text:s/>       </text:span><text:span text:style-name="T852"><text:tab/></text:span></text:p>
      <text:h text:style-name="Heading3" text:outline-level="3"><text:span text:style-name="T853">T3.11        </text:span><text:span text:style-name="T854"><text:tab/></text:span></text:h>
      <text:h text:style-name="Heading3" text:outline-level="3"><text:span text:style-name="T855">Test case description</text:span></text:h>
      <text:h text:style-name="Heading3" text:outline-level="3"><text:span text:style-name="T856">Tests if you can delete an appointment in schema</text:span></text:h>
      <text:h text:style-name="Heading3" text:outline-level="3"><text:span text:style-name="T857">Precondition</text:span></text:h>
      <text:p text:style-name="Normal"><text:span text:style-name="T858">In Schema</text:span></text:p>
      <text:h text:style-name="Heading3" text:outline-level="3"><text:span text:style-name="T859">Test step or order of execution number</text:span></text:h>
      <text:p text:style-name="Normal"><text:span text:style-name="T860">1. Go to Schema</text:span><text:span text:style-name="T861"><text:line-break/></text:span><text:span text:style-name="T862">2. Press an appointment</text:span><text:span text:style-name="T863"><text:line-break/></text:span><text:span text:style-name="T864">3. Verify that you can delete it</text:span><text:span text:style-name="T865"><text:line-break/></text:span><text:span text:style-name="T866"><text:line-break/></text:span><text:span text:style-name="T867">Related requirement(s)</text:span><text:span text:style-name="T868"><text:line-break/></text:span><text:span text:style-name="T869">3.11</text:span></text:p>
      <text:h text:style-name="Heading3" text:outline-level="3"><text:span text:style-name="T870">Author</text:span></text:h>
      <text:p text:style-name="Normal"><text:span text:style-name="T871">JS</text:span><text:span text:style-name="T872"><text:line-break/></text:span><text:span text:style-name="T873"><text:line-break/></text:span><text:span text:style-name="T874"><text:line-break/></text:span><text:span text:style-name="T875">Test case ID</text:span><text:span text:style-name="T876"><text:s/>       </text:span><text:span text:style-name="T877"><text:tab/></text:span></text:p>
      <text:h text:style-name="Heading3" text:outline-level="3"><text:span text:style-name="T878">T3.12        </text:span><text:span text:style-name="T879"><text:tab/></text:span></text:h>
      <text:h text:style-name="Heading3" text:outline-level="3"><text:span text:style-name="T880">Test case description</text:span></text:h>
      <text:h text:style-name="Heading3" text:outline-level="3"><text:span text:style-name="T881">Tests if you can move a sleep element in schema</text:span></text:h>
      <text:h text:style-name="Heading3" text:outline-level="3"><text:span text:style-name="T882">Precondition</text:span></text:h>
      <text:p text:style-name="Normal"><text:span text:style-name="T883">In Schema</text:span></text:p>
      <text:h text:style-name="Heading3" text:outline-level="3"><text:span text:style-name="T884">Test step or order of execution number</text:span></text:h>
      <text:p text:style-name="Normal"><text:span text:style-name="T885">1. Go to Schema</text:span><text:span text:style-name="T886"><text:line-break/></text:span><text:span text:style-name="T887">2. Press a sleep element</text:span><text:span text:style-name="T888"><text:line-break/></text:span><text:span text:style-name="T889">3. Verify that you can move it</text:span><text:span text:style-name="T890"><text:line-break/></text:span><text:span text:style-name="T891"><text:line-break/></text:span><text:span text:style-name="T892">Related requirement(s)</text:span><text:span text:style-name="T893"><text:line-break/></text:span><text:span text:style-name="T894">3.12</text:span></text:p>
      <text:soft-page-break/>
      <text:h text:style-name="Heading3" text:outline-level="3"><text:span text:style-name="T895">Author</text:span></text:h>
      <text:p text:style-name="Normal"><text:span text:style-name="T896">JS</text:span><text:span text:style-name="T897"><text:line-break/></text:span><text:span text:style-name="T898"><text:line-break/></text:span><text:span text:style-name="T899"><text:line-break/></text:span><text:span text:style-name="T900">Test case ID</text:span><text:span text:style-name="T901"><text:s/>       </text:span><text:span text:style-name="T902"><text:tab/></text:span></text:p>
      <text:h text:style-name="Heading3" text:outline-level="3"><text:span text:style-name="T903">T3.13        </text:span><text:span text:style-name="T904"><text:tab/></text:span></text:h>
      <text:h text:style-name="Heading3" text:outline-level="3"><text:span text:style-name="T905">Test case description</text:span></text:h>
      <text:h text:style-name="Heading3" text:outline-level="3"><text:span text:style-name="T906">Tests if you can move an entire sleep group element in schema</text:span></text:h>
      <text:h text:style-name="Heading3" text:outline-level="3"><text:span text:style-name="T907">Precondition</text:span></text:h>
      <text:p text:style-name="Normal"><text:span text:style-name="T908">In Schema</text:span></text:p>
      <text:h text:style-name="Heading3" text:outline-level="3"><text:span text:style-name="T909">Test step or order of execution number</text:span></text:h>
      <text:p text:style-name="Normal"><text:span text:style-name="T910">1. Go to Schema</text:span><text:span text:style-name="T911"><text:line-break/></text:span><text:span text:style-name="T912">2. Press a sleep group element</text:span><text:span text:style-name="T913"><text:line-break/></text:span><text:span text:style-name="T914">3. Verify that you can move it</text:span><text:span text:style-name="T915"><text:line-break/></text:span><text:span text:style-name="T916"><text:line-break/></text:span><text:span text:style-name="T917">Related requirement(s)</text:span><text:span text:style-name="T918"><text:line-break/></text:span><text:span text:style-name="T919">3.13</text:span></text:p>
      <text:h text:style-name="Heading3" text:outline-level="3"><text:span text:style-name="T920">Author</text:span></text:h>
      <text:p text:style-name="Normal"><text:span text:style-name="T921">JS</text:span><text:span text:style-name="T922"><text:line-break/></text:span><text:span text:style-name="T923"><text:line-break/></text:span><text:span text:style-name="T924"><text:line-break/></text:span><text:span text:style-name="T925">Test case ID</text:span><text:span text:style-name="T926"><text:s/>       </text:span><text:span text:style-name="T927"><text:tab/></text:span></text:p>
      <text:h text:style-name="Heading3" text:outline-level="3"><text:span text:style-name="T928">T3.14        </text:span><text:span text:style-name="T929"><text:tab/></text:span></text:h>
      <text:h text:style-name="Heading3" text:outline-level="3"><text:span text:style-name="T930">Test case description</text:span></text:h>
      <text:h text:style-name="Heading3" text:outline-level="3"><text:span text:style-name="T931">Tests if you recieve a warning message when moving a sleep element in schema</text:span></text:h>
      <text:h text:style-name="Heading3" text:outline-level="3"><text:span text:style-name="T932">Precondition</text:span></text:h>
      <text:p text:style-name="Normal"><text:span text:style-name="T933">In Schema</text:span></text:p>
      <text:h text:style-name="Heading3" text:outline-level="3"><text:span text:style-name="T934">Test step or order of execution number</text:span></text:h>
      <text:p text:style-name="Normal"><text:span text:style-name="T935">1. Go to Schema</text:span><text:span text:style-name="T936"><text:line-break/></text:span><text:span text:style-name="T937">2. Press a sleep group element</text:span><text:span text:style-name="T938"><text:line-break/></text:span><text:span text:style-name="T939">3. Try to move it</text:span><text:span text:style-name="T940"><text:line-break/></text:span><text:span text:style-name="T941">4. Verify that you recieve a warning message</text:span><text:span text:style-name="T942"><text:line-break/></text:span><text:span text:style-name="T943"><text:line-break/></text:span><text:span text:style-name="T944">Related requirement(s)</text:span><text:span text:style-name="T945"><text:line-break/></text:span><text:span text:style-name="T946">3.14</text:span></text:p>
      <text:h text:style-name="Heading3" text:outline-level="3"><text:span text:style-name="T947">Author</text:span></text:h>
      <text:p text:style-name="Normal"><text:span text:style-name="T948">JS</text:span><text:span text:style-name="T949"><text:line-break/></text:span><text:span text:style-name="T950"><text:line-break/></text:span><text:span text:style-name="T951"><text:line-break/></text:span><text:span text:style-name="T952">Test case ID</text:span><text:span text:style-name="T953"><text:s/>       </text:span><text:span text:style-name="T954"><text:tab/></text:span></text:p>
      <text:soft-page-break/>
      <text:h text:style-name="Heading3" text:outline-level="3"><text:span text:style-name="T955">T3.15        </text:span><text:span text:style-name="T956"><text:tab/></text:span></text:h>
      <text:h text:style-name="Heading3" text:outline-level="3"><text:span text:style-name="T957">Test case description</text:span></text:h>
      <text:h text:style-name="Heading3" text:outline-level="3"><text:span text:style-name="T958">Test if color of appointment is not the same as sleep elements and imported calendar elements</text:span></text:h>
      <text:h text:style-name="Heading3" text:outline-level="3"><text:span text:style-name="T959">Precondition</text:span></text:h>
      <text:p text:style-name="Normal"><text:span text:style-name="T960">In Schema</text:span></text:p>
      <text:h text:style-name="Heading3" text:outline-level="3"><text:span text:style-name="T961">Test step or order of execution number</text:span></text:h>
      <text:p text:style-name="Normal"><text:span text:style-name="T962">1. Go to Schema</text:span><text:span text:style-name="T963"><text:line-break/></text:span><text:span text:style-name="T964">2. Verify that sleep elements, appointments and imported calendar elements have different colors</text:span><text:span text:style-name="T965"><text:line-break/></text:span></text:p>
      <text:h text:style-name="Heading3" text:outline-level="3"><text:span text:style-name="T966">Related requirement(s)</text:span></text:h>
      <text:p text:style-name="Normal"><text:span text:style-name="T967">3.15</text:span></text:p>
      <text:h text:style-name="Heading3" text:outline-level="3"><text:span text:style-name="T968">Author</text:span></text:h>
      <text:p text:style-name="Normal"><text:span text:style-name="T969">JS</text:span><text:span text:style-name="T970"><text:line-break/></text:span><text:span text:style-name="T971"><text:line-break/></text:span><text:span text:style-name="T972"><text:line-break/></text:span><text:span text:style-name="T973">Test case ID</text:span><text:span text:style-name="T974"><text:s/>       </text:span><text:span text:style-name="T975"><text:tab/></text:span></text:p>
      <text:h text:style-name="Heading3" text:outline-level="3"><text:span text:style-name="T976">T3.16        </text:span><text:span text:style-name="T977"><text:tab/></text:span></text:h>
      <text:h text:style-name="Heading3" text:outline-level="3"><text:span text:style-name="T978">Test case description</text:span></text:h>
      <text:h text:style-name="Heading3" text:outline-level="3"><text:span text:style-name="T979">Tests if you can add information about an element</text:span></text:h>
      <text:h text:style-name="Heading3" text:outline-level="3"><text:span text:style-name="T980">Precondition</text:span></text:h>
      <text:p text:style-name="Normal"><text:span text:style-name="T981">In Schema</text:span></text:p>
      <text:h text:style-name="Heading3" text:outline-level="3"><text:span text:style-name="T982">Test step or order of execution number</text:span></text:h>
      <text:p text:style-name="Normal"><text:span text:style-name="T983">1. Go to Schema</text:span><text:span text:style-name="T984"><text:line-break/></text:span><text:span text:style-name="T985">2. Press a sleep element</text:span><text:span text:style-name="T986"><text:line-break/></text:span><text:span text:style-name="T987">3. Press edit</text:span><text:span text:style-name="T988"><text:line-break/></text:span><text:span text:style-name="T989">3. Verify that you can add information</text:span></text:p>
      <text:h text:style-name="Heading3" text:outline-level="3"><text:span text:style-name="T990">Related requirement(s)</text:span></text:h>
      <text:p text:style-name="Normal"><text:span text:style-name="T991">3.16</text:span></text:p>
      <text:h text:style-name="Heading3" text:outline-level="3"><text:span text:style-name="T992">Author</text:span></text:h>
      <text:p text:style-name="Normal"><text:span text:style-name="T993">JS</text:span><text:span text:style-name="T994"><text:line-break/></text:span><text:span text:style-name="T995"><text:line-break/></text:span><text:span text:style-name="T996"><text:line-break/></text:span><text:span text:style-name="T997"><text:line-break/></text:span><text:span text:style-name="T998">Test case ID</text:span><text:span text:style-name="T999"><text:s/>       </text:span><text:span text:style-name="T1000"><text:tab/></text:span></text:p>
      <text:h text:style-name="Heading3" text:outline-level="3"><text:span text:style-name="T1001">T3.17        </text:span><text:span text:style-name="T1002"><text:tab/></text:span></text:h>
      <text:h text:style-name="Heading3" text:outline-level="3"><text:span text:style-name="T1003">Test case description</text:span></text:h>
      <text:soft-page-break/>
      <text:h text:style-name="Heading3" text:outline-level="3"><text:span text:style-name="T1004">Tests if you can change information about an element</text:span></text:h>
      <text:h text:style-name="Heading3" text:outline-level="3"><text:span text:style-name="T1005">Precondition</text:span></text:h>
      <text:p text:style-name="Normal"><text:span text:style-name="T1006">In Schema</text:span></text:p>
      <text:h text:style-name="Heading3" text:outline-level="3"><text:span text:style-name="T1007">Test step or order of execution number</text:span></text:h>
      <text:p text:style-name="Normal"><text:span text:style-name="T1008">1. Go to Schema</text:span><text:span text:style-name="T1009"><text:line-break/></text:span><text:span text:style-name="T1010">2. Press a sleep element</text:span><text:span text:style-name="T1011"><text:line-break/></text:span><text:span text:style-name="T1012">3. Press edit</text:span><text:span text:style-name="T1013"><text:line-break/></text:span><text:span text:style-name="T1014">3. Verify that you can change information</text:span><text:span text:style-name="T1015"><text:line-break/></text:span><text:span text:style-name="T1016"><text:line-break/></text:span><text:span text:style-name="T1017">Related requirement(s)</text:span><text:span text:style-name="T1018"><text:line-break/></text:span><text:span text:style-name="T1019">3.17</text:span></text:p>
      <text:h text:style-name="Heading3" text:outline-level="3"><text:span text:style-name="T1020">Author</text:span></text:h>
      <text:p text:style-name="Normal"><text:span text:style-name="T1021">JS</text:span><text:span text:style-name="T1022"><text:line-break/></text:span><text:span text:style-name="T1023"><text:line-break/></text:span><text:span text:style-name="T1024">Test case ID</text:span><text:span text:style-name="T1025"><text:s/>       </text:span><text:span text:style-name="T1026"><text:tab/></text:span></text:p>
      <text:h text:style-name="Heading3" text:outline-level="3"><text:span text:style-name="T1027">T3.18        </text:span><text:span text:style-name="T1028"><text:tab/></text:span></text:h>
      <text:h text:style-name="Heading3" text:outline-level="3"><text:span text:style-name="T1029">Test case description</text:span></text:h>
      <text:h text:style-name="Heading3" text:outline-level="3"><text:span text:style-name="T1030">Tests if you can delete information about an element</text:span></text:h>
      <text:h text:style-name="Heading3" text:outline-level="3"><text:span text:style-name="T1031">Precondition</text:span></text:h>
      <text:p text:style-name="Normal"><text:span text:style-name="T1032">In Schema</text:span></text:p>
      <text:h text:style-name="Heading3" text:outline-level="3"><text:span text:style-name="T1033">Test step or order of execution number</text:span></text:h>
      <text:p text:style-name="Normal"><text:span text:style-name="T1034">1. Go to Schema</text:span><text:span text:style-name="T1035"><text:line-break/></text:span><text:span text:style-name="T1036">2. Press a sleep element</text:span><text:span text:style-name="T1037"><text:line-break/></text:span><text:span text:style-name="T1038">3. Press edit</text:span><text:span text:style-name="T1039"><text:line-break/></text:span><text:span text:style-name="T1040">3. Verify that you can delete information</text:span><text:span text:style-name="T1041"><text:line-break/></text:span><text:span text:style-name="T1042"><text:line-break/></text:span><text:span text:style-name="T1043">Related requirement(s)</text:span><text:span text:style-name="T1044"><text:line-break/></text:span><text:span text:style-name="T1045">3.18</text:span></text:p>
      <text:h text:style-name="Heading3" text:outline-level="3"><text:span text:style-name="T1046">Author</text:span></text:h>
      <text:p text:style-name="Normal"><text:span text:style-name="T1047">JS</text:span><text:span text:style-name="T1048"><text:line-break/></text:span><text:span text:style-name="T1049"><text:line-break/></text:span><text:span text:style-name="T1050"><text:line-break/></text:span><text:span text:style-name="T1051"><text:line-break/></text:span><text:span text:style-name="T1052"><text:line-break/></text:span><text:span text:style-name="T1053"><text:line-break/></text:span></text:p>
      <text:p text:style-name="P1054"/>
      <text:soft-page-break/>
      <text:p text:style-name="Normal"><text:span text:style-name="T1055">Test case ID</text:span><text:span text:style-name="T1056"><text:s/>       </text:span><text:span text:style-name="T1057"><text:tab/></text:span></text:p>
      <text:h text:style-name="Heading3" text:outline-level="3"><text:span text:style-name="T1058">T3.19        </text:span><text:span text:style-name="T1059"><text:tab/></text:span></text:h>
      <text:h text:style-name="Heading3" text:outline-level="3"><text:span text:style-name="T1060">Test case description</text:span></text:h>
      <text:h text:style-name="Heading3" text:outline-level="3"><text:span text:style-name="T1061">Tests if there is a back button from schema</text:span></text:h>
      <text:h text:style-name="Heading3" text:outline-level="3"><text:span text:style-name="T1062">Precondition</text:span></text:h>
      <text:p text:style-name="Normal"><text:span text:style-name="T1063">In Schema</text:span></text:p>
      <text:h text:style-name="Heading3" text:outline-level="3"><text:span text:style-name="T1064">Test step or order of execution number</text:span></text:h>
      <text:p text:style-name="Normal"><text:span text:style-name="T1065">1. Press a the back button</text:span><text:span text:style-name="T1066"><text:line-break/></text:span><text:span text:style-name="T1067">2. Verify that you are returned to Menu</text:span></text:p>
      <text:h text:style-name="Heading3" text:outline-level="3"><text:span text:style-name="T1068">Related requirement(s)</text:span></text:h>
      <text:p text:style-name="Normal"><text:span text:style-name="T1069">3.19</text:span></text:p>
      <text:h text:style-name="Heading3" text:outline-level="3"><text:span text:style-name="T1070">Author</text:span></text:h>
      <text:p text:style-name="Normal"><text:span text:style-name="T1071">JS</text:span><text:span text:style-name="T1072"><text:line-break/></text:span></text:p>
      <text:h text:style-name="Heading3" text:outline-level="3"><text:span text:style-name="T1073">Test case ID        </text:span><text:span text:style-name="T1074"><text:tab/></text:span></text:h>
      <text:h text:style-name="Heading3" text:outline-level="3"><text:span text:style-name="T1075">T4.01</text:span><text:span text:style-name="T1076"><text:tab/></text:span><text:span text:style-name="T1077"><text:tab/></text:span><text:span text:style-name="T1078"><text:tab/></text:span></text:h>
      <text:h text:style-name="Heading3" text:outline-level="3"><text:span text:style-name="T1079">Test case description</text:span></text:h>
      <text:h text:style-name="Heading1" text:outline-level="1"><text:span text:style-name="T1080">Sleep style is illustrated on the schema</text:span></text:h>
      <text:h text:style-name="Heading3" text:outline-level="3"><text:span text:style-name="T1081">Precondition</text:span></text:h>
      <text:p text:style-name="Normal"><text:span text:style-name="T1082">Application is running, sleep information is implemented<text:s/></text:span><text:span text:style-name="T1083"><text:tab/></text:span></text:p>
      <text:h text:style-name="Heading3" text:outline-level="3"><text:span text:style-name="T1084">Test step or order of execution number</text:span></text:h>
      <text:p text:style-name="Normal"><text:span text:style-name="T1085">1. Press the “sleep information”  button  </text:span><text:span text:style-name="T1086"><text:line-break/></text:span><text:span text:style-name="T1087">2. Verify that sleep information is displayed and represented as a visual sleep schedule</text:span></text:p>
      <text:h text:style-name="Heading3" text:outline-level="3"><text:span text:style-name="T1088">Related requirement(s)</text:span></text:h>
      <text:p text:style-name="Normal"><text:span text:style-name="T1089">4.01</text:span></text:p>
      <text:h text:style-name="Heading3" text:outline-level="3"><text:span text:style-name="T1090">Author</text:span></text:h>
      <text:p text:style-name="Normal"><text:span text:style-name="T1091">GM</text:span></text:p>
      <text:soft-page-break/>
      <text:h text:style-name="P1092" text:outline-level="3"><text:span text:style-name="T1093">Test case ID        </text:span><text:span text:style-name="T1094"><text:tab/></text:span></text:h>
      <text:h text:style-name="Heading3" text:outline-level="3"><text:span text:style-name="T1095">T4.02</text:span><text:span text:style-name="T1096"><text:tab/></text:span><text:span text:style-name="T1097"><text:tab/></text:span><text:span text:style-name="T1098"><text:tab/></text:span></text:h>
      <text:h text:style-name="Heading3" text:outline-level="3"><text:span text:style-name="T1099">Test case description</text:span></text:h>
      <text:h text:style-name="Heading1" text:outline-level="1"><text:span text:style-name="T1100">The sleep style is illustrated in black color</text:span></text:h>
      <text:h text:style-name="Heading3" text:outline-level="3"><text:span text:style-name="T1101">Precondition</text:span></text:h>
      <text:p text:style-name="Normal"><text:span text:style-name="T1102">Application is running, sleep information is implemented<text:s/></text:span><text:span text:style-name="T1103"><text:tab/></text:span></text:p>
      <text:h text:style-name="Heading3" text:outline-level="3"><text:span text:style-name="T1104">Test step or order of execution number</text:span></text:h>
      <text:p text:style-name="Normal"><text:span text:style-name="T1105">1. Press the “sleep information” button  </text:span><text:span text:style-name="T1106"><text:line-break/></text:span><text:span text:style-name="T1107">2. Verify that sleep information is displayed and represented as a visual sleep schedule and displayed in black color.</text:span></text:p>
      <text:h text:style-name="Heading3" text:outline-level="3"><text:span text:style-name="T1108">Related requirement(s)</text:span></text:h>
      <text:h text:style-name="Heading3" text:outline-level="3"><text:span text:style-name="T1109">4.02</text:span></text:h>
      <text:h text:style-name="Heading3" text:outline-level="3"><text:span text:style-name="T1110">Author</text:span></text:h>
      <text:p text:style-name="Normal"><text:span text:style-name="T1111">GM</text:span><text:span text:style-name="T1112"><text:line-break/></text:span></text:p>
      <text:h text:style-name="Heading3" text:outline-level="3"><text:span text:style-name="T1113">Test case ID        </text:span><text:span text:style-name="T1114"><text:tab/></text:span></text:h>
      <text:h text:style-name="Heading3" text:outline-level="3"><text:span text:style-name="T1115">T4.03</text:span><text:span text:style-name="T1116"><text:tab/></text:span><text:span text:style-name="T1117"><text:tab/></text:span><text:span text:style-name="T1118"><text:tab/></text:span></text:h>
      <text:h text:style-name="Heading3" text:outline-level="3"><text:span text:style-name="T1119">Test case description</text:span></text:h>
      <text:h text:style-name="Heading1" text:outline-level="1"><text:span text:style-name="T1120">Each sleep element has a start time</text:span></text:h>
      <text:h text:style-name="Heading3" text:outline-level="3"><text:span text:style-name="T1121">Precondition</text:span></text:h>
      <text:p text:style-name="Normal"><text:span text:style-name="T1122">Application is running, sleep information is implemented and sleep style is selected</text:span><text:span text:style-name="T1123"><text:tab/></text:span></text:p>
      <text:h text:style-name="Heading3" text:outline-level="3"><text:span text:style-name="T1124">Test step or order of execution number</text:span></text:h>
      <text:p text:style-name="Normal"><text:span text:style-name="T1125">1. Verifiy that all elements has a starting time</text:span></text:p>
      <text:h text:style-name="Heading3" text:outline-level="3"><text:span text:style-name="T1126">Related requirement(s)</text:span></text:h>
      <text:p text:style-name="Normal"><text:span text:style-name="T1127">4.03</text:span></text:p>
      <text:h text:style-name="Heading3" text:outline-level="3"><text:span text:style-name="T1128">Author</text:span></text:h>
      <text:p text:style-name="Normal"><text:span text:style-name="T1129">GM</text:span><text:span text:style-name="T1130"><text:line-break/></text:span></text:p>
      <text:h text:style-name="Heading3" text:outline-level="3"><text:span text:style-name="T1131">Test case ID        </text:span><text:span text:style-name="T1132"><text:tab/></text:span></text:h>
      <text:h text:style-name="Heading3" text:outline-level="3"><text:span text:style-name="T1133">T4.04</text:span><text:span text:style-name="T1134"><text:tab/></text:span><text:span text:style-name="T1135"><text:tab/></text:span><text:span text:style-name="T1136"><text:tab/></text:span></text:h>
      <text:h text:style-name="Heading3" text:outline-level="3"><text:span text:style-name="T1137">Test case description</text:span></text:h>
      <text:soft-page-break/>
      <text:h text:style-name="Heading3" text:outline-level="3"><text:span text:style-name="T1138">Each sleep element has a stop time</text:span></text:h>
      <text:h text:style-name="Heading3" text:outline-level="3"><text:span text:style-name="T1139">Precondition</text:span></text:h>
      <text:p text:style-name="Normal"><text:span text:style-name="T1140">Application is running, sleep information is implemented<text:s/></text:span><text:span text:style-name="T1141"><text:tab/></text:span></text:p>
      <text:h text:style-name="Heading3" text:outline-level="3"><text:span text:style-name="T1142">Test step or order of execution number</text:span></text:h>
      <text:p text:style-name="Normal"><text:span text:style-name="T1143">1. Verifiy that all elements has a ending time</text:span><text:span text:style-name="T1144"><text:line-break/></text:span></text:p>
      <text:h text:style-name="Heading3" text:outline-level="3"><text:span text:style-name="T1145">Related requirement(s)</text:span></text:h>
      <text:p text:style-name="Normal"><text:span text:style-name="T1146">4.04</text:span></text:p>
      <text:h text:style-name="Heading3" text:outline-level="3"><text:span text:style-name="T1147">Author</text:span></text:h>
      <text:p text:style-name="Normal"><text:span text:style-name="T1148">GM</text:span><text:span text:style-name="T1149"><text:line-break/></text:span></text:p>
      <text:h text:style-name="Heading3" text:outline-level="3"><text:span text:style-name="T1150">Test case ID        </text:span><text:span text:style-name="T1151"><text:tab/></text:span></text:h>
      <text:h text:style-name="Heading3" text:outline-level="3"><text:span text:style-name="T1152">T4.05</text:span><text:span text:style-name="T1153"><text:tab/></text:span><text:span text:style-name="T1154"><text:tab/></text:span><text:span text:style-name="T1155"><text:tab/></text:span></text:h>
      <text:h text:style-name="Heading3" text:outline-level="3"><text:span text:style-name="T1156">Test case description</text:span></text:h>
      <text:h text:style-name="Heading1" text:outline-level="1"><text:span text:style-name="T1157">The sleep elements should be a layer on the schema</text:span></text:h>
      <text:h text:style-name="Heading3" text:outline-level="3"><text:span text:style-name="T1158">Precondition</text:span></text:h>
      <text:p text:style-name="Normal"><text:span text:style-name="T1159">Application is running, sleep style is implemented and selected<text:s/></text:span><text:span text:style-name="T1160"><text:tab/></text:span></text:p>
      <text:h text:style-name="Heading3" text:outline-level="3"><text:span text:style-name="T1161">Test step or order of execution number</text:span></text:h>
      <text:h text:style-name="Heading3" text:outline-level="3"><text:span text:style-name="T1162">Related requirement(s)</text:span></text:h>
      <text:p text:style-name="Normal"><text:span text:style-name="T1163">4.05</text:span></text:p>
      <text:h text:style-name="Heading3" text:outline-level="3"><text:span text:style-name="T1164">Author</text:span></text:h>
      <text:p text:style-name="Normal"><text:span text:style-name="T1165">GM</text:span><text:span text:style-name="T1166"><text:line-break/></text:span></text:p>
      <text:h text:style-name="Heading3" text:outline-level="3"><text:span text:style-name="T1167">Test case ID        </text:span><text:span text:style-name="T1168"><text:tab/></text:span></text:h>
      <text:h text:style-name="Heading3" text:outline-level="3"><text:span text:style-name="T1169">T4.06</text:span><text:span text:style-name="T1170"><text:tab/></text:span><text:span text:style-name="T1171"><text:tab/></text:span><text:span text:style-name="T1172"><text:tab/></text:span></text:h>
      <text:h text:style-name="Heading3" text:outline-level="3"><text:span text:style-name="T1173">Test case description</text:span></text:h>
      <text:h text:style-name="Heading1" text:outline-level="1"><text:span text:style-name="T1174">The sleep elements should be able to be hidden from the schema, with on/off function</text:span></text:h>
      <text:h text:style-name="Heading3" text:outline-level="3"><text:span text:style-name="T1175">Precondition</text:span></text:h>
      <text:p text:style-name="Normal"><text:span text:style-name="T1176">Application is running, sleep style is implemented and selected<text:s/></text:span><text:span text:style-name="T1177"><text:tab/></text:span></text:p>
      <text:h text:style-name="Heading3" text:outline-level="3"><text:span text:style-name="T1178">Test step or order of execution number</text:span></text:h>
      <text:soft-page-break/>
      <text:p text:style-name="Normal"><text:span text:style-name="T1179">1. Enter schema mode</text:span><text:span text:style-name="T1180"><text:line-break/></text:span><text:span text:style-name="T1181">2. Verifiy that on on/off button hides sleep layer from user view<text:s/></text:span><text:span text:style-name="T1182"><text:line-break/></text:span></text:p>
      <text:h text:style-name="Heading3" text:outline-level="3"><text:span text:style-name="T1183">Related requirement(s)</text:span></text:h>
      <text:p text:style-name="Normal"><text:span text:style-name="T1184">4.06</text:span></text:p>
      <text:h text:style-name="Heading3" text:outline-level="3"><text:span text:style-name="T1185">Author</text:span></text:h>
      <text:p text:style-name="Normal"><text:span text:style-name="T1186">GM</text:span><text:span text:style-name="T1187"><text:line-break/></text:span><text:span text:style-name="T1188"><text:line-break/></text:span><text:span text:style-name="T1189"><text:line-break/></text:span><text:span text:style-name="T1190"><text:line-break/></text:span></text:p>
      <text:p text:style-name="P1191"/>
      <text:soft-page-break/>
      <text:p text:style-name="Normal"><text:span text:style-name="T1192">Test case ID        </text:span><text:span text:style-name="T1193"><text:tab/></text:span></text:p>
      <text:h text:style-name="Heading3" text:outline-level="3"><text:span text:style-name="T1194">T5.01</text:span><text:span text:style-name="T1195"><text:tab/></text:span><text:span text:style-name="T1196"><text:tab/></text:span><text:span text:style-name="T1197"><text:tab/></text:span></text:h>
      <text:h text:style-name="Heading3" text:outline-level="3"><text:span text:style-name="T1198">Test case description</text:span></text:h>
      <text:h text:style-name="Heading1" text:outline-level="1"><text:span text:style-name="T1199">The program should include an Alarm function</text:span></text:h>
      <text:h text:style-name="Heading3" text:outline-level="3"><text:span text:style-name="T1200">Precondition</text:span></text:h>
      <text:p text:style-name="Normal"><text:span text:style-name="T1201">Application is running, sleep style is implemented and selected<text:s/></text:span><text:span text:style-name="T1202"><text:tab/></text:span></text:p>
      <text:h text:style-name="Heading3" text:outline-level="3"><text:span text:style-name="T1203">Test step or order of execution number</text:span></text:h>
      <text:p text:style-name="Normal"><text:span text:style-name="T1204">Verify that alarm is present</text:span></text:p>
      <text:h text:style-name="Heading3" text:outline-level="3"><text:span text:style-name="T1205">Related requirement(s)</text:span></text:h>
      <text:p text:style-name="Normal"><text:span text:style-name="T1206">5.01</text:span></text:p>
      <text:h text:style-name="Heading3" text:outline-level="3"><text:span text:style-name="T1207">Author</text:span></text:h>
      <text:p text:style-name="Normal"><text:span text:style-name="T1208">GM</text:span><text:span text:style-name="T1209"><text:line-break/></text:span></text:p>
      <text:h text:style-name="Heading3" text:outline-level="3"><text:span text:style-name="T1210">Test case ID        </text:span><text:span text:style-name="T1211"><text:tab/></text:span></text:h>
      <text:h text:style-name="Heading3" text:outline-level="3"><text:span text:style-name="T1212">T5.02</text:span><text:span text:style-name="T1213"><text:tab/></text:span><text:span text:style-name="T1214"><text:tab/></text:span><text:span text:style-name="T1215"><text:tab/></text:span></text:h>
      <text:h text:style-name="Heading3" text:outline-level="3"><text:span text:style-name="T1216">Test case description</text:span></text:h>
      <text:h text:style-name="Heading1" text:outline-level="1"><text:span text:style-name="T1217">Automatically create an Alarm to awaken the user after every sleep element</text:span></text:h>
      <text:h text:style-name="Heading3" text:outline-level="3"><text:span text:style-name="T1218">Precondition</text:span></text:h>
      <text:p text:style-name="Normal"><text:span text:style-name="T1219">Application is running, sleep style is implemented and selected<text:s/></text:span><text:span text:style-name="T1220"><text:tab/></text:span></text:p>
      <text:h text:style-name="Heading3" text:outline-level="3"><text:span text:style-name="T1221">Test step or order of execution number</text:span></text:h>
      <text:p text:style-name="Normal"><text:span text:style-name="T1222">Verify that alarm is created in a correct way in regard to selected sleep style</text:span></text:p>
      <text:h text:style-name="Heading3" text:outline-level="3"><text:span text:style-name="T1223">Related requirement(s)</text:span></text:h>
      <text:p text:style-name="Normal"><text:span text:style-name="T1224">5.02</text:span></text:p>
      <text:h text:style-name="Heading3" text:outline-level="3"><text:span text:style-name="T1225">Author</text:span></text:h>
      <text:p text:style-name="Normal"><text:span text:style-name="T1226">GM</text:span><text:span text:style-name="T1227"><text:line-break/></text:span></text:p>
      <text:h text:style-name="Heading3" text:outline-level="3"><text:span text:style-name="T1228">Test case ID        </text:span><text:span text:style-name="T1229"><text:tab/></text:span></text:h>
      <text:h text:style-name="Heading3" text:outline-level="3"><text:span text:style-name="T1230">T5.03</text:span><text:span text:style-name="T1231"><text:tab/></text:span><text:span text:style-name="T1232"><text:tab/></text:span><text:span text:style-name="T1233"><text:tab/></text:span></text:h>
      <text:h text:style-name="Heading3" text:outline-level="3"><text:span text:style-name="T1234">Test case description</text:span></text:h>
      <text:h text:style-name="Heading1" text:outline-level="1"><text:span text:style-name="T1235">When the alarm rings phone is automatically unlocked</text:span></text:h>
      <text:soft-page-break/>
      <text:h text:style-name="Heading3" text:outline-level="3"><text:span text:style-name="T1236">Precondition</text:span></text:h>
      <text:p text:style-name="Normal"><text:span text:style-name="T1237">Application is running, sleep style is implemented and selected, alarm is implemeted</text:span></text:p>
      <text:h text:style-name="Heading3" text:outline-level="3"><text:span text:style-name="T1238">Test step or order of execution number</text:span></text:h>
      <text:p text:style-name="Normal"><text:span text:style-name="T1239">1. Set alarm</text:span><text:span text:style-name="T1240"><text:line-break/></text:span><text:span text:style-name="T1241">2. Put phone in sleep mode</text:span><text:span text:style-name="T1242"><text:line-break/></text:span><text:span text:style-name="T1243">3. Verify that phone is unlocked as alarm is due<text:s/></text:span></text:p>
      <text:h text:style-name="Heading3" text:outline-level="3"><text:span text:style-name="T1244">Related requirement(s)</text:span></text:h>
      <text:p text:style-name="Normal"><text:span text:style-name="T1245">5.03</text:span></text:p>
      <text:h text:style-name="Heading3" text:outline-level="3"><text:span text:style-name="T1246">Author</text:span></text:h>
      <text:p text:style-name="Normal"><text:span text:style-name="T1247">GM</text:span><text:span text:style-name="T1248"><text:line-break/></text:span></text:p>
      <text:h text:style-name="Heading3" text:outline-level="3"><text:span text:style-name="T1249">Test case ID        </text:span><text:span text:style-name="T1250"><text:tab/></text:span></text:h>
      <text:h text:style-name="Heading3" text:outline-level="3"><text:span text:style-name="T1251">T5.04</text:span><text:span text:style-name="T1252"><text:tab/></text:span><text:span text:style-name="T1253"><text:tab/></text:span><text:span text:style-name="T1254"><text:tab/></text:span></text:h>
      <text:h text:style-name="Heading3" text:outline-level="3"><text:span text:style-name="T1255">Test case description</text:span></text:h>
      <text:h text:style-name="Heading3" text:outline-level="3"><text:span text:style-name="T1256">Possibility select different alarm tones</text:span></text:h>
      <text:h text:style-name="Heading3" text:outline-level="3"><text:span text:style-name="T1257">Precondition</text:span></text:h>
      <text:p text:style-name="Normal"><text:span text:style-name="T1258">Application is running, sleep style is implemented and selected, alarm is implemented</text:span></text:p>
      <text:h text:style-name="Heading3" text:outline-level="3"><text:span text:style-name="T1259">Test step or order of execution number</text:span></text:h>
      <text:p text:style-name="Normal"><text:span text:style-name="T1260">1. Button for edit alarm tone, and press-able<text:s/></text:span><text:span text:style-name="T1261"><text:line-break/></text:span><text:span text:style-name="T1262">2. Select new alarm tone</text:span><text:span text:style-name="T1263"><text:line-break/></text:span><text:span text:style-name="T1264">3. Set alarm and verify that tone has been changed<text:s/></text:span></text:p>
      <text:h text:style-name="Heading3" text:outline-level="3"><text:span text:style-name="T1265">Related requirement(s)</text:span></text:h>
      <text:p text:style-name="Normal"><text:span text:style-name="T1266">5.04</text:span></text:p>
      <text:h text:style-name="Heading3" text:outline-level="3"><text:span text:style-name="T1267">Author</text:span></text:h>
      <text:p text:style-name="Normal"><text:span text:style-name="T1268">GM</text:span><text:span text:style-name="T1269"><text:line-break/></text:span><text:span text:style-name="T1270"><text:line-break/></text:span></text:p>
      <text:h text:style-name="Heading3" text:outline-level="3"><text:span text:style-name="T1271">Test case ID        </text:span><text:span text:style-name="T1272"><text:tab/></text:span></text:h>
      <text:h text:style-name="Heading3" text:outline-level="3"><text:span text:style-name="T1273">T5.05</text:span><text:span text:style-name="T1274"><text:tab/></text:span><text:span text:style-name="T1275"><text:tab/></text:span><text:span text:style-name="T1276"><text:tab/></text:span></text:h>
      <text:h text:style-name="Heading3" text:outline-level="3"><text:span text:style-name="T1277">Test case description</text:span></text:h>
      <text:h text:style-name="Heading1" text:outline-level="1"><text:span text:style-name="T1278">Ability to use songs from the music library as Alarm-tones</text:span></text:h>
      <text:h text:style-name="Heading3" text:outline-level="3"><text:span text:style-name="T1279">Precondition</text:span></text:h>
      <text:p text:style-name="Normal"><text:span text:style-name="T1280">Application is running, sleep style is implemented and selected, alarm is implemeted</text:span></text:p>
      <text:h text:style-name="Heading3" text:outline-level="3"><text:span text:style-name="T1281">Test step or order of execution number</text:span></text:h>
      <text:soft-page-break/>
      <text:p text:style-name="Normal"><text:span text:style-name="T1282">1. Button for edit alarm tone, and press-able<text:s/></text:span><text:span text:style-name="T1283"><text:line-break/></text:span><text:span text:style-name="T1284">2. Select new alarm tone from music library</text:span><text:span text:style-name="T1285"><text:line-break/></text:span><text:span text:style-name="T1286">3. Set alarm and verify that tone has been changed<text:s/></text:span></text:p>
      <text:h text:style-name="Heading3" text:outline-level="3"><text:span text:style-name="T1287">Related requirement(s)</text:span></text:h>
      <text:p text:style-name="Normal"><text:span text:style-name="T1288">5.05</text:span></text:p>
      <text:h text:style-name="Heading3" text:outline-level="3"><text:span text:style-name="T1289">Author</text:span></text:h>
      <text:p text:style-name="Normal"><text:span text:style-name="T1290">GM</text:span><text:span text:style-name="T1291"><text:line-break/></text:span></text:p>
      <text:h text:style-name="Heading3" text:outline-level="3"><text:span text:style-name="T1292">Test case ID        </text:span><text:span text:style-name="T1293"><text:tab/></text:span></text:h>
      <text:h text:style-name="Heading3" text:outline-level="3"><text:span text:style-name="T1294">T5.06</text:span><text:span text:style-name="T1295"><text:tab/></text:span><text:span text:style-name="T1296"><text:tab/></text:span><text:span text:style-name="T1297"><text:tab/></text:span></text:h>
      <text:h text:style-name="Heading3" text:outline-level="3"><text:span text:style-name="T1298">Test case description</text:span></text:h>
      <text:h text:style-name="Heading1" text:outline-level="1"><text:span text:style-name="T1299">The app comes with some pre installed Alarm-tones</text:span></text:h>
      <text:h text:style-name="Heading3" text:outline-level="3"><text:span text:style-name="T1300">Precondition</text:span></text:h>
      <text:p text:style-name="Normal"><text:span text:style-name="T1301">Application is running, sleep style is implemented and selected, alarm is implemeted</text:span></text:p>
      <text:h text:style-name="Heading3" text:outline-level="3"><text:span text:style-name="T1302">Test step or order of execution number</text:span></text:h>
      <text:p text:style-name="Normal"><text:span text:style-name="T1303">1. Button for edit alarm tone, and press-able<text:s/></text:span><text:span text:style-name="T1304"><text:line-break/></text:span><text:span text:style-name="T1305">2. Select new alarm tone from pre installed alarm tones</text:span><text:span text:style-name="T1306"><text:line-break/></text:span><text:span text:style-name="T1307">3. Set alarm and verify that tone has been changed<text:s/></text:span></text:p>
      <text:h text:style-name="Heading3" text:outline-level="3"><text:span text:style-name="T1308">Related requirement(s)</text:span></text:h>
      <text:p text:style-name="Normal"><text:span text:style-name="T1309">5.06</text:span></text:p>
      <text:h text:style-name="Heading3" text:outline-level="3"><text:span text:style-name="T1310">Author</text:span></text:h>
      <text:p text:style-name="Normal"><text:span text:style-name="T1311">GM</text:span><text:span text:style-name="T1312"><text:line-break/></text:span><text:span text:style-name="T1313"><text:line-break/></text:span></text:p>
      <text:h text:style-name="Heading3" text:outline-level="3"><text:span text:style-name="T1314">Test case ID        </text:span><text:span text:style-name="T1315"><text:tab/></text:span></text:h>
      <text:h text:style-name="Heading3" text:outline-level="3"><text:span text:style-name="T1316">T5.07</text:span><text:span text:style-name="T1317"><text:tab/></text:span><text:span text:style-name="T1318"><text:tab/></text:span><text:span text:style-name="T1319"><text:tab/></text:span></text:h>
      <text:h text:style-name="Heading3" text:outline-level="3"><text:span text:style-name="T1320">Test case description</text:span></text:h>
      <text:h text:style-name="Heading1" text:outline-level="1"><text:span text:style-name="T1321">Confirmation message that the alarm-tone has been changed</text:span></text:h>
      <text:h text:style-name="Heading3" text:outline-level="3"><text:span text:style-name="T1322">Precondition</text:span></text:h>
      <text:p text:style-name="Normal"><text:span text:style-name="T1323">Application is running, sleep style is implemented and selected, alarm is implemeted</text:span></text:p>
      <text:h text:style-name="Heading3" text:outline-level="3"><text:span text:style-name="T1324">Test step or order of execution number</text:span></text:h>
      <text:p text:style-name="Normal"><text:span text:style-name="T1325">1. Set alarm</text:span><text:span text:style-name="T1326"><text:line-break/></text:span><text:span text:style-name="T1327">3. Verify that confirmation message is displayed correctly</text:span></text:p>
      <text:h text:style-name="Heading3" text:outline-level="3"><text:span text:style-name="T1328">Related requirement(s)</text:span></text:h>
      <text:soft-page-break/>
      <text:p text:style-name="Normal"><text:span text:style-name="T1329">5.07</text:span></text:p>
      <text:h text:style-name="Heading3" text:outline-level="3"><text:span text:style-name="T1330">Author</text:span></text:h>
      <text:p text:style-name="Normal"><text:span text:style-name="T1331">GM</text:span></text:p>
      <text:h text:style-name="Heading3" text:outline-level="3"><text:span text:style-name="T1332">Test case ID        </text:span><text:span text:style-name="T1333"><text:tab/></text:span></text:h>
      <text:h text:style-name="Heading3" text:outline-level="3"><text:span text:style-name="T1334">T5.08</text:span><text:span text:style-name="T1335"><text:tab/></text:span><text:span text:style-name="T1336"><text:tab/></text:span><text:span text:style-name="T1337"><text:tab/></text:span></text:h>
      <text:h text:style-name="Heading3" text:outline-level="3"><text:span text:style-name="T1338">Test case description</text:span></text:h>
      <text:h text:style-name="Heading3" text:outline-level="3"><text:span text:style-name="T1339">Let the user personify the Alarm-strength</text:span></text:h>
      <text:h text:style-name="Heading3" text:outline-level="3"><text:span text:style-name="T1340">Precondition</text:span></text:h>
      <text:p text:style-name="Normal"><text:span text:style-name="T1341">Application is running, sleep style is implemented and selected, alarm is implemeted</text:span></text:p>
      <text:h text:style-name="Heading3" text:outline-level="3"><text:span text:style-name="T1342">Test step or order of execution number</text:span></text:h>
      <text:p text:style-name="Normal"><text:span text:style-name="T1343">1. Button for edit alarm, and press-able.</text:span><text:span text:style-name="T1344"><text:line-break/></text:span><text:span text:style-name="T1345">2. Select alarm and edit alarm strenght<text:s/></text:span><text:span text:style-name="T1346"><text:line-break/></text:span><text:span text:style-name="T1347">3. For this alarm and verify that strength has been changed<text:s/></text:span></text:p>
      <text:h text:style-name="Heading3" text:outline-level="3"><text:span text:style-name="T1348">Related requirement(s)</text:span></text:h>
      <text:p text:style-name="Normal"><text:span text:style-name="T1349">5.08</text:span></text:p>
      <text:h text:style-name="Heading3" text:outline-level="3"><text:span text:style-name="T1350">Author</text:span></text:h>
      <text:p text:style-name="Normal"><text:span text:style-name="T1351">GM</text:span><text:span text:style-name="T1352"><text:line-break/></text:span><text:span text:style-name="T1353"><text:line-break/></text:span><text:span text:style-name="T1354">Test case ID        </text:span><text:span text:style-name="T1355"><text:tab/></text:span></text:p>
      <text:h text:style-name="Heading3" text:outline-level="3"><text:span text:style-name="T1356">T5.09</text:span><text:span text:style-name="T1357"><text:tab/></text:span><text:span text:style-name="T1358"><text:tab/></text:span><text:span text:style-name="T1359"><text:tab/></text:span></text:h>
      <text:h text:style-name="Heading3" text:outline-level="3"><text:span text:style-name="T1360">Test case description</text:span></text:h>
      <text:h text:style-name="Heading3" text:outline-level="3"><text:span text:style-name="T1361">Message that the Alarm-strength has been modified</text:span></text:h>
      <text:h text:style-name="Heading3" text:outline-level="3"><text:span text:style-name="T1362">Precondition</text:span></text:h>
      <text:p text:style-name="Normal"><text:span text:style-name="T1363">Application is running, sleep style is implemented and selected, alarm is implemented</text:span></text:p>
      <text:h text:style-name="Heading3" text:outline-level="3"><text:span text:style-name="T1364">Test step or order of execution number</text:span></text:h>
      <text:p text:style-name="Normal"><text:span text:style-name="T1365">1. Edit alarm-strenght<text:s/></text:span><text:span text:style-name="T1366"><text:line-break/></text:span><text:span text:style-name="T1367">3. Verify that confirmation message is displayed correctly</text:span></text:p>
      <text:h text:style-name="Heading3" text:outline-level="3"><text:span text:style-name="T1368">Related requirement(s)</text:span></text:h>
      <text:p text:style-name="Normal"><text:span text:style-name="T1369">5.09</text:span></text:p>
      <text:h text:style-name="Heading3" text:outline-level="3"><text:span text:style-name="T1370">Author</text:span></text:h>
      <text:p text:style-name="Normal"><text:span text:style-name="T1371">GM</text:span><text:span text:style-name="T1372"><text:line-break/></text:span></text:p>
      <text:h text:style-name="Heading3" text:outline-level="3"><text:span text:style-name="T1373">Test case ID        </text:span><text:span text:style-name="T1374"><text:tab/></text:span></text:h>
      <text:h text:style-name="Heading3" text:outline-level="3"><text:span text:style-name="T1375">T5.10</text:span><text:span text:style-name="T1376"><text:tab/></text:span><text:span text:style-name="T1377"><text:tab/></text:span></text:h>
      <text:soft-page-break/>
      <text:h text:style-name="Heading3" text:outline-level="3"><text:span text:style-name="T1378">Test case description</text:span></text:h>
      <text:h text:style-name="Heading3" text:outline-level="3"><text:span text:style-name="T1379">Alarm should include vibration.</text:span></text:h>
      <text:h text:style-name="Heading3" text:outline-level="3"><text:span text:style-name="T1380">Precondition</text:span></text:h>
      <text:p text:style-name="Normal"><text:span text:style-name="T1381">Application is running, sleep style is implemented and selected, alarm is implemented</text:span></text:p>
      <text:h text:style-name="Heading3" text:outline-level="3"><text:span text:style-name="T1382">Test step or order of execution number</text:span></text:h>
      <text:p text:style-name="Normal"><text:span text:style-name="T1383"><text:line-break/></text:span><text:span text:style-name="T1384">Verify that alarm includes vibration</text:span></text:p>
      <text:h text:style-name="Heading3" text:outline-level="3"><text:span text:style-name="T1385">Related requirement(s)</text:span></text:h>
      <text:p text:style-name="Normal"><text:span text:style-name="T1386">5.10</text:span></text:p>
      <text:h text:style-name="Heading3" text:outline-level="3"><text:span text:style-name="T1387">Author</text:span></text:h>
      <text:p text:style-name="Normal"><text:span text:style-name="T1388">GM</text:span><text:span text:style-name="T1389"><text:line-break/></text:span><text:span text:style-name="T1390">Test case ID</text:span><text:span text:style-name="T1391"><text:s/>       </text:span><text:span text:style-name="T1392"><text:tab/></text:span><text:span text:style-name="T1393"><text:line-break/></text:span></text:p>
      <text:h text:style-name="Heading3" text:outline-level="3"><text:span text:style-name="T1394">Test case ID        </text:span><text:span text:style-name="T1395"><text:tab/></text:span></text:h>
      <text:h text:style-name="Heading3" text:outline-level="3"><text:span text:style-name="T1396">T5.11</text:span><text:span text:style-name="T1397"><text:tab/></text:span><text:span text:style-name="T1398"><text:tab/></text:span></text:h>
      <text:h text:style-name="Heading3" text:outline-level="3"><text:span text:style-name="T1399">Test case description</text:span></text:h>
      <text:h text:style-name="Heading3" text:outline-level="3"><text:span text:style-name="T1400">Possibility to turn of the sound of the alarm and only use vibration.</text:span></text:h>
      <text:h text:style-name="Heading3" text:outline-level="3"><text:span text:style-name="T1401">Precondition</text:span></text:h>
      <text:p text:style-name="Normal"><text:span text:style-name="T1402">Application is running, sleep style is implemented and selected, alarm is implemented</text:span></text:p>
      <text:h text:style-name="Heading3" text:outline-level="3"><text:span text:style-name="T1403">Test step or order of execution number</text:span></text:h>
      <text:p text:style-name="Normal"><text:span text:style-name="T1404"><text:line-break/></text:span><text:span text:style-name="T1405">Verify that alarm can be set with only vibration and no sound</text:span></text:p>
      <text:h text:style-name="Heading3" text:outline-level="3"><text:span text:style-name="T1406">Related requirement(s)</text:span></text:h>
      <text:p text:style-name="Normal"><text:span text:style-name="T1407">5.11</text:span></text:p>
      <text:h text:style-name="Heading3" text:outline-level="3"><text:span text:style-name="T1408">Author</text:span></text:h>
      <text:p text:style-name="Normal"><text:span text:style-name="T1409">GM</text:span><text:span text:style-name="T1410"><text:line-break/></text:span><text:span text:style-name="T1411"><text:line-break/></text:span></text:p>
      <text:h text:style-name="Heading3" text:outline-level="3"><text:span text:style-name="T1412">Test case ID        </text:span><text:span text:style-name="T1413"><text:tab/></text:span></text:h>
      <text:h text:style-name="Heading3" text:outline-level="3"><text:span text:style-name="T1414">T5.12</text:span><text:span text:style-name="T1415"><text:tab/></text:span><text:span text:style-name="T1416"><text:tab/></text:span></text:h>
      <text:h text:style-name="Heading3" text:outline-level="3"><text:span text:style-name="T1417">Test case description</text:span></text:h>
      <text:h text:style-name="Heading3" text:outline-level="3"><text:span text:style-name="T1418">One button for turning the alarm off, one for snooze.</text:span></text:h>
      <text:h text:style-name="Heading3" text:outline-level="3"><text:span text:style-name="T1419">Precondition</text:span></text:h>
      <text:soft-page-break/>
      <text:p text:style-name="Normal"><text:span text:style-name="T1420">Application is running, sleep style is implemented and selected, alarm is implemented</text:span></text:p>
      <text:h text:style-name="Heading3" text:outline-level="3"><text:span text:style-name="T1421">Test step or order of execution number</text:span></text:h>
      <text:p text:style-name="Normal"><text:span text:style-name="T1422">When alarm goes of verify the avaliable options, they schould be:</text:span><text:span text:style-name="T1423"><text:line-break/></text:span><text:span text:style-name="T1424"><text:tab/></text:span><text:span text:style-name="T1425">1. Button for snooze</text:span><text:span text:style-name="T1426"><text:line-break/></text:span><text:span text:style-name="T1427"><text:tab/></text:span><text:span text:style-name="T1428">2. Button for alarm off</text:span></text:p>
      <text:h text:style-name="Heading3" text:outline-level="3"><text:span text:style-name="T1429">Related requirement(s)</text:span></text:h>
      <text:p text:style-name="Normal"><text:span text:style-name="T1430">5.12</text:span></text:p>
      <text:h text:style-name="Heading3" text:outline-level="3"><text:span text:style-name="T1431">Author</text:span></text:h>
      <text:p text:style-name="Normal"><text:span text:style-name="T1432">GM</text:span><text:span text:style-name="T1433"><text:line-break/></text:span></text:p>
      <text:h text:style-name="Heading3" text:outline-level="3"><text:span text:style-name="T1434">Test case ID        </text:span><text:span text:style-name="T1435"><text:tab/></text:span></text:h>
      <text:h text:style-name="Heading3" text:outline-level="3"><text:span text:style-name="T1436">T5.13</text:span><text:span text:style-name="T1437"><text:tab/></text:span><text:span text:style-name="T1438"><text:tab/></text:span></text:h>
      <text:h text:style-name="Heading3" text:outline-level="3"><text:span text:style-name="T1439">Test case description</text:span></text:h>
      <text:h text:style-name="Heading3" text:outline-level="3"><text:span text:style-name="T1440">Pre-defined snooze time is 5 minutes.</text:span></text:h>
      <text:h text:style-name="Heading3" text:outline-level="3"><text:span text:style-name="T1441">Precondition</text:span></text:h>
      <text:p text:style-name="Normal"><text:span text:style-name="T1442">Application is running, sleep style is implemented and selected, alarm is implemented</text:span></text:p>
      <text:h text:style-name="Heading3" text:outline-level="3"><text:span text:style-name="T1443">Test step or order of execution number</text:span></text:h>
      <text:p text:style-name="Normal"><text:span text:style-name="T1444">When alarm goes of verify the snooze function is set to 5 min</text:span><text:span text:style-name="T1445"><text:line-break/></text:span></text:p>
      <text:h text:style-name="Heading3" text:outline-level="3"><text:span text:style-name="T1446">Related requirement(s)</text:span></text:h>
      <text:p text:style-name="Normal"><text:span text:style-name="T1447">5.13</text:span></text:p>
      <text:h text:style-name="Heading3" text:outline-level="3"><text:span text:style-name="T1448">Author</text:span></text:h>
      <text:p text:style-name="Normal"><text:span text:style-name="T1449">GM</text:span><text:span text:style-name="T1450"><text:line-break/></text:span><text:span text:style-name="T1451"><text:line-break/></text:span></text:p>
      <text:h text:style-name="Heading3" text:outline-level="3"><text:span text:style-name="T1452">Test case ID        </text:span><text:span text:style-name="T1453"><text:tab/></text:span></text:h>
      <text:h text:style-name="Heading3" text:outline-level="3"><text:span text:style-name="T1454">T5.14</text:span><text:span text:style-name="T1455"><text:tab/></text:span><text:span text:style-name="T1456"><text:tab/></text:span></text:h>
      <text:h text:style-name="Heading3" text:outline-level="3"><text:span text:style-name="T1457">Test case description</text:span></text:h>
      <text:h text:style-name="Heading3" text:outline-level="3"><text:span text:style-name="T1458">Possibility for user to change snooze time.</text:span></text:h>
      <text:h text:style-name="Heading3" text:outline-level="3"><text:span text:style-name="T1459">Precondition</text:span></text:h>
      <text:p text:style-name="Normal"><text:span text:style-name="T1460">Application is running, sleep style is implemented and selected, alarm is implemented</text:span></text:p>
      <text:h text:style-name="Heading3" text:outline-level="3"><text:span text:style-name="T1461">Test step or order of execution number</text:span></text:h>
      <text:p text:style-name="Normal"><text:span text:style-name="T1462">1. Button for edit alarm, and press-able.</text:span><text:span text:style-name="T1463"><text:line-break/></text:span><text:span text:style-name="T1464">2. Select alarm and edit snooze time</text:span><text:span text:style-name="T1465"><text:line-break/></text:span><text:span text:style-name="T1466">3. For this alarm and verify that snooze time has been changed<text:s/></text:span></text:p>
      <text:soft-page-break/>
      <text:h text:style-name="Heading3" text:outline-level="3"><text:span text:style-name="T1467">Related requirement(s)</text:span></text:h>
      <text:p text:style-name="Normal"><text:span text:style-name="T1468">5.14</text:span></text:p>
      <text:h text:style-name="Heading3" text:outline-level="3"><text:span text:style-name="T1469">Author</text:span></text:h>
      <text:p text:style-name="Normal"><text:span text:style-name="T1470">GM</text:span><text:span text:style-name="T1471"><text:line-break/></text:span></text:p>
      <text:h text:style-name="Heading3" text:outline-level="3"><text:span text:style-name="T1472">Test case ID        </text:span><text:span text:style-name="T1473"><text:tab/></text:span></text:h>
      <text:h text:style-name="Heading3" text:outline-level="3"><text:span text:style-name="T1474">T5.15</text:span><text:span text:style-name="T1475"><text:tab/></text:span><text:span text:style-name="T1476"><text:tab/></text:span></text:h>
      <text:h text:style-name="Heading3" text:outline-level="3"><text:span text:style-name="T1477">Test case description</text:span></text:h>
      <text:h text:style-name="Heading3" text:outline-level="3"><text:span text:style-name="T1478">Confirmation message of changed snooze time.</text:span><text:span text:style-name="T1479"><text:tab/></text:span><text:span text:style-name="T1480"><text:tab/></text:span></text:h>
      <text:h text:style-name="Heading3" text:outline-level="3"><text:span text:style-name="T1481">Precondition</text:span></text:h>
      <text:p text:style-name="Normal"><text:span text:style-name="T1482">Application is running, sleep style is implemented and selected, alarm is implemented</text:span></text:p>
      <text:h text:style-name="Heading3" text:outline-level="3"><text:span text:style-name="T1483">Test step or order of execution number</text:span></text:h>
      <text:p text:style-name="Normal"><text:span text:style-name="T1484">1. Button for edit alarm, and press-able.</text:span><text:span text:style-name="T1485"><text:line-break/></text:span><text:span text:style-name="T1486">2. Select alarm and edit snooze time</text:span><text:span text:style-name="T1487"><text:line-break/></text:span><text:span text:style-name="T1488">3. For this alarm verify that snooze time confirmation message is displayed.<text:s/></text:span></text:p>
      <text:h text:style-name="Heading3" text:outline-level="3"><text:span text:style-name="T1489">Related requirement(s)</text:span></text:h>
      <text:p text:style-name="Normal"><text:span text:style-name="T1490">5.15</text:span></text:p>
      <text:h text:style-name="Heading3" text:outline-level="3"><text:span text:style-name="T1491">Author</text:span></text:h>
      <text:p text:style-name="P1492">GM</text:p>
      <text:p text:style-name="P1493"/>
      <text:p text:style-name="Normal"><text:span text:style-name="T1494">T</text:span><text:span text:style-name="T1495">est case ID        </text:span><text:span text:style-name="T1496"><text:tab/></text:span></text:p>
      <text:h text:style-name="Heading3" text:outline-level="3"><text:span text:style-name="T1497">T5.16</text:span><text:span text:style-name="T1498"><text:tab/></text:span><text:span text:style-name="T1499"><text:tab/></text:span></text:h>
      <text:h text:style-name="Heading3" text:outline-level="3"><text:span text:style-name="T1500">Test case description</text:span></text:h>
      <text:p text:style-name="Normal"><text:span text:style-name="T1501">When sleeper turns off the alarm, the time is registered</text:span></text:p>
      <text:h text:style-name="Heading3" text:outline-level="3"><text:span text:style-name="T1502">Precondition</text:span></text:h>
      <text:p text:style-name="Normal"><text:span text:style-name="T1503">Application is running, sleep style is implemented and selected, alarm is implemented</text:span></text:p>
      <text:h text:style-name="Heading3" text:outline-level="3"><text:span text:style-name="T1504">Test step or order of execution number</text:span></text:h>
      <text:p text:style-name="Normal"><text:span text:style-name="T1505">Button for alarm off, and press-able.</text:span><text:span text:style-name="T1506"><text:line-break/></text:span><text:span text:style-name="T1507">Verify that time has been stored correctly  </text:span></text:p>
      <text:h text:style-name="Heading3" text:outline-level="3"><text:span text:style-name="T1508">Related requirement(s)</text:span></text:h>
      <text:p text:style-name="Normal"><text:span text:style-name="T1509">5.16</text:span></text:p>
      <text:h text:style-name="Heading3" text:outline-level="3"><text:span text:style-name="T1510">Author</text:span></text:h>
      <text:p text:style-name="Normal"><text:span text:style-name="T1511">GM</text:span><text:span text:style-name="T1512"><text:line-break/></text:span></text:p>
      <text:h text:style-name="Heading3" text:outline-level="3"><text:span text:style-name="T1513">Test case ID        </text:span><text:span text:style-name="T1514"><text:tab/></text:span></text:h>
      <text:h text:style-name="Heading3" text:outline-level="3"><text:span text:style-name="T1515">T5.17</text:span><text:span text:style-name="T1516"><text:tab/></text:span><text:span text:style-name="T1517"><text:tab/></text:span></text:h>
      <text:soft-page-break/>
      <text:h text:style-name="Heading3" text:outline-level="3"><text:span text:style-name="T1518">Test case description</text:span></text:h>
      <text:p text:style-name="Normal"><text:span text:style-name="T1519">When sleeper turns off the alarm, the time is registered</text:span></text:p>
      <text:h text:style-name="Heading3" text:outline-level="3"><text:span text:style-name="T1520">Precondition</text:span></text:h>
      <text:p text:style-name="Normal"><text:span text:style-name="T1521">Application is running, sleep style is implemented and selected, alarm is implemented</text:span></text:p>
      <text:h text:style-name="Heading3" text:outline-level="3"><text:span text:style-name="T1522">Test step or order of execution number</text:span></text:h>
      <text:p text:style-name="Normal"><text:span text:style-name="T1523">Button for alarm off, and press-able.</text:span><text:span text:style-name="T1524"><text:line-break/></text:span><text:span text:style-name="T1525">Verify that time has been stored correctly  </text:span></text:p>
      <text:h text:style-name="Heading3" text:outline-level="3"><text:span text:style-name="T1526">Related requirement(s)</text:span></text:h>
      <text:p text:style-name="Normal"><text:span text:style-name="T1527">5.17</text:span></text:p>
      <text:h text:style-name="Heading3" text:outline-level="3"><text:span text:style-name="T1528">Author</text:span></text:h>
      <text:p text:style-name="Normal"><text:span text:style-name="T1529">GM</text:span><text:span text:style-name="T1530"><text:line-break/></text:span><text:span text:style-name="T1531"><text:line-break/></text:span></text:p>
      <text:h text:style-name="Heading3" text:outline-level="3"><text:span text:style-name="T1532">****</text:span><text:span text:style-name="T1533">Test case ID        </text:span><text:span text:style-name="T1534"><text:tab/></text:span></text:h>
      <text:h text:style-name="Heading3" text:outline-level="3"><text:span text:style-name="T1535">T5.18</text:span><text:span text:style-name="T1536"><text:tab/></text:span><text:span text:style-name="T1537"><text:tab/></text:span></text:h>
      <text:h text:style-name="Heading3" text:outline-level="3"><text:span text:style-name="T1538">Test case description</text:span></text:h>
      <text:p text:style-name="Normal"><text:span text:style-name="T1539">Sleep elements are moved so the interval between the sleep cycles are correct.</text:span><text:span text:style-name="T1540"><text:line-break/></text:span></text:p>
      <text:h text:style-name="Heading3" text:outline-level="3"><text:span text:style-name="T1541">Precondition</text:span></text:h>
      <text:p text:style-name="Normal"><text:span text:style-name="T1542">Application is running, sleep style is implemented and selected, alarm is implemented</text:span></text:p>
      <text:h text:style-name="Heading3" text:outline-level="3"><text:span text:style-name="T1543">Test step or order of execution number</text:span></text:h>
      <text:p text:style-name="Normal"><text:span text:style-name="T1544">When time difference are present between scheduled alarm and alarm off, verify that sleep elements are moved correctly in regards to time present time difference.</text:span></text:p>
      <text:h text:style-name="Heading3" text:outline-level="3"><text:span text:style-name="T1545">Related requirement(s)</text:span></text:h>
      <text:p text:style-name="Normal"><text:span text:style-name="T1546">5.18</text:span></text:p>
      <text:h text:style-name="Heading3" text:outline-level="3"><text:span text:style-name="T1547">Author</text:span></text:h>
      <text:p text:style-name="Normal"><text:span text:style-name="T1548">GM</text:span><text:span text:style-name="T1549"><text:line-break/></text:span></text:p>
      <text:h text:style-name="Heading3" text:outline-level="3"><text:span text:style-name="T1550">Test case ID        </text:span><text:span text:style-name="T1551"><text:tab/></text:span></text:h>
      <text:h text:style-name="Heading3" text:outline-level="3"><text:span text:style-name="T1552">T5.19</text:span><text:span text:style-name="T1553"><text:tab/></text:span><text:span text:style-name="T1554"><text:tab/></text:span></text:h>
      <text:h text:style-name="Heading3" text:outline-level="3"><text:span text:style-name="T1555">Test case description</text:span></text:h>
      <text:p text:style-name="Normal"><text:span text:style-name="T1556">There is a back button from Alarms  </text:span><text:span text:style-name="T1557"><text:tab/></text:span></text:p>
      <text:h text:style-name="Heading3" text:outline-level="3"><text:span text:style-name="T1558">Precondition</text:span></text:h>
      <text:p text:style-name="Normal"><text:span text:style-name="T1559">Application is running, sleep style is implemented and selected, alarm is implemented</text:span></text:p>
      <text:h text:style-name="Heading3" text:outline-level="3"><text:span text:style-name="T1560">Test step or order of execution number</text:span></text:h>
      <text:soft-page-break/>
      <text:p text:style-name="Normal"><text:span text:style-name="T1561">Verify presence and function of a “back button” in the alarm window</text:span></text:p>
      <text:h text:style-name="Heading3" text:outline-level="3"><text:span text:style-name="T1562">Related requirement(s)</text:span></text:h>
      <text:p text:style-name="Normal"><text:span text:style-name="T1563">5.19</text:span></text:p>
      <text:h text:style-name="Heading3" text:outline-level="3"><text:span text:style-name="T1564">Author</text:span></text:h>
      <text:p text:style-name="Normal"><text:span text:style-name="T1565">GM</text:span><text:span text:style-name="T1566"><text:line-break/></text:span></text:p>
      <text:h text:style-name="Heading3" text:outline-level="3"><text:span text:style-name="T1567">Test case ID        </text:span><text:span text:style-name="T1568"><text:tab/></text:span></text:h>
      <text:h text:style-name="Heading3" text:outline-level="3"><text:span text:style-name="T1569">T5.19</text:span><text:span text:style-name="T1570"><text:tab/></text:span><text:span text:style-name="T1571"><text:tab/></text:span></text:h>
      <text:h text:style-name="Heading3" text:outline-level="3"><text:span text:style-name="T1572">Test case description</text:span></text:h>
      <text:p text:style-name="Normal"><text:span text:style-name="T1573">There is a back button from Alarms  </text:span><text:span text:style-name="T1574"><text:tab/></text:span></text:p>
      <text:h text:style-name="Heading3" text:outline-level="3"><text:span text:style-name="T1575">Precondition</text:span></text:h>
      <text:p text:style-name="Normal"><text:span text:style-name="T1576">Application is running, sleep style is implemented and selected, alarm is implemented</text:span></text:p>
      <text:h text:style-name="Heading3" text:outline-level="3"><text:span text:style-name="T1577">Test step or order of execution number</text:span></text:h>
      <text:p text:style-name="Normal"><text:span text:style-name="T1578">Verify presence and function of a “back button” in the alarm window</text:span></text:p>
      <text:h text:style-name="Heading3" text:outline-level="3"><text:span text:style-name="T1579">Related requirement(s)</text:span></text:h>
      <text:p text:style-name="Normal"><text:span text:style-name="T1580">5.19</text:span></text:p>
      <text:h text:style-name="Heading3" text:outline-level="3"><text:span text:style-name="T1581">Author</text:span></text:h>
      <text:p text:style-name="Normal"><text:span text:style-name="T1582">GM</text:span><text:span text:style-name="T1583"><text:line-break/></text:span><text:span text:style-name="T1584"><text:line-break/></text:span><text:span text:style-name="T1585"><text:line-break/></text:span><text:span text:style-name="T1586"><text:line-break/></text:span></text:p>
      <text:p text:style-name="P1587"/>
      <text:soft-page-break/>
      <text:h text:style-name="Heading3" text:outline-level="3"><text:span text:style-name="T1588">T6.01        </text:span><text:span text:style-name="T1589"><text:tab/></text:span></text:h>
      <text:h text:style-name="Heading3" text:outline-level="3"><text:span text:style-name="T1590">Test case description</text:span></text:h>
      <text:h text:style-name="Heading3" text:outline-level="3"><text:span text:style-name="T1591">Tests if different sleep styles are available in the schema</text:span></text:h>
      <text:h text:style-name="Heading3" text:outline-level="3"><text:span text:style-name="T1592">Precondition</text:span></text:h>
      <text:p text:style-name="Normal"><text:span text:style-name="T1593">In Schema</text:span></text:p>
      <text:h text:style-name="Heading3" text:outline-level="3"><text:span text:style-name="T1594">Test step or order of execution number</text:span></text:h>
      <text:p text:style-name="Normal"><text:span text:style-name="T1595">1. Go to Schema</text:span><text:span text:style-name="T1596"><text:line-break/></text:span><text:span text:style-name="T1597">2. Press choose sleep style</text:span><text:span text:style-name="T1598"><text:line-break/></text:span><text:span text:style-name="T1599">3. Verify that there are several to choose from</text:span></text:p>
      <text:h text:style-name="Heading3" text:outline-level="3"><text:span text:style-name="T1600">Related requirement(s)</text:span></text:h>
      <text:p text:style-name="Normal"><text:span text:style-name="T1601">6.01</text:span></text:p>
      <text:h text:style-name="Heading3" text:outline-level="3"><text:span text:style-name="T1602">Author</text:span></text:h>
      <text:p text:style-name="Normal"><text:span text:style-name="T1603">JS</text:span><text:span text:style-name="T1604"><text:line-break/></text:span><text:span text:style-name="T1605"><text:line-break/></text:span><text:span text:style-name="T1606">Test case ID</text:span><text:span text:style-name="T1607"><text:s/>       </text:span><text:span text:style-name="T1608"><text:tab/></text:span></text:p>
      <text:h text:style-name="Heading3" text:outline-level="3"><text:span text:style-name="T1609">T6.02        </text:span><text:span text:style-name="T1610"><text:tab/></text:span></text:h>
      <text:h text:style-name="Heading3" text:outline-level="3"><text:span text:style-name="T1611">Test case description</text:span></text:h>
      <text:h text:style-name="Heading3" text:outline-level="3"><text:span text:style-name="T1612">Test if maximum one sleep style at a time is possible</text:span></text:h>
      <text:h text:style-name="Heading3" text:outline-level="3"><text:span text:style-name="T1613">Precondition</text:span></text:h>
      <text:p text:style-name="Normal"><text:span text:style-name="T1614">In Schema</text:span></text:p>
      <text:h text:style-name="Heading3" text:outline-level="3"><text:span text:style-name="T1615">Test step or order of execution number</text:span></text:h>
      <text:p text:style-name="Normal"><text:span text:style-name="T1616">1. Go to Schema</text:span><text:span text:style-name="T1617"><text:line-break/></text:span><text:span text:style-name="T1618">2. Press choose sleep style</text:span><text:span text:style-name="T1619"><text:line-break/></text:span><text:span text:style-name="T1620">3. Verify that only one sleep style is available at once</text:span></text:p>
      <text:h text:style-name="Heading3" text:outline-level="3"><text:span text:style-name="T1621">Related requirement(s)</text:span></text:h>
      <text:p text:style-name="Normal"><text:span text:style-name="T1622">6.02</text:span></text:p>
      <text:h text:style-name="Heading3" text:outline-level="3"><text:span text:style-name="T1623">Author</text:span></text:h>
      <text:p text:style-name="Normal"><text:span text:style-name="T1624">JS</text:span><text:span text:style-name="T1625"><text:line-break/></text:span><text:span text:style-name="T1626"><text:line-break/></text:span><text:span text:style-name="T1627">Test case ID</text:span><text:span text:style-name="T1628"><text:s/>       </text:span><text:span text:style-name="T1629"><text:tab/></text:span></text:p>
      <text:h text:style-name="Heading3" text:outline-level="3"><text:span text:style-name="T1630">T6.03        </text:span><text:span text:style-name="T1631"><text:tab/></text:span></text:h>
      <text:h text:style-name="Heading3" text:outline-level="3"><text:span text:style-name="T1632">Test case description</text:span></text:h>
      <text:h text:style-name="Heading3" text:outline-level="3"><text:span text:style-name="T1633">Tests if sleep styles are presented in a drop-down list</text:span></text:h>
      <text:h text:style-name="Heading3" text:outline-level="3"><text:span text:style-name="T1634">Precondition</text:span></text:h>
      <text:p text:style-name="Normal"><text:span text:style-name="T1635">In Schema</text:span></text:p>
      <text:soft-page-break/>
      <text:h text:style-name="Heading3" text:outline-level="3"><text:span text:style-name="T1636">Test step or order of execution number</text:span></text:h>
      <text:p text:style-name="Normal"><text:span text:style-name="T1637">1. Go to Schema</text:span><text:span text:style-name="T1638"><text:line-break/></text:span><text:span text:style-name="T1639">2. Press choose sleep style</text:span><text:span text:style-name="T1640"><text:line-break/></text:span><text:span text:style-name="T1641">3. Verify that the possible sleep styles are shown in a drop down list</text:span></text:p>
      <text:h text:style-name="Heading3" text:outline-level="3"><text:span text:style-name="T1642">Related requirement(s)</text:span></text:h>
      <text:p text:style-name="Normal"><text:span text:style-name="T1643">6.03</text:span></text:p>
      <text:h text:style-name="Heading3" text:outline-level="3"><text:span text:style-name="T1644">Author</text:span></text:h>
      <text:p text:style-name="Normal"><text:span text:style-name="T1645">JS</text:span><text:span text:style-name="T1646"><text:line-break/></text:span><text:span text:style-name="T1647"><text:line-break/></text:span><text:span text:style-name="T1648">Test case ID</text:span><text:span text:style-name="T1649"><text:s/>       </text:span><text:span text:style-name="T1650"><text:tab/></text:span></text:p>
      <text:h text:style-name="Heading3" text:outline-level="3"><text:span text:style-name="T1651">T6.04        </text:span><text:span text:style-name="T1652"><text:tab/></text:span></text:h>
      <text:h text:style-name="Heading3" text:outline-level="3"><text:span text:style-name="T1653">Test case description</text:span></text:h>
      <text:h text:style-name="Heading3" text:outline-level="3"><text:span text:style-name="T1654">Test if there is a notification window confirming your choice of sleep style</text:span></text:h>
      <text:h text:style-name="Heading3" text:outline-level="3"><text:span text:style-name="T1655">Precondition</text:span></text:h>
      <text:p text:style-name="Normal"><text:span text:style-name="T1656">In Schema</text:span></text:p>
      <text:h text:style-name="Heading3" text:outline-level="3"><text:span text:style-name="T1657">Test step or order of execution number</text:span></text:h>
      <text:p text:style-name="Normal"><text:span text:style-name="T1658">1. Go to Schema</text:span><text:span text:style-name="T1659"><text:line-break/></text:span><text:span text:style-name="T1660">2. Press choose sleep style</text:span><text:span text:style-name="T1661"><text:line-break/></text:span><text:span text:style-name="T1662">3. Choose a sleep style</text:span><text:span text:style-name="T1663"><text:line-break/></text:span><text:span text:style-name="T1664">4. Press OK</text:span><text:span text:style-name="T1665"><text:line-break/></text:span><text:span text:style-name="T1666">3. Verify that there is an confirmation window</text:span></text:p>
      <text:h text:style-name="Heading3" text:outline-level="3"><text:span text:style-name="T1667">Related requirement(s)</text:span></text:h>
      <text:p text:style-name="Normal"><text:span text:style-name="T1668">6.04</text:span></text:p>
      <text:h text:style-name="Heading3" text:outline-level="3"><text:span text:style-name="T1669">Author</text:span></text:h>
      <text:p text:style-name="Normal"><text:span text:style-name="T1670">JS</text:span><text:span text:style-name="T1671"><text:line-break/></text:span><text:span text:style-name="T1672"><text:line-break/></text:span><text:span text:style-name="T1673">Test case ID</text:span><text:span text:style-name="T1674"><text:s/>       </text:span><text:span text:style-name="T1675"><text:tab/></text:span></text:p>
      <text:h text:style-name="Heading3" text:outline-level="3"><text:span text:style-name="T1676">T6.05        </text:span><text:span text:style-name="T1677"><text:tab/></text:span></text:h>
      <text:h text:style-name="Heading3" text:outline-level="3"><text:span text:style-name="T1678">Test case description</text:span></text:h>
      <text:h text:style-name="Heading3" text:outline-level="3"><text:span text:style-name="T1679">Tests if the chosen sleep style is visible in the schema</text:span></text:h>
      <text:h text:style-name="Heading3" text:outline-level="3"><text:span text:style-name="T1680">Precondition</text:span></text:h>
      <text:p text:style-name="Normal"><text:span text:style-name="T1681">In Schema</text:span></text:p>
      <text:h text:style-name="Heading3" text:outline-level="3"><text:span text:style-name="T1682">Test step or order of execution number</text:span></text:h>
      <text:p text:style-name="Normal"><text:span text:style-name="T1683">1. Choose a sleep style</text:span><text:span text:style-name="T1684"><text:line-break/></text:span><text:span text:style-name="T1685">2. Press OK</text:span><text:span text:style-name="T1686"><text:line-break/></text:span><text:span text:style-name="T1687">3. Verify that the sleep style is visible in Schema</text:span></text:p>
      <text:h text:style-name="Heading3" text:outline-level="3"><text:span text:style-name="T1688">Related requirement(s)</text:span></text:h>
      <text:p text:style-name="Normal"><text:span text:style-name="T1689">6.05</text:span></text:p>
      <text:soft-page-break/>
      <text:h text:style-name="Heading3" text:outline-level="3"><text:span text:style-name="T1690">Author</text:span></text:h>
      <text:p text:style-name="Normal"><text:span text:style-name="T1691">JS</text:span><text:span text:style-name="T1692"><text:line-break/></text:span><text:span text:style-name="T1693"><text:line-break/></text:span><text:span text:style-name="T1694"><text:line-break/></text:span><text:span text:style-name="T1695"><text:line-break/></text:span></text:p>
      <text:p text:style-name="P1696"/>
      <text:soft-page-break/>
      <text:p text:style-name="Normal"><text:span text:style-name="T1697">Test case ID</text:span><text:span text:style-name="T1698"><text:s/>       </text:span><text:span text:style-name="T1699"><text:tab/></text:span></text:p>
      <text:h text:style-name="Heading3" text:outline-level="3"><text:span text:style-name="T1700">T7.01        </text:span><text:span text:style-name="T1701"><text:tab/></text:span></text:h>
      <text:h text:style-name="Heading3" text:outline-level="3"><text:span text:style-name="T1702">Test case description</text:span></text:h>
      <text:h text:style-name="Heading3" text:outline-level="3"><text:span text:style-name="T1703">Test if there is Information about the different sleep cycles</text:span></text:h>
      <text:h text:style-name="Heading3" text:outline-level="3"><text:span text:style-name="T1704">Precondition</text:span></text:h>
      <text:p text:style-name="Normal"><text:span text:style-name="T1705">In Menu</text:span></text:p>
      <text:h text:style-name="Heading3" text:outline-level="3"><text:span text:style-name="T1706">Test step or order of execution number</text:span></text:h>
      <text:p text:style-name="Normal"><text:span text:style-name="T1707">1. Start the Sleep Information from Menu</text:span><text:span text:style-name="T1708"><text:line-break/></text:span><text:span text:style-name="T1709">2. Verify that the Sleep Information is visible.</text:span></text:p>
      <text:h text:style-name="Heading3" text:outline-level="3"><text:span text:style-name="T1710">Related requirement(s)</text:span></text:h>
      <text:p text:style-name="Normal"><text:span text:style-name="T1711">7.01</text:span></text:p>
      <text:h text:style-name="Heading3" text:outline-level="3"><text:span text:style-name="T1712">Author</text:span></text:h>
      <text:p text:style-name="Normal"><text:span text:style-name="T1713">JS</text:span><text:span text:style-name="T1714"><text:line-break/></text:span><text:span text:style-name="T1715"><text:line-break/></text:span><text:span text:style-name="T1716">Test case ID</text:span><text:span text:style-name="T1717"><text:s/>       </text:span><text:span text:style-name="T1718"><text:tab/></text:span></text:p>
      <text:h text:style-name="Heading3" text:outline-level="3"><text:span text:style-name="T1719">T7.02        </text:span><text:span text:style-name="T1720"><text:tab/></text:span></text:h>
      <text:h text:style-name="Heading3" text:outline-level="3"><text:span text:style-name="T1721">Test case description</text:span></text:h>
      <text:h text:style-name="Heading3" text:outline-level="3"><text:span text:style-name="T1722">Test if there are tips of what to think about when chosing a sleep style</text:span></text:h>
      <text:h text:style-name="Heading3" text:outline-level="3"><text:span text:style-name="T1723">Precondition</text:span></text:h>
      <text:p text:style-name="Normal"><text:span text:style-name="T1724">In Sleep Information</text:span></text:p>
      <text:h text:style-name="Heading3" text:outline-level="3"><text:span text:style-name="T1725">Test step or order of execution number</text:span></text:h>
      <text:p text:style-name="Normal"><text:span text:style-name="T1726">1. Choose a sleep style</text:span><text:span text:style-name="T1727"><text:line-break/></text:span><text:span text:style-name="T1728">2. Press OK</text:span><text:span text:style-name="T1729"><text:line-break/></text:span><text:span text:style-name="T1730">3. Verify that there is information about what to think about when choosing this sleep style</text:span></text:p>
      <text:h text:style-name="Heading3" text:outline-level="3"><text:span text:style-name="T1731">Related requirement(s)</text:span></text:h>
      <text:p text:style-name="Normal"><text:span text:style-name="T1732">7.02</text:span></text:p>
      <text:h text:style-name="Heading3" text:outline-level="3"><text:span text:style-name="T1733">Author</text:span></text:h>
      <text:p text:style-name="Normal"><text:span text:style-name="T1734">JS</text:span><text:span text:style-name="T1735"><text:line-break/></text:span><text:span text:style-name="T1736"><text:line-break/></text:span><text:span text:style-name="T1737">Test case ID</text:span><text:span text:style-name="T1738"><text:s/>       </text:span><text:span text:style-name="T1739"><text:tab/></text:span></text:p>
      <text:h text:style-name="Heading3" text:outline-level="3"><text:span text:style-name="T1740">T7.03        </text:span><text:span text:style-name="T1741"><text:tab/></text:span></text:h>
      <text:h text:style-name="Heading3" text:outline-level="3"><text:span text:style-name="T1742">Test case description</text:span></text:h>
      <text:h text:style-name="Heading3" text:outline-level="3"><text:span text:style-name="T1743">Test if there is Information about sleep in general</text:span></text:h>
      <text:h text:style-name="Heading3" text:outline-level="3"><text:span text:style-name="T1744">Precondition</text:span></text:h>
      <text:soft-page-break/>
      <text:p text:style-name="Normal"><text:span text:style-name="T1745">In Sleep Information</text:span></text:p>
      <text:h text:style-name="Heading3" text:outline-level="3"><text:span text:style-name="T1746">Test step or order of execution number</text:span></text:h>
      <text:p text:style-name="Normal"><text:span text:style-name="T1747">1. Verify that there is information about sleep in general</text:span></text:p>
      <text:h text:style-name="Heading3" text:outline-level="3"><text:span text:style-name="T1748">Related requirement(s)</text:span></text:h>
      <text:p text:style-name="Normal"><text:span text:style-name="T1749">7.03</text:span></text:p>
      <text:h text:style-name="Heading3" text:outline-level="3"><text:span text:style-name="T1750">Author</text:span></text:h>
      <text:p text:style-name="Normal"><text:span text:style-name="T1751">JS</text:span><text:span text:style-name="T1752"><text:line-break/></text:span><text:span text:style-name="T1753"><text:line-break/></text:span><text:span text:style-name="T1754">Test case ID</text:span><text:span text:style-name="T1755"><text:s/>       </text:span><text:span text:style-name="T1756"><text:tab/></text:span></text:p>
      <text:h text:style-name="Heading3" text:outline-level="3"><text:span text:style-name="T1757">T7.04        </text:span><text:span text:style-name="T1758"><text:tab/></text:span></text:h>
      <text:h text:style-name="Heading3" text:outline-level="3"><text:span text:style-name="T1759">Test case description</text:span></text:h>
      <text:h text:style-name="Heading3" text:outline-level="3"><text:span text:style-name="T1760">Tests if all information has pedagogical pictures</text:span></text:h>
      <text:h text:style-name="Heading3" text:outline-level="3"><text:span text:style-name="T1761">Precondition</text:span></text:h>
      <text:p text:style-name="Normal"><text:span text:style-name="T1762">In Sleep Information</text:span></text:p>
      <text:h text:style-name="Heading3" text:outline-level="3"><text:span text:style-name="T1763">Test step or order of execution number</text:span></text:h>
      <text:p text:style-name="Normal"><text:span text:style-name="T1764">1. Choose a sleep style</text:span><text:span text:style-name="T1765"><text:line-break/></text:span><text:span text:style-name="T1766">2. Press OK</text:span><text:span text:style-name="T1767"><text:line-break/></text:span><text:span text:style-name="T1768">3. Verify that the sleep styles have pedagoical pictures</text:span></text:p>
      <text:h text:style-name="Heading3" text:outline-level="3"><text:span text:style-name="T1769">Related requirement(s)</text:span></text:h>
      <text:p text:style-name="Normal"><text:span text:style-name="T1770">7.04</text:span></text:p>
      <text:h text:style-name="Heading3" text:outline-level="3"><text:span text:style-name="T1771">Author</text:span></text:h>
      <text:p text:style-name="Normal"><text:span text:style-name="T1772">JS</text:span><text:span text:style-name="T1773"><text:line-break/></text:span><text:span text:style-name="T1774"><text:line-break/></text:span><text:span text:style-name="T1775">Test case ID</text:span><text:span text:style-name="T1776"><text:s/>       </text:span><text:span text:style-name="T1777"><text:tab/></text:span></text:p>
      <text:h text:style-name="Heading3" text:outline-level="3"><text:span text:style-name="T1778">T7.05        </text:span><text:span text:style-name="T1779"><text:tab/></text:span></text:h>
      <text:h text:style-name="Heading3" text:outline-level="3"><text:span text:style-name="T1780">Test case description</text:span></text:h>
      <text:h text:style-name="Heading3" text:outline-level="3"><text:span text:style-name="T1781">Tests if there is a back button from Sleep Information</text:span></text:h>
      <text:h text:style-name="Heading3" text:outline-level="3"><text:span text:style-name="T1782">Precondition</text:span></text:h>
      <text:p text:style-name="Normal"><text:span text:style-name="T1783">In Sleep Information</text:span></text:p>
      <text:h text:style-name="Heading3" text:outline-level="3"><text:span text:style-name="T1784">Test step or order of execution number</text:span></text:h>
      <text:p text:style-name="Normal"><text:span text:style-name="T1785">1. Press a the back button</text:span><text:span text:style-name="T1786"><text:line-break/></text:span><text:span text:style-name="T1787">2. Verify that you are returned to Menu</text:span></text:p>
      <text:h text:style-name="Heading3" text:outline-level="3"><text:span text:style-name="T1788">Related requirement(s)</text:span></text:h>
      <text:p text:style-name="Normal"><text:span text:style-name="T1789">7.05</text:span></text:p>
      <text:h text:style-name="Heading3" text:outline-level="3"><text:span text:style-name="T1790">Author</text:span></text:h>
      <text:soft-page-break/>
      <text:p text:style-name="Normal"><text:span text:style-name="T1791">JS</text:span><text:span text:style-name="T1792"><text:line-break/></text:span><text:span text:style-name="T1793"><text:line-break/></text:span><text:span text:style-name="T1794"><text:line-break/></text:span><text:span text:style-name="T1795"><text:line-break/></text:span></text:p>
      <text:p text:style-name="P1796"/>
      <text:soft-page-break/>
      <text:p text:style-name="Normal"><text:span text:style-name="T1797">Test case ID</text:span><text:span text:style-name="T1798"><text:s/>       </text:span><text:span text:style-name="T1799"><text:tab/></text:span></text:p>
      <text:h text:style-name="Heading3" text:outline-level="3"><text:span text:style-name="T1800">T8.01        </text:span><text:span text:style-name="T1801"><text:tab/></text:span></text:h>
      <text:h text:style-name="Heading3" text:outline-level="3"><text:span text:style-name="T1802">Test case description</text:span></text:h>
      <text:h text:style-name="Heading3" text:outline-level="3"><text:span text:style-name="T1803">Tests if the user can take a survey to find a suitable sleep style</text:span></text:h>
      <text:h text:style-name="Heading3" text:outline-level="3"><text:span text:style-name="T1804">Precondition</text:span></text:h>
      <text:p text:style-name="Normal"><text:span text:style-name="T1805">In Sleep Information</text:span></text:p>
      <text:h text:style-name="Heading3" text:outline-level="3"><text:span text:style-name="T1806">Test step or order of execution number</text:span></text:h>
      <text:p text:style-name="Normal"><text:span text:style-name="T1807">1. Press “take survey”</text:span><text:span text:style-name="T1808"><text:line-break/></text:span><text:span text:style-name="T1809">2. Verify that the survey is started</text:span></text:p>
      <text:h text:style-name="Heading3" text:outline-level="3"><text:span text:style-name="T1810">Related requirement(s)</text:span></text:h>
      <text:p text:style-name="Normal"><text:span text:style-name="T1811">8.01</text:span></text:p>
      <text:h text:style-name="Heading3" text:outline-level="3"><text:span text:style-name="T1812">Author</text:span></text:h>
      <text:p text:style-name="Normal"><text:span text:style-name="T1813">JS</text:span><text:span text:style-name="T1814"><text:line-break/></text:span><text:span text:style-name="T1815"><text:line-break/></text:span><text:span text:style-name="T1816">Test case ID</text:span><text:span text:style-name="T1817"><text:s/>       </text:span><text:span text:style-name="T1818"><text:tab/></text:span></text:p>
      <text:h text:style-name="Heading3" text:outline-level="3"><text:span text:style-name="T1819">T8.02        </text:span><text:span text:style-name="T1820"><text:tab/></text:span></text:h>
      <text:h text:style-name="Heading3" text:outline-level="3"><text:span text:style-name="T1821">Test case description</text:span></text:h>
      <text:h text:style-name="Heading3" text:outline-level="3"><text:span text:style-name="T1822">Tests if there is a question about the user being tired/not tired in the morning</text:span></text:h>
      <text:h text:style-name="Heading3" text:outline-level="3"><text:span text:style-name="T1823">Precondition</text:span></text:h>
      <text:p text:style-name="Normal"><text:span text:style-name="T1824">In Sleep Survey</text:span></text:p>
      <text:h text:style-name="Heading3" text:outline-level="3"><text:span text:style-name="T1825">Test step or order of execution number</text:span></text:h>
      <text:p text:style-name="Normal"><text:span text:style-name="T1826">1. Verify that there is a question about the user being tired/not tired in the morning</text:span></text:p>
      <text:h text:style-name="Heading3" text:outline-level="3"><text:span text:style-name="T1827">Related requirement(s)</text:span></text:h>
      <text:p text:style-name="Normal"><text:span text:style-name="T1828">8.02</text:span></text:p>
      <text:h text:style-name="Heading3" text:outline-level="3"><text:span text:style-name="T1829">Author</text:span></text:h>
      <text:p text:style-name="Normal"><text:span text:style-name="T1830">JS</text:span><text:span text:style-name="T1831"><text:line-break/></text:span><text:span text:style-name="T1832"><text:line-break/></text:span><text:span text:style-name="T1833">Test case ID</text:span><text:span text:style-name="T1834"><text:s/>       </text:span><text:span text:style-name="T1835"><text:tab/></text:span></text:p>
      <text:h text:style-name="Heading3" text:outline-level="3"><text:span text:style-name="T1836">T8.03        </text:span><text:span text:style-name="T1837"><text:tab/></text:span></text:h>
      <text:h text:style-name="Heading3" text:outline-level="3"><text:span text:style-name="T1838">Test case description</text:span></text:h>
      <text:h text:style-name="Heading3" text:outline-level="3"><text:span text:style-name="T1839">Tests if there is a question about the user being tired/not tired in the evening</text:span></text:h>
      <text:h text:style-name="Heading3" text:outline-level="3"><text:span text:style-name="T1840">Precondition</text:span></text:h>
      <text:p text:style-name="Normal"><text:span text:style-name="T1841">In Sleep Survey</text:span></text:p>
      <text:soft-page-break/>
      <text:h text:style-name="Heading3" text:outline-level="3"><text:span text:style-name="T1842">Test step or order of execution number</text:span></text:h>
      <text:p text:style-name="Normal"><text:span text:style-name="T1843">1. Verify that there is a question about the user being tired/not tired in the morning</text:span></text:p>
      <text:h text:style-name="Heading3" text:outline-level="3"><text:span text:style-name="T1844">Related requirement(s)</text:span></text:h>
      <text:p text:style-name="Normal"><text:span text:style-name="T1845">8.03</text:span></text:p>
      <text:h text:style-name="Heading3" text:outline-level="3"><text:span text:style-name="T1846">Author</text:span></text:h>
      <text:p text:style-name="Normal"><text:span text:style-name="T1847">JS</text:span><text:span text:style-name="T1848"><text:line-break/></text:span><text:span text:style-name="T1849"><text:line-break/></text:span><text:span text:style-name="T1850"><text:line-break/></text:span><text:span text:style-name="T1851">Test case ID</text:span><text:span text:style-name="T1852"><text:s/>       </text:span><text:span text:style-name="T1853"><text:tab/></text:span></text:p>
      <text:h text:style-name="Heading3" text:outline-level="3"><text:span text:style-name="T1854">T8.04        </text:span><text:span text:style-name="T1855"><text:tab/></text:span></text:h>
      <text:h text:style-name="Heading3" text:outline-level="3"><text:span text:style-name="T1856">Test case description</text:span></text:h>
      <text:h text:style-name="Heading3" text:outline-level="3"><text:span text:style-name="T1857">Tests if there is a question about the user having/not having trouble falling asleep</text:span></text:h>
      <text:h text:style-name="Heading3" text:outline-level="3"><text:span text:style-name="T1858">Precondition</text:span></text:h>
      <text:p text:style-name="Normal"><text:span text:style-name="T1859">In Sleep Survey</text:span></text:p>
      <text:h text:style-name="Heading3" text:outline-level="3"><text:span text:style-name="T1860">Test step or order of execution number</text:span></text:h>
      <text:p text:style-name="Normal"><text:span text:style-name="T1861">1. Verify that there is a question about the user being tired/not tired in the morning</text:span></text:p>
      <text:h text:style-name="Heading3" text:outline-level="3"><text:span text:style-name="T1862">Related requirement(s)</text:span></text:h>
      <text:p text:style-name="Normal"><text:span text:style-name="T1863">8.04</text:span></text:p>
      <text:h text:style-name="Heading3" text:outline-level="3"><text:span text:style-name="T1864">Author</text:span></text:h>
      <text:p text:style-name="Normal"><text:span text:style-name="T1865">JS</text:span><text:span text:style-name="T1866"><text:line-break/></text:span><text:span text:style-name="T1867"><text:line-break/></text:span><text:span text:style-name="T1868"><text:line-break/></text:span><text:span text:style-name="T1869">Test case ID</text:span><text:span text:style-name="T1870"><text:s/>       </text:span><text:span text:style-name="T1871"><text:tab/></text:span></text:p>
      <text:h text:style-name="Heading3" text:outline-level="3"><text:span text:style-name="T1872">T8.05        </text:span><text:span text:style-name="T1873"><text:tab/></text:span></text:h>
      <text:h text:style-name="Heading3" text:outline-level="3"><text:span text:style-name="T1874">Test case description</text:span></text:h>
      <text:h text:style-name="Heading3" text:outline-level="3"><text:span text:style-name="T1875">Tests if the results from the survey are matched with different sleep styles</text:span></text:h>
      <text:h text:style-name="Heading3" text:outline-level="3"><text:span text:style-name="T1876">Precondition</text:span></text:h>
      <text:p text:style-name="Normal"><text:span text:style-name="T1877">In Sleep Survey</text:span></text:p>
      <text:h text:style-name="Heading3" text:outline-level="3"><text:span text:style-name="T1878">Test step or order of execution number</text:span></text:h>
      <text:p text:style-name="Normal"><text:span text:style-name="T1879">1. The survey is finished</text:span><text:span text:style-name="T1880"><text:line-break/></text:span><text:span text:style-name="T1881">2. Verify that the answers are being matched with a criteria</text:span></text:p>
      <text:h text:style-name="Heading3" text:outline-level="3"><text:span text:style-name="T1882">Related requirement(s)</text:span></text:h>
      <text:p text:style-name="Normal"><text:span text:style-name="T1883">8.05</text:span></text:p>
      <text:h text:style-name="Heading3" text:outline-level="3"><text:span text:style-name="T1884">Author</text:span></text:h>
      <text:soft-page-break/>
      <text:p text:style-name="Normal"><text:span text:style-name="T1885">JS</text:span><text:span text:style-name="T1886"><text:line-break/></text:span><text:span text:style-name="T1887"><text:line-break/></text:span><text:span text:style-name="T1888"><text:line-break/></text:span><text:span text:style-name="T1889">Test case ID</text:span><text:span text:style-name="T1890"><text:s/>       </text:span><text:span text:style-name="T1891"><text:tab/></text:span></text:p>
      <text:h text:style-name="Heading3" text:outline-level="3"><text:span text:style-name="T1892">T8.06        </text:span><text:span text:style-name="T1893"><text:tab/></text:span></text:h>
      <text:h text:style-name="Heading3" text:outline-level="3"><text:span text:style-name="T1894">Test case description</text:span></text:h>
      <text:h text:style-name="Heading3" text:outline-level="3"><text:span text:style-name="T1895">Tests if the user can take a survey to find a suitable sleep style</text:span></text:h>
      <text:h text:style-name="Heading3" text:outline-level="3"><text:span text:style-name="T1896">Precondition</text:span></text:h>
      <text:p text:style-name="Normal"><text:span text:style-name="T1897">In Sleep Survey</text:span></text:p>
      <text:h text:style-name="Heading3" text:outline-level="3"><text:span text:style-name="T1898">Test step or order of execution number</text:span></text:h>
      <text:p text:style-name="Normal"><text:span text:style-name="T1899">1. The survey is finished</text:span><text:span text:style-name="T1900"><text:line-break/></text:span><text:span text:style-name="T1901">2. Verify that the user recieves a list of possible sleep styles</text:span></text:p>
      <text:h text:style-name="Heading3" text:outline-level="3"><text:span text:style-name="T1902">Related requirement(s)</text:span></text:h>
      <text:p text:style-name="Normal"><text:span text:style-name="T1903">8.06</text:span></text:p>
      <text:h text:style-name="Heading3" text:outline-level="3"><text:span text:style-name="T1904">Author</text:span></text:h>
      <text:p text:style-name="Normal"><text:span text:style-name="T1905">JS</text:span><text:span text:style-name="T1906"><text:line-break/></text:span><text:span text:style-name="T1907"><text:line-break/></text:span><text:span text:style-name="T1908"><text:line-break/></text:span><text:span text:style-name="T1909">Test case ID</text:span><text:span text:style-name="T1910"><text:s/>       </text:span><text:span text:style-name="T1911"><text:tab/></text:span></text:p>
      <text:h text:style-name="Heading3" text:outline-level="3"><text:span text:style-name="T1912">T8.07        </text:span><text:span text:style-name="T1913"><text:tab/></text:span></text:h>
      <text:h text:style-name="Heading3" text:outline-level="3"><text:span text:style-name="T1914">Test case description</text:span></text:h>
      <text:h text:style-name="Heading3" text:outline-level="3"><text:span text:style-name="T1915">Tests if a proposal is press-able</text:span></text:h>
      <text:h text:style-name="Heading3" text:outline-level="3"><text:span text:style-name="T1916">Precondition</text:span></text:h>
      <text:p text:style-name="Normal"><text:span text:style-name="T1917">In Sleep Survey</text:span></text:p>
      <text:h text:style-name="Heading3" text:outline-level="3"><text:span text:style-name="T1918">Test step or order of execution number</text:span></text:h>
      <text:p text:style-name="Normal"><text:span text:style-name="T1919">1. Finish the survey</text:span><text:span text:style-name="T1920"><text:line-break/></text:span><text:span text:style-name="T1921">2. Proposals are shown</text:span><text:span text:style-name="T1922"><text:line-break/></text:span><text:span text:style-name="T1923">3. Verify that a proposal is press-able</text:span></text:p>
      <text:h text:style-name="Heading3" text:outline-level="3"><text:span text:style-name="T1924">Related requirement(s)</text:span></text:h>
      <text:p text:style-name="Normal"><text:span text:style-name="T1925">8.07</text:span><text:span text:style-name="T1926"><text:line-break/></text:span><text:span text:style-name="T1927">Author</text:span><text:span text:style-name="T1928"><text:line-break/></text:span><text:span text:style-name="T1929">JS</text:span><text:span text:style-name="T1930"><text:line-break/></text:span><text:span text:style-name="T1931"><text:line-break/></text:span><text:span text:style-name="T1932"><text:line-break/></text:span><text:span text:style-name="T1933">Test case ID</text:span><text:span text:style-name="T1934"><text:s/>       </text:span><text:span text:style-name="T1935"><text:tab/></text:span></text:p>
      <text:h text:style-name="Heading3" text:outline-level="3"><text:span text:style-name="T1936">T8.08        </text:span><text:span text:style-name="T1937"><text:tab/></text:span></text:h>
      <text:h text:style-name="Heading3" text:outline-level="3"><text:span text:style-name="T1938">Test case description</text:span></text:h>
      <text:soft-page-break/>
      <text:h text:style-name="Heading3" text:outline-level="3"><text:span text:style-name="T1939">Tests if when pressing a proposal, the user is sent to the information about the sleep style.</text:span></text:h>
      <text:h text:style-name="Heading3" text:outline-level="3"><text:span text:style-name="T1940">Precondition</text:span></text:h>
      <text:p text:style-name="Normal"><text:span text:style-name="T1941">In Sleep Information</text:span></text:p>
      <text:h text:style-name="Heading3" text:outline-level="3"><text:span text:style-name="T1942">Test step or order of execution number</text:span></text:h>
      <text:p text:style-name="Normal"><text:span text:style-name="T1943">1. Finish the survey</text:span><text:span text:style-name="T1944"><text:line-break/></text:span><text:span text:style-name="T1945">2. Proposals are shown</text:span><text:span text:style-name="T1946"><text:line-break/></text:span><text:span text:style-name="T1947">3. Press a proposal</text:span><text:span text:style-name="T1948"><text:line-break/></text:span><text:span text:style-name="T1949">4. Verify that the user is sent to the Sleep Information about that sleep style</text:span></text:p>
      <text:h text:style-name="Heading3" text:outline-level="3"><text:span text:style-name="T1950">Related requirement(s)</text:span></text:h>
      <text:p text:style-name="Normal"><text:span text:style-name="T1951">8.08</text:span></text:p>
      <text:h text:style-name="Heading3" text:outline-level="3"><text:span text:style-name="T1952">Author</text:span></text:h>
      <text:p text:style-name="Normal"><text:span text:style-name="T1953">JS</text:span><text:span text:style-name="T1954"><text:line-break/></text:span><text:span text:style-name="T1955"><text:line-break/></text:span></text:p>
      <text:h text:style-name="Heading3" text:outline-level="3"><text:span text:style-name="T1956">Test case ID        </text:span><text:span text:style-name="T1957"><text:tab/></text:span></text:h>
      <text:h text:style-name="Heading3" text:outline-level="3"><text:span text:style-name="T1958">T9.01</text:span><text:span text:style-name="T1959"><text:tab/></text:span><text:span text:style-name="T1960"><text:tab/></text:span></text:h>
      <text:h text:style-name="Heading3" text:outline-level="3"><text:span text:style-name="T1961">Test case description</text:span></text:h>
      <text:p text:style-name="Normal"><text:span text:style-name="T1962">Activities from other calendar can be imported into schema</text:span></text:p>
      <text:h text:style-name="Heading3" text:outline-level="3"><text:span text:style-name="T1963">Precondition</text:span></text:h>
      <text:p text:style-name="Normal"><text:span text:style-name="T1964">Application is running, sleep style is implemented and selected, android calendar is available<text:s/></text:span></text:p>
      <text:h text:style-name="Heading3" text:outline-level="3"><text:span text:style-name="T1965">Test step or order of execution number</text:span></text:h>
      <text:p text:style-name="Normal"><text:span text:style-name="T1966">Verify that elements present in android calendar can be imported into sleep application<text:s/></text:span></text:p>
      <text:h text:style-name="Heading3" text:outline-level="3"><text:span text:style-name="T1967">Related requirement(s)</text:span></text:h>
      <text:p text:style-name="Normal"><text:span text:style-name="T1968">9.01</text:span></text:p>
      <text:h text:style-name="Heading3" text:outline-level="3"><text:span text:style-name="T1969">Author</text:span></text:h>
      <text:p text:style-name="Normal"><text:span text:style-name="T1970">GM</text:span><text:span text:style-name="T1971"><text:line-break/></text:span></text:p>
      <text:p text:style-name="P1972"/>
      <text:soft-page-break/>
      <text:h text:style-name="Heading3" text:outline-level="3"><text:span text:style-name="T1973">Test case ID        </text:span><text:span text:style-name="T1974"><text:tab/></text:span></text:h>
      <text:h text:style-name="Heading3" text:outline-level="3"><text:span text:style-name="T1975">T9.02</text:span><text:span text:style-name="T1976"><text:tab/></text:span><text:span text:style-name="T1977"><text:tab/></text:span></text:h>
      <text:h text:style-name="Heading3" text:outline-level="3"><text:span text:style-name="T1978">Test case description</text:span></text:h>
      <text:h text:style-name="Heading3" text:outline-level="3"><text:span text:style-name="T1979">Activities are shown in different colors than black</text:span></text:h>
      <text:h text:style-name="Heading3" text:outline-level="3"><text:span text:style-name="T1980">Precondition</text:span></text:h>
      <text:p text:style-name="Normal"><text:span text:style-name="T1981">Application is running, sleep style is implemented and selected, android calendar is available and imported</text:span></text:p>
      <text:h text:style-name="Heading3" text:outline-level="3"><text:span text:style-name="T1982">Test step or order of execution number</text:span></text:h>
      <text:p text:style-name="Normal"><text:span text:style-name="T1983">Verify that elements present in android calendar has different color  </text:span></text:p>
      <text:h text:style-name="Heading3" text:outline-level="3"><text:span text:style-name="T1984">Related requirement(s)</text:span></text:h>
      <text:p text:style-name="Normal"><text:span text:style-name="T1985">9.02</text:span><text:span text:style-name="T1986"><text:line-break/></text:span></text:p>
      <text:p text:style-name="P1987"/>
      <text:h text:style-name="Heading3" text:outline-level="3"><text:span text:style-name="T1988">Test case ID        </text:span><text:span text:style-name="T1989"><text:tab/></text:span></text:h>
      <text:h text:style-name="Heading3" text:outline-level="3"><text:span text:style-name="T1990">T9.03</text:span><text:span text:style-name="T1991"><text:tab/></text:span><text:span text:style-name="T1992"><text:tab/></text:span></text:h>
      <text:h text:style-name="Heading3" text:outline-level="3"><text:span text:style-name="T1993">Test case description</text:span></text:h>
      <text:h text:style-name="Heading3" text:outline-level="3"><text:span text:style-name="T1994">When a conflict arises, there is a warning notification window</text:span></text:h>
      <text:h text:style-name="Heading3" text:outline-level="3"><text:span text:style-name="T1995">Precondition</text:span></text:h>
      <text:p text:style-name="Normal"><text:span text:style-name="T1996">Application is running, sleep style is implemented and selected, android calendar is available and imported</text:span></text:p>
      <text:h text:style-name="Heading3" text:outline-level="3"><text:span text:style-name="T1997">Test step or order of execution number</text:span></text:h>
      <text:p text:style-name="Normal"><text:span text:style-name="T1998">Verify that<text:s/></text:span><text:span text:style-name="T1999">if<text:s/></text:span><text:span text:style-name="T2000">elements are scheduled on the same time as sleep the conflict management window appear.  </text:span></text:p>
      <text:h text:style-name="Heading3" text:outline-level="3"><text:span text:style-name="T2001">Related requirement(s)</text:span></text:h>
      <text:p text:style-name="Normal"><text:span text:style-name="T2002">9.03</text:span></text:p>
      <text:h text:style-name="Heading3" text:outline-level="3"><text:span text:style-name="T2003">Author<text:s/></text:span></text:h>
      <text:p text:style-name="Normal"><text:span text:style-name="T2004">GM</text:span></text:p>
      <text:h text:style-name="Heading3" text:outline-level="3"><text:span text:style-name="T2005">Test case ID        </text:span><text:span text:style-name="T2006"><text:tab/></text:span></text:h>
      <text:h text:style-name="Heading3" text:outline-level="3"><text:span text:style-name="T2007">T9.04</text:span><text:span text:style-name="T2008"><text:tab/></text:span><text:span text:style-name="T2009"><text:tab/></text:span></text:h>
      <text:h text:style-name="Heading3" text:outline-level="3"><text:span text:style-name="T2010">Test case description</text:span></text:h>
      <text:h text:style-name="Heading3" text:outline-level="3"><text:span text:style-name="T2011">When a conflict arises, there is a warning notification sound</text:span></text:h>
      <text:h text:style-name="Heading3" text:outline-level="3"><text:span text:style-name="T2012">Precondition</text:span></text:h>
      <text:p text:style-name="Normal"><text:span text:style-name="T2013">Application is running, sleep style is implemented and selected, android calendar is available and imported</text:span></text:p>
      <text:h text:style-name="Heading3" text:outline-level="3"><text:span text:style-name="T2014">Test step or order of execution number</text:span></text:h>
      <text:soft-page-break/>
      <text:p text:style-name="Normal"><text:span text:style-name="T2015">Verify that<text:s/></text:span><text:span text:style-name="T2016">if<text:s/></text:span><text:span text:style-name="T2017">elements are scheduled on the same time as sleep the there is a conflict warning notification sound</text:span></text:p>
      <text:h text:style-name="Heading3" text:outline-level="3"><text:span text:style-name="T2018">Related requirement(s)</text:span></text:h>
      <text:p text:style-name="Normal"><text:span text:style-name="T2019">9.04</text:span></text:p>
      <text:h text:style-name="Heading3" text:outline-level="3"><text:span text:style-name="T2020">Author<text:s/></text:span></text:h>
      <text:p text:style-name="Normal"><text:span text:style-name="T2021">GM</text:span><text:span text:style-name="T2022"><text:line-break/></text:span><text:span text:style-name="T2023"><text:line-break/></text:span></text:p>
      <text:h text:style-name="Heading3" text:outline-level="3"><text:span text:style-name="T2024">Test case ID        </text:span><text:span text:style-name="T2025"><text:tab/></text:span></text:h>
      <text:h text:style-name="Heading3" text:outline-level="3"><text:span text:style-name="T2026">T9.05</text:span><text:span text:style-name="T2027"><text:tab/></text:span><text:span text:style-name="T2028"><text:tab/></text:span></text:h>
      <text:h text:style-name="Heading3" text:outline-level="3"><text:span text:style-name="T2029">Test case description</text:span></text:h>
      <text:h text:style-name="Heading3" text:outline-level="3"><text:span text:style-name="T2030">When notification has been accepted, solutions will be presented</text:span></text:h>
      <text:h text:style-name="Heading3" text:outline-level="3"><text:span text:style-name="T2031">Precondition</text:span></text:h>
      <text:p text:style-name="Normal"><text:span text:style-name="T2032">Application is running, sleep style is implemented and selected, android calendar is available and imported</text:span></text:p>
      <text:h text:style-name="Heading3" text:outline-level="3"><text:span text:style-name="T2033">Test step or order of execution number</text:span></text:h>
      <text:p text:style-name="Normal"><text:span text:style-name="T2034">Verify that when conflict management window appear there is also a suggested solution presented<text:s/></text:span></text:p>
      <text:h text:style-name="Heading3" text:outline-level="3"><text:span text:style-name="T2035">Related requirement(s)</text:span></text:h>
      <text:p text:style-name="Normal"><text:span text:style-name="T2036">9.05</text:span></text:p>
      <text:h text:style-name="Heading3" text:outline-level="3"><text:span text:style-name="T2037">Author<text:s/></text:span></text:h>
      <text:p text:style-name="Normal"><text:span text:style-name="T2038">GM</text:span><text:span text:style-name="T2039"><text:line-break/></text:span></text:p>
      <text:h text:style-name="Heading3" text:outline-level="3"><text:span text:style-name="T2040">Test case ID        </text:span><text:span text:style-name="T2041"><text:tab/></text:span></text:h>
      <text:h text:style-name="Heading3" text:outline-level="3"><text:span text:style-name="T2042">T9.06</text:span><text:span text:style-name="T2043"><text:tab/></text:span><text:span text:style-name="T2044"><text:tab/></text:span></text:h>
      <text:h text:style-name="Heading3" text:outline-level="3"><text:span text:style-name="T2045">Test case description</text:span></text:h>
      <text:h text:style-name="Heading3" text:outline-level="3"><text:span text:style-name="T2046">A soultion can be that an element is moved in the schema</text:span></text:h>
      <text:h text:style-name="Heading3" text:outline-level="3"><text:span text:style-name="T2047">Precondition</text:span></text:h>
      <text:p text:style-name="Normal"><text:span text:style-name="T2048">Application is running, sleep style is implemented and selected, android calendar is available and imported</text:span></text:p>
      <text:h text:style-name="Heading3" text:outline-level="3"><text:span text:style-name="T2049">Test step or order of execution number</text:span></text:h>
      <text:p text:style-name="Normal"><text:span text:style-name="T2050">Verify that when conflict management window appear there is also a suggested solution presented,<text:s/></text:span><text:span text:style-name="T2051"><text:line-break/></text:span><text:span text:style-name="T2052">Verifie that one solution is to move one element.<text:s/></text:span></text:p>
      <text:h text:style-name="Heading3" text:outline-level="3"><text:span text:style-name="T2053">Related requirement(s)</text:span></text:h>
      <text:p text:style-name="Normal"><text:span text:style-name="T2054">9.06</text:span></text:p>
      <text:h text:style-name="Heading3" text:outline-level="3"><text:span text:style-name="T2055">Author<text:s/></text:span></text:h>
      <text:soft-page-break/>
      <text:p text:style-name="Normal"><text:span text:style-name="T2056">GM</text:span><text:span text:style-name="T2057"><text:line-break/></text:span></text:p>
      <text:h text:style-name="Heading3" text:outline-level="3"><text:span text:style-name="T2058">Test case ID        </text:span><text:span text:style-name="T2059"><text:tab/></text:span></text:h>
      <text:h text:style-name="Heading3" text:outline-level="3"><text:span text:style-name="T2060">T9.07</text:span><text:span text:style-name="T2061"><text:tab/></text:span><text:span text:style-name="T2062"><text:tab/></text:span></text:h>
      <text:h text:style-name="Heading3" text:outline-level="3"><text:span text:style-name="T2063">Test case description</text:span></text:h>
      <text:h text:style-name="Heading3" text:outline-level="3"><text:span text:style-name="T2064">A soultion can be that an element is deleted in the schema</text:span></text:h>
      <text:h text:style-name="Heading3" text:outline-level="3"><text:span text:style-name="T2065">Precondition</text:span></text:h>
      <text:p text:style-name="Normal"><text:span text:style-name="T2066">Application is running, sleep style is implemented and selected, android calendar is available and imported</text:span></text:p>
      <text:h text:style-name="Heading3" text:outline-level="3"><text:span text:style-name="T2067">Test step or order of execution number</text:span></text:h>
      <text:p text:style-name="Normal"><text:span text:style-name="T2068">Verify that when conflict management window appear there is also a suggested solution presented,<text:s/></text:span><text:span text:style-name="T2069"><text:line-break/></text:span><text:span text:style-name="T2070">Verifiy that one solution is to delete element of conflict.<text:s/></text:span></text:p>
      <text:h text:style-name="Heading3" text:outline-level="3"><text:span text:style-name="T2071">Related requirement(s)</text:span></text:h>
      <text:p text:style-name="Normal"><text:span text:style-name="T2072">9.07</text:span></text:p>
      <text:h text:style-name="Heading3" text:outline-level="3"><text:span text:style-name="T2073">Author<text:s/></text:span></text:h>
      <text:p text:style-name="Normal"><text:span text:style-name="T2074">GM</text:span></text:p>
      <text:h text:style-name="Heading3" text:outline-level="3"><text:span text:style-name="T2075">Test case ID        </text:span><text:span text:style-name="T2076"><text:tab/></text:span></text:h>
      <text:h text:style-name="Heading3" text:outline-level="3"><text:span text:style-name="T2077">T9.08</text:span><text:span text:style-name="T2078"><text:tab/></text:span><text:span text:style-name="T2079"><text:tab/></text:span><text:span text:style-name="T2080"><text:tab/></text:span></text:h>
      <text:h text:style-name="Heading3" text:outline-level="3"><text:span text:style-name="T2081">Test case description</text:span></text:h>
      <text:h text:style-name="Heading3" text:outline-level="3"><text:span text:style-name="T2082">A soultion can be that a group of elements are moved in the schema</text:span></text:h>
      <text:h text:style-name="Heading3" text:outline-level="3"><text:span text:style-name="T2083">Precondition</text:span></text:h>
      <text:p text:style-name="Normal"><text:span text:style-name="T2084">Application is running, sleep style is implemented and selected, android calendar is available and imported</text:span></text:p>
      <text:h text:style-name="Heading3" text:outline-level="3"><text:span text:style-name="T2085">Test step or order of execution number</text:span></text:h>
      <text:p text:style-name="Normal"><text:span text:style-name="T2086">Verify that when conflict management window appear there is also a suggested solution presented,<text:s/></text:span><text:span text:style-name="T2087"><text:line-break/></text:span><text:span text:style-name="T2088">Verifiy that one solution is to move a complete group of elements.<text:s/></text:span></text:p>
      <text:h text:style-name="Heading3" text:outline-level="3"><text:span text:style-name="T2089">Related requirement(s)</text:span></text:h>
      <text:p text:style-name="Normal"><text:span text:style-name="T2090">9.08</text:span></text:p>
      <text:h text:style-name="Heading3" text:outline-level="3"><text:span text:style-name="T2091">Author<text:s/></text:span></text:h>
      <text:p text:style-name="P2092">GM</text:p>
      <text:p text:style-name="P2093"/>
      <text:h text:style-name="Heading3" text:outline-level="3"><text:span text:style-name="T2094">Test case ID        </text:span><text:span text:style-name="T2095"><text:tab/></text:span></text:h>
      <text:h text:style-name="Heading3" text:outline-level="3"><text:span text:style-name="T2096">T9.09</text:span><text:span text:style-name="T2097"><text:tab/></text:span><text:span text:style-name="T2098"><text:tab/></text:span><text:span text:style-name="T2099"><text:tab/></text:span></text:h>
      <text:h text:style-name="Heading3" text:outline-level="3"><text:span text:style-name="T2100">Test case description</text:span></text:h>
      <text:soft-page-break/>
      <text:h text:style-name="Heading3" text:outline-level="3"><text:span text:style-name="T2101">A warning notification is shown when a sleep element is moved</text:span></text:h>
      <text:h text:style-name="Heading3" text:outline-level="3"><text:span text:style-name="T2102">Precondition</text:span></text:h>
      <text:p text:style-name="Normal"><text:span text:style-name="T2103">Application is running, sleep style is implemented and selected, android calendar is available and imported</text:span></text:p>
      <text:h text:style-name="Heading3" text:outline-level="3"><text:span text:style-name="T2104">Test step or order of execution number</text:span></text:h>
      <text:p text:style-name="Normal"><text:span text:style-name="T2105">Verifiy that when a sleep element is moved there is a warning notification displayed</text:span></text:p>
      <text:h text:style-name="Heading3" text:outline-level="3"><text:span text:style-name="T2106">Related requirement(s)</text:span></text:h>
      <text:p text:style-name="Normal"><text:span text:style-name="T2107">9.09</text:span></text:p>
      <text:h text:style-name="Heading3" text:outline-level="3"><text:span text:style-name="T2108">Author<text:s/></text:span></text:h>
      <text:p text:style-name="Normal"><text:span text:style-name="T2109">GM</text:span><text:span text:style-name="T2110"><text:line-break/></text:span></text:p>
      <text:h text:style-name="Heading3" text:outline-level="3"><text:span text:style-name="T2111">Test case ID        </text:span><text:span text:style-name="T2112"><text:tab/></text:span></text:h>
      <text:h text:style-name="Heading3" text:outline-level="3"><text:span text:style-name="T2113">T9.10</text:span><text:span text:style-name="T2114"><text:tab/></text:span><text:span text:style-name="T2115"><text:tab/></text:span><text:span text:style-name="T2116"><text:tab/></text:span></text:h>
      <text:h text:style-name="Heading3" text:outline-level="3"><text:span text:style-name="T2117">Test case description</text:span></text:h>
      <text:h text:style-name="Heading3" text:outline-level="3"><text:span text:style-name="T2118">A moved or deleted object can be un-done</text:span></text:h>
      <text:h text:style-name="Heading3" text:outline-level="3"><text:span text:style-name="T2119">Precondition</text:span></text:h>
      <text:p text:style-name="Normal"><text:span text:style-name="T2120">Application is running, sleep style is implemented and selected, android calendar is available and imported</text:span></text:p>
      <text:h text:style-name="Heading3" text:outline-level="3"><text:span text:style-name="T2121">Test step or order of execution number</text:span></text:h>
      <text:p text:style-name="Normal"><text:span text:style-name="T2122">Verify that when a sleep element that have be moved or deleted this action can also be undone.</text:span></text:p>
      <text:h text:style-name="Heading3" text:outline-level="3"><text:span text:style-name="T2123">Related requirement(s)</text:span></text:h>
      <text:p text:style-name="Normal"><text:span text:style-name="T2124">9.10</text:span></text:p>
      <text:h text:style-name="Heading3" text:outline-level="3"><text:span text:style-name="T2125">Author<text:s/></text:span></text:h>
      <text:p text:style-name="Normal"><text:span text:style-name="T2126">GM</text:span></text:p>
      <text:p text:style-name="P2127"/>
      <text:soft-page-break/>
      <text:h text:style-name="Heading3" text:outline-level="3"><text:span text:style-name="T2128">Test case ID        </text:span><text:span text:style-name="T2129"><text:tab/></text:span></text:h>
      <text:h text:style-name="Heading3" text:outline-level="3"><text:span text:style-name="T2130">T10.01</text:span><text:span text:style-name="T2131"><text:tab/></text:span><text:span text:style-name="T2132"><text:tab/></text:span><text:span text:style-name="T2133"><text:tab/></text:span></text:h>
      <text:h text:style-name="Heading3" text:outline-level="3"><text:span text:style-name="T2134">Test case description</text:span></text:h>
      <text:h text:style-name="Heading1" text:outline-level="1"><text:span text:style-name="T2135">There is a button in the menu for sleep information</text:span></text:h>
      <text:h text:style-name="Heading3" text:outline-level="3"><text:span text:style-name="T2136">Precondition</text:span></text:h>
      <text:p text:style-name="Normal"><text:span text:style-name="T2137">Application is running, sleep information is implemented<text:s/></text:span><text:span text:style-name="T2138"><text:tab/></text:span></text:p>
      <text:h text:style-name="Heading3" text:outline-level="3"><text:span text:style-name="T2139">Test step or order of execution number</text:span></text:h>
      <text:list text:style-name="LFO1" text:continue-numbering="true">
        <text:list-item>
          <text:p text:style-name="P2140">Press the “sleep information”  button  </text:p>
        </text:list-item>
        <text:list-item>
          <text:p text:style-name="P2141">Verify that sleep information is displayed</text:p>
        </text:list-item>
      </text:list>
      <text:h text:style-name="Heading3" text:outline-level="3"><text:span text:style-name="T2142">Related requirement(s)</text:span></text:h>
      <text:p text:style-name="Normal"><text:span text:style-name="T2143">10.01</text:span></text:p>
      <text:h text:style-name="Heading3" text:outline-level="3"><text:span text:style-name="T2144">Author</text:span></text:h>
      <text:p text:style-name="Normal"><text:span text:style-name="T2145">GM</text:span><text:span text:style-name="T2146"><text:line-break/></text:span></text:p>
      <text:h text:style-name="Heading3" text:outline-level="3"><text:span text:style-name="T2147">Test case ID        </text:span><text:span text:style-name="T2148"><text:tab/></text:span></text:h>
      <text:h text:style-name="Heading3" text:outline-level="3"><text:span text:style-name="T2149">T10.02</text:span><text:span text:style-name="T2150"><text:tab/></text:span><text:span text:style-name="T2151"><text:tab/></text:span><text:span text:style-name="T2152"><text:tab/></text:span></text:h>
      <text:h text:style-name="Heading3" text:outline-level="3"><text:span text:style-name="T2153">Test case description</text:span></text:h>
      <text:h text:style-name="Heading3" text:outline-level="3"><text:span text:style-name="T2154">There is a button in the menu for sleep schema</text:span></text:h>
      <text:h text:style-name="Heading3" text:outline-level="3"><text:span text:style-name="T2155">Precondition</text:span></text:h>
      <text:p text:style-name="Normal"><text:span text:style-name="T2156">Application is running, sleep schema  is implemented<text:s/></text:span><text:span text:style-name="T2157"><text:tab/></text:span></text:p>
      <text:h text:style-name="Heading3" text:outline-level="3"><text:span text:style-name="T2158">Test step or order of execution number</text:span></text:h>
      <text:p text:style-name="Normal"><text:span text:style-name="T2159">1. Press the “sleep schema”  button  </text:span><text:span text:style-name="T2160"><text:line-break/></text:span><text:span text:style-name="T2161">2. Verify that sleep schema information is displayed</text:span></text:p>
      <text:h text:style-name="Heading3" text:outline-level="3"><text:span text:style-name="T2162">Related requirement(s)</text:span></text:h>
      <text:p text:style-name="Normal"><text:span text:style-name="T2163">10.02</text:span></text:p>
      <text:h text:style-name="Heading3" text:outline-level="3"><text:span text:style-name="T2164">Author</text:span></text:h>
      <text:p text:style-name="Normal"><text:span text:style-name="T2165">GM</text:span><text:span text:style-name="T2166"><text:line-break/></text:span></text:p>
      <text:h text:style-name="Heading3" text:outline-level="3"><text:span text:style-name="T2167">Test case ID        </text:span><text:span text:style-name="T2168"><text:tab/></text:span></text:h>
      <text:h text:style-name="Heading3" text:outline-level="3"><text:span text:style-name="T2169">T10.03</text:span><text:span text:style-name="T2170"><text:tab/></text:span><text:span text:style-name="T2171"><text:tab/></text:span><text:span text:style-name="T2172"><text:tab/></text:span></text:h>
      <text:h text:style-name="Heading3" text:outline-level="3"><text:span text:style-name="T2173">Test case description</text:span></text:h>
      <text:soft-page-break/>
      <text:h text:style-name="Heading3" text:outline-level="3"><text:span text:style-name="T2174">There is a button in the menu for alarms</text:span></text:h>
      <text:h text:style-name="Heading3" text:outline-level="3"><text:span text:style-name="T2175">Precondition</text:span></text:h>
      <text:p text:style-name="Normal"><text:span text:style-name="T2176">Application is running, home screen is implemented<text:s/></text:span><text:span text:style-name="T2177"><text:tab/></text:span></text:p>
      <text:h text:style-name="Heading3" text:outline-level="3"><text:span text:style-name="T2178">Test step or order of execution number</text:span><text:span text:style-name="T2179"><text:s/></text:span></text:h>
      <text:p text:style-name="Normal"><text:span text:style-name="T2180">1. Verify the presence of alarm button</text:span></text:p>
      <text:h text:style-name="Heading3" text:outline-level="3"><text:span text:style-name="T2181">Related requirement(s)</text:span></text:h>
      <text:p text:style-name="Normal"><text:span text:style-name="T2182">10.03</text:span></text:p>
      <text:h text:style-name="Heading3" text:outline-level="3"><text:span text:style-name="T2183">Author</text:span></text:h>
      <text:p text:style-name="Normal"><text:span text:style-name="T2184">GM</text:span><text:span text:style-name="T2185"><text:line-break/></text:span></text:p>
      <text:h text:style-name="Heading3" text:outline-level="3"><text:span text:style-name="T2186">Test case ID        </text:span><text:span text:style-name="T2187"><text:tab/></text:span></text:h>
      <text:h text:style-name="Heading3" text:outline-level="3"><text:span text:style-name="T2188">T10.04</text:span><text:span text:style-name="T2189"><text:tab/></text:span><text:span text:style-name="T2190"><text:tab/></text:span></text:h>
      <text:h text:style-name="Heading3" text:outline-level="3"><text:span text:style-name="T2191">Test case description</text:span></text:h>
      <text:p text:style-name="Normal"><text:span text:style-name="T2192">There is a button in the menu for settings</text:span></text:p>
      <text:h text:style-name="Heading3" text:outline-level="3"><text:span text:style-name="T2193">Precondition</text:span></text:h>
      <text:p text:style-name="Normal"><text:span text:style-name="T2194">Application is running, home screen is implemented<text:s/></text:span><text:span text:style-name="T2195"><text:tab/></text:span></text:p>
      <text:h text:style-name="Heading3" text:outline-level="3"><text:span text:style-name="T2196">Test step or order of execution number</text:span><text:span text:style-name="T2197"><text:s/></text:span></text:h>
      <text:p text:style-name="Normal"><text:span text:style-name="T2198">1. Verify the presence of settings button</text:span></text:p>
      <text:h text:style-name="Heading3" text:outline-level="3"><text:span text:style-name="T2199">Related requirement(s)</text:span></text:h>
      <text:p text:style-name="Normal"><text:span text:style-name="T2200">10.04</text:span></text:p>
      <text:h text:style-name="Heading3" text:outline-level="3"><text:span text:style-name="T2201">Author</text:span></text:h>
      <text:p text:style-name="Normal"><text:span text:style-name="T2202">GM</text:span><text:span text:style-name="T2203"><text:line-break/></text:span><text:span text:style-name="T2204"><text:line-break/></text:span><text:span text:style-name="T2205"><text:line-break/></text:span><text:span text:style-name="T2206"><text:line-break/></text:span><text:span text:style-name="T2207"><text:line-break/></text:span></text:p>
      <text:p text:style-name="P2208"/>
      <text:soft-page-break/>
      <text:p text:style-name="Normal"><text:span text:style-name="T2209">Test case ID        </text:span><text:span text:style-name="T2210"><text:tab/></text:span></text:p>
      <text:h text:style-name="Heading3" text:outline-level="3"><text:span text:style-name="T2211">T11.01</text:span><text:span text:style-name="T2212"><text:tab/></text:span><text:span text:style-name="T2213"><text:tab/></text:span><text:span text:style-name="T2214"><text:tab/></text:span></text:h>
      <text:h text:style-name="Heading3" text:outline-level="3"><text:span text:style-name="T2215">Test case description</text:span></text:h>
      <text:p text:style-name="Normal"><text:span text:style-name="T2216">Exit application</text:span></text:p>
      <text:h text:style-name="Heading3" text:outline-level="3"><text:span text:style-name="T2217">Precondition</text:span></text:h>
      <text:p text:style-name="Normal"><text:span text:style-name="T2218">Application is running<text:s/></text:span><text:span text:style-name="T2219"><text:tab/></text:span></text:p>
      <text:h text:style-name="Heading3" text:outline-level="3"><text:span text:style-name="T2220">Test step or order of execution number</text:span></text:h>
      <text:list text:style-name="LFO2" text:continue-numbering="true">
        <text:list-item>
          <text:p text:style-name="P2221">Press the exit button<text:s/></text:p>
        </text:list-item>
        <text:list-item>
          <text:p text:style-name="P2222">Verify that application has terminated</text:p>
        </text:list-item>
      </text:list>
      <text:h text:style-name="Heading3" text:outline-level="3"><text:span text:style-name="T2223">Related requirement(s)</text:span></text:h>
      <text:p text:style-name="Normal"><text:span text:style-name="T2224">11.01</text:span></text:p>
      <text:h text:style-name="Heading3" text:outline-level="3"><text:span text:style-name="T2225">Author</text:span></text:h>
      <text:p text:style-name="Normal"><text:span text:style-name="T2226">GM</text:span><text:span text:style-name="T2227"><text:line-break/></text:span><text:span text:style-name="T2228"><text:line-break/></text:span><text:span text:style-name="T2229"><text:line-break/></text:span><text:span text:style-name="T2230">Test case ID        </text:span><text:span text:style-name="T2231"><text:tab/></text:span></text:p>
      <text:h text:style-name="Heading3" text:outline-level="3"><text:span text:style-name="T2232">T12.01</text:span></text:h>
      <text:h text:style-name="Heading3" text:outline-level="3"><text:span text:style-name="T2233">Test case description</text:span></text:h>
      <text:p text:style-name="Normal"><text:span text:style-name="T2234">There should always be a cancel button on all dialog windows<text:s/></text:span></text:p>
      <text:h text:style-name="Heading3" text:outline-level="3"><text:span text:style-name="T2235">Precondition</text:span></text:h>
      <text:p text:style-name="Normal"><text:span text:style-name="T2236">All dialog windows are accessible<text:s/></text:span></text:p>
      <text:h text:style-name="Heading3" text:outline-level="3"><text:span text:style-name="T2237">Test step or order of execution number</text:span></text:h>
      <text:p text:style-name="Normal"><text:span text:style-name="T2238">1. Enter all dialog windows.</text:span><text:span text:style-name="T2239"><text:line-break/></text:span><text:span text:style-name="T2240">2. Use the cancel button to exit present dialog window</text:span><text:span text:style-name="T2241"><text:line-break/></text:span></text:p>
      <text:h text:style-name="Heading3" text:outline-level="3"><text:span text:style-name="T2242">Related requirement(s)</text:span></text:h>
      <text:p text:style-name="Normal"><text:span text:style-name="T2243">12.01</text:span></text:p>
      <text:h text:style-name="Heading3" text:outline-level="3"><text:span text:style-name="T2244">Author</text:span></text:h>
      <text:p text:style-name="Normal"><text:span text:style-name="T2245">G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apple-tab-span" style:display-name="apple-tab-span" style:family="text" style:parent-style-name="DefaultParagraphFont"/>
    <style:style style:name="Heading1Char" style:display-name="Heading 1 Char" style:family="text" style:parent-style-name="DefaultParagraphFont">
      <style:text-properties style:font-name="Arial" style:font-name-asian="Arial" style:font-name-complex="Arial" fo:font-weight="bold" style:font-weight-asian="bold" style:font-weight-complex="bold" fo:color="#000000" fo:font-size="24pt" style:font-size-asian="24pt" style:font-size-complex="24pt"/>
    </style:style>
    <style:style style:name="Heading3Char" style:display-name="Heading 3 Char" style:family="text" style:parent-style-name="DefaultParagraphFon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NoSpacing" style:display-name="No Spacing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zer</meta:initial-creator>
    <dc:creator>Uzer</dc:creator>
    <meta:creation-date>2012-04-03T12:05:00Z</meta:creation-date>
    <dc:date>2012-04-18T11:05:00Z</dc:date>
    <meta:template xlink:href="Normal.dotm" xlink:type="simple"/>
    <meta:editing-cycles>5</meta:editing-cycles>
    <meta:editing-duration>PT660S</meta:editing-duration>
    <meta:document-statistic meta:page-count="48" meta:paragraph-count="69" meta:word-count="5529" meta:character-count="34769" meta:row-count="244" meta:non-whitespace-character-count="29309"/>
  </office:meta>
</office:document-meta>
</file>